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9" style:family="table-cell" style:parent-style-name="Default">
      <style:table-cell-properties fo:background-color="#eee8aa" fo:border="0.06pt solid #000000"/>
      <style:text-properties style:use-window-font-color="true"/>
    </style:style>
    <style:style style:name="ce10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#e6e4e2" fo:border-left="0.06pt solid #000000" fo:border-right="none" fo:border-top="none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0.06pt solid #000000" fo:background-color="#e3d4dc" fo:border-left="0.06pt solid #000000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e3d4dc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f9e3db" fo:border-left="0.06pt solid #000000" fo:border-right="none" fo:border-top="none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9e3db" fo:border-left="none" fo:border-right="none" fo:border-top="none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65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9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9" table:style-name="ce103"/>
          <table:covered-table-cell table:style-name="ce110"/>
          <table:table-cell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9" table:style-name="ce114"/>
          <table:covered-table-cell table:style-name="ce119"/>
          <table:table-cell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5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9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23" office:value-type="string" calcext:value-type="string">
            <text:p>TP</text:p>
          </table:table-cell>
          <table:table-cell table:style-name="ce25" office:value-type="string" calcext:value-type="string">
            <text:p>FP</text:p>
          </table:table-cell>
          <table:table-cell table:style-name="ce25" office:value-type="string" calcext:value-type="string">
            <text:p>TN</text:p>
          </table:table-cell>
          <table:table-cell table:style-name="ce2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35" office:value-type="string" calcext:value-type="string">
            <text:p>TP</text:p>
          </table:table-cell>
          <table:table-cell table:style-name="ce37" office:value-type="string" calcext:value-type="string">
            <text:p>FP</text:p>
          </table:table-cell>
          <table:table-cell table:style-name="ce37" office:value-type="string" calcext:value-type="string">
            <text:p>TN</text:p>
          </table:table-cell>
          <table:table-cell table:style-name="ce37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4" office:value-type="string" calcext:value-type="string">
            <text:p>TP</text:p>
          </table:table-cell>
          <table:table-cell table:style-name="ce65" office:value-type="string" calcext:value-type="string">
            <text:p>FP</text:p>
          </table:table-cell>
          <table:table-cell table:style-name="ce65" office:value-type="string" calcext:value-type="string">
            <text:p>TN</text:p>
          </table:table-cell>
          <table:table-cell table:style-name="ce65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1</text:p>
          </table:table-cell>
          <table:table-cell table:style-name="ce7" office:value-type="string" calcext:value-type="string">
            <text:p>elipses</text:p>
          </table:table-cell>
          <table:table-cell table:style-name="ce92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style-name="ce106" table:formula="of:=([.J4]+[.L4])/([.J4]+[.K4]+[.L4]+[.M4])" office:value-type="float" office:value="0.756952970693429" calcext:value-type="float">
            <text:p>0.7570</text:p>
          </table:table-cell>
          <table:table-cell table:style-name="ce106" table:formula="of:=[.J4]/([.J4]+[.K4])" office:value-type="float" office:value="0.773863868638005" calcext:value-type="float">
            <text:p>0.7739</text:p>
          </table:table-cell>
          <table:table-cell table:style-name="ce106" table:formula="of:=[.J4]/([.J4]+[.M4])" office:value-type="float" office:value="0.902001270648031" calcext:value-type="float">
            <text:p>0.9020</text:p>
          </table:table-cell>
          <table:table-cell table:style-name="ce106" table:formula="of:=[.L4]/([.L4]+[.K4])" office:value-type="float" office:value="0.459534277804918" calcext:value-type="float">
            <text:p>0.4595</text:p>
          </table:table-cell>
          <table:table-cell table:style-name="ce106" table:formula="of:=(2*[.J4])/((2*[.J4])+[.K4]+[.M4])" office:value-type="float" office:value="0.833033847959221" calcext:value-type="float">
            <text:p>0.8330</text:p>
          </table:table-cell>
          <table:table-cell table:style-name="ce106"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style-name="ce106" table:formula="of:=[.V4]/([.V4]+[.W4])" office:value-type="float" office:value="0.502214348981399" calcext:value-type="float">
            <text:p>0.5022</text:p>
          </table:table-cell>
          <table:table-cell table:style-name="ce106" table:formula="of:=[.V4]/([.V4]+[.Y4])" office:value-type="float" office:value="0.581309148264984" calcext:value-type="float">
            <text:p>0.5813</text:p>
          </table:table-cell>
          <table:table-cell table:style-name="ce106" table:formula="of:=[.X4]/([.X4]+[.W4])" office:value-type="float" office:value="0.278633491311216" calcext:value-type="float">
            <text:p>0.2786</text:p>
          </table:table-cell>
          <table:table-cell table:style-name="ce106" table:formula="of:=(2*[.V4])/((2*[.V4])+[.W4]+[.Y4])" office:value-type="float" office:value="0.53887487663121" calcext:value-type="float">
            <text:p>0.5389</text:p>
          </table:table-cell>
          <table:table-cell table:style-name="ce106"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style-name="ce106" table:formula="of:=([.J6]+[.L6])/([.J6]+[.K6]+[.L6]+[.M6])" office:value-type="float" office:value="0.654193135109166" calcext:value-type="float">
            <text:p>0.6542</text:p>
          </table:table-cell>
          <table:table-cell table:style-name="ce106" table:formula="of:=[.J6]/([.J6]+[.K6])" office:value-type="float" office:value="0.855713288340703" calcext:value-type="float">
            <text:p>0.8557</text:p>
          </table:table-cell>
          <table:table-cell table:style-name="ce106" table:formula="of:=[.J6]/([.J6]+[.M6])" office:value-type="float" office:value="0.584021601016518" calcext:value-type="float">
            <text:p>0.5840</text:p>
          </table:table-cell>
          <table:table-cell table:style-name="ce106" table:formula="of:=[.L6]/([.L6]+[.K6])" office:value-type="float" office:value="0.798078488845465" calcext:value-type="float">
            <text:p>0.7981</text:p>
          </table:table-cell>
          <table:table-cell table:style-name="ce106" table:formula="of:=(2*[.J6])/((2*[.J6])+[.K6]+[.M6])" office:value-type="float" office:value="0.694232040026433" calcext:value-type="float">
            <text:p>0.6942</text:p>
          </table:table-cell>
          <table:table-cell table:style-name="ce106"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style-name="ce106" table:formula="of:=[.V6]/([.V6]+[.W6])" office:value-type="float" office:value="0.628694437979986" calcext:value-type="float">
            <text:p>0.6287</text:p>
          </table:table-cell>
          <table:table-cell table:style-name="ce106" table:formula="of:=[.V6]/([.V6]+[.Y6])" office:value-type="float" office:value="0.426104100946372" calcext:value-type="float">
            <text:p>0.4261</text:p>
          </table:table-cell>
          <table:table-cell table:style-name="ce106" table:formula="of:=[.X6]/([.X6]+[.W6])" office:value-type="float" office:value="0.605659911023233" calcext:value-type="float">
            <text:p>0.6057</text:p>
          </table:table-cell>
          <table:table-cell table:style-name="ce106" table:formula="of:=(2*[.V6])/((2*[.V6])+[.W6]+[.Y6])" office:value-type="float" office:value="0.507943969164238" calcext:value-type="float">
            <text:p>0.5079</text:p>
          </table:table-cell>
          <table:table-cell table:style-name="ce106"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4</text:p>
          </table:table-cell>
          <table:table-cell table:style-name="ce7" office:value-type="string" calcext:value-type="string">
            <text:p>elipses</text:p>
          </table:table-cell>
          <table:table-cell table:style-name="ce92" office:value-type="float" office:value="50" calcext:value-type="float">
            <text:p>50</text:p>
          </table:table-cell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style-name="ce106" table:formula="of:=([.J9]+[.L9])/([.J9]+[.K9]+[.L9]+[.M9])" office:value-type="float" office:value="0.762504670901617" calcext:value-type="float">
            <text:p>0.7625</text:p>
          </table:table-cell>
          <table:table-cell table:style-name="ce106" table:formula="of:=[.J9]/([.J9]+[.K9])" office:value-type="float" office:value="0.780502928005512" calcext:value-type="float">
            <text:p>0.7805</text:p>
          </table:table-cell>
          <table:table-cell table:style-name="ce106" table:formula="of:=[.J9]/([.J9]+[.M9])" office:value-type="float" office:value="0.899698221092757" calcext:value-type="float">
            <text:p>0.8997</text:p>
          </table:table-cell>
          <table:table-cell table:style-name="ce106" table:formula="of:=[.L9]/([.L9]+[.K9])" office:value-type="float" office:value="0.481191988275525" calcext:value-type="float">
            <text:p>0.4812</text:p>
          </table:table-cell>
          <table:table-cell table:style-name="ce106" table:formula="of:=(2*[.J9])/((2*[.J9])+[.K9]+[.M9])" office:value-type="float" office:value="0.835872652820305" calcext:value-type="float">
            <text:p>0.8359</text:p>
          </table:table-cell>
          <table:table-cell table:style-name="ce106"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style-name="ce106" table:formula="of:=([.V9]+[.X9])/([.V9]+[.W9]+[.X9]+[.Y9])" office:value-type="float" office:value="0.448733097019824" calcext:value-type="float">
            <text:p>0.4487</text:p>
          </table:table-cell>
          <table:table-cell table:style-name="ce106" table:formula="of:=[.V9]/([.V9]+[.W9])" office:value-type="float" office:value="0.502859111264209" calcext:value-type="float">
            <text:p>0.5029</text:p>
          </table:table-cell>
          <table:table-cell table:style-name="ce106" table:formula="of:=[.V9]/([.V9]+[.Y9])" office:value-type="float" office:value="0.575630914826498" calcext:value-type="float">
            <text:p>0.5756</text:p>
          </table:table-cell>
          <table:table-cell table:style-name="ce106" table:formula="of:=[.X9]/([.X9]+[.W9])" office:value-type="float" office:value="0.290531904434176" calcext:value-type="float">
            <text:p>0.2905</text:p>
          </table:table-cell>
          <table:table-cell table:style-name="ce106" table:formula="of:=(2*[.V9])/((2*[.V9])+[.W9]+[.Y9])" office:value-type="float" office:value="0.536789851075565" calcext:value-type="float">
            <text:p>0.5368</text:p>
          </table:table-cell>
          <table:table-cell table:style-name="ce106"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93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style-name="ce106" table:formula="of:=([.J11]+[.L11])/([.J11]+[.K11]+[.L11]+[.M11])" office:value-type="float" office:value="0.65798323813591" calcext:value-type="float">
            <text:p>0.6580</text:p>
          </table:table-cell>
          <table:table-cell table:style-name="ce106" table:formula="of:=[.J11]/([.J11]+[.K11])" office:value-type="float" office:value="0.859467627571777" calcext:value-type="float">
            <text:p>0.8595</text:p>
          </table:table-cell>
          <table:table-cell table:style-name="ce106" table:formula="of:=[.J11]/([.J11]+[.M11])" office:value-type="float" office:value="0.587198221092757" calcext:value-type="float">
            <text:p>0.5872</text:p>
          </table:table-cell>
          <table:table-cell table:style-name="ce106" table:formula="of:=[.L11]/([.L11]+[.K11])" office:value-type="float" office:value="0.803126526624328" calcext:value-type="float">
            <text:p>0.8031</text:p>
          </table:table-cell>
          <table:table-cell table:style-name="ce106" table:formula="of:=(2*[.J11])/((2*[.J11])+[.K11]+[.M11])" office:value-type="float" office:value="0.697711724463317" calcext:value-type="float">
            <text:p>0.6977</text:p>
          </table:table-cell>
          <table:table-cell table:style-name="ce106"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style-name="ce106" table:formula="of:=([.V11]+[.X11])/([.V11]+[.W11]+[.X11]+[.Y11])" office:value-type="float" office:value="0.492000383215175" calcext:value-type="float">
            <text:p>0.4920</text:p>
          </table:table-cell>
          <table:table-cell table:style-name="ce106" table:formula="of:=[.V11]/([.V11]+[.W11])" office:value-type="float" office:value="0.620597466000232" calcext:value-type="float">
            <text:p>0.6206</text:p>
          </table:table-cell>
          <table:table-cell table:style-name="ce106" table:formula="of:=[.V11]/([.V11]+[.Y11])" office:value-type="float" office:value="0.421056782334385" calcext:value-type="float">
            <text:p>0.4211</text:p>
          </table:table-cell>
          <table:table-cell table:style-name="ce106" table:formula="of:=[.X11]/([.X11]+[.W11])" office:value-type="float" office:value="0.601756954612006" calcext:value-type="float">
            <text:p>0.6018</text:p>
          </table:table-cell>
          <table:table-cell table:style-name="ce106" table:formula="of:=(2*[.V11])/((2*[.V11])+[.W11]+[.Y11])" office:value-type="float" office:value="0.501714983789879" calcext:value-type="float">
            <text:p>0.5017</text:p>
          </table:table-cell>
          <table:table-cell table:style-name="ce106"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vanilla2</text:p>
          </table:table-cell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style-name="ce106" table:formula="of:=([.J14]+[.L14])/([.J14]+[.K14]+[.L14]+[.M14])" office:value-type="float" office:value="0.758447659211018" calcext:value-type="float">
            <text:p>0.7584</text:p>
          </table:table-cell>
          <table:table-cell table:style-name="ce106" table:formula="of:=[.J14]/([.J14]+[.K14])" office:value-type="float" office:value="0.767810902330522" calcext:value-type="float">
            <text:p>0.7678</text:p>
          </table:table-cell>
          <table:table-cell table:style-name="ce106" table:formula="of:=[.J14]/([.J14]+[.M14])" office:value-type="float" office:value="0.918360864040661" calcext:value-type="float">
            <text:p>0.9184</text:p>
          </table:table-cell>
          <table:table-cell table:style-name="ce106" table:formula="of:=[.L14]/([.L14]+[.K14])" office:value-type="float" office:value="0.430548770558541" calcext:value-type="float">
            <text:p>0.4305</text:p>
          </table:table-cell>
          <table:table-cell table:style-name="ce106" table:formula="of:=(2*[.J14])/((2*[.J14])+[.K14]+[.M14])" office:value-type="float" office:value="0.836364951361516" calcext:value-type="float">
            <text:p>0.8364</text:p>
          </table:table-cell>
          <table:table-cell table:style-name="ce106" table:formula="of:=(5*[.J14])/((5*[.J14])+(4*[.M14])+[.K14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style-name="ce106" table:formula="of:=([.V14]+[.X14])/([.V14]+[.W14]+[.X14]+[.Y14])" office:value-type="float" office:value="0.374992498349637" calcext:value-type="float">
            <text:p>0.3750</text:p>
          </table:table-cell>
          <table:table-cell table:style-name="ce106" table:formula="of:=[.V14]/([.V14]+[.W14])" office:value-type="float" office:value="0.35372464548555" calcext:value-type="float">
            <text:p>0.3537</text:p>
          </table:table-cell>
          <table:table-cell table:style-name="ce106" table:formula="of:=[.V14]/([.V14]+[.Y14])" office:value-type="float" office:value="0.77705047318612" calcext:value-type="float">
            <text:p>0.7771</text:p>
          </table:table-cell>
          <table:table-cell table:style-name="ce106" table:formula="of:=[.X14]/([.X14]+[.W14])" office:value-type="float" office:value="0.128063547418386" calcext:value-type="float">
            <text:p>0.1281</text:p>
          </table:table-cell>
          <table:table-cell table:style-name="ce106" table:formula="of:=(2*[.V14])/((2*[.V14])+[.W14]+[.Y14])" office:value-type="float" office:value="0.486147773529049" calcext:value-type="float">
            <text:p>0.4861</text:p>
          </table:table-cell>
          <table:table-cell table:style-name="ce106" table:formula="of:=(5*[.V14])/((5*[.V14])+(4*[.Y14])+[.W14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  <table:table-cell office:value-type="float" office:value="0.1" calcext:value-type="float">
            <text:p>0.1</text:p>
          </table:table-cell>
          <table:table-cell office:value-type="float" office:value="8171" calcext:value-type="float">
            <text:p>8171</text:p>
          </table:table-cell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office:value-type="float" office:value="915" calcext:value-type="float">
            <text:p>915</text:p>
          </table:table-cell>
          <table:table-cell table:style-name="ce106" table:formula="of:=([.AH14]+[.AJ14])/([.AH14]+[.AI14]+[.AJ14]+[.AK14])" office:value-type="float" office:value="0.85779483456073" calcext:value-type="float">
            <text:p>0.8578</text:p>
          </table:table-cell>
          <table:table-cell office:value-type="float" office:value="0.926443271541631" calcext:value-type="float">
            <text:p>0.92644327154163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542" calcext:value-type="float">
            <text:p>10542</text:p>
          </table:table-cell>
          <table:table-cell office:value-type="float" office:value="2431" calcext:value-type="float">
            <text:p>2431</text:p>
          </table:table-cell>
          <table:table-cell office:value-type="float" office:value="3710" calcext:value-type="float">
            <text:p>3710</text:p>
          </table:table-cell>
          <table:table-cell office:value-type="float" office:value="2050" calcext:value-type="float">
            <text:p>2050</text:p>
          </table:table-cell>
          <table:table-cell table:style-name="ce107" table:formula="of:=([.J15]+[.L15])/([.J15]+[.K15]+[.L15]+[.M15])" office:value-type="float" office:value="0.760796455452944" calcext:value-type="float">
            <text:p>0.7608</text:p>
          </table:table-cell>
          <table:table-cell table:style-name="ce107" table:formula="of:=[.J15]/([.J15]+[.K15])" office:value-type="float" office:value="0.812610807060819" calcext:value-type="float">
            <text:p>0.8126</text:p>
          </table:table-cell>
          <table:table-cell table:style-name="ce107" table:formula="of:=[.J15]/([.J15]+[.M15])" office:value-type="float" office:value="0.837198221092757" calcext:value-type="float">
            <text:p>0.8372</text:p>
          </table:table-cell>
          <table:table-cell table:style-name="ce107" table:formula="of:=[.L15]/([.L15]+[.K15])" office:value-type="float" office:value="0.604136134180101" calcext:value-type="float">
            <text:p>0.6041</text:p>
          </table:table-cell>
          <table:table-cell table:style-name="ce107" table:formula="of:=(2*[.J15])/((2*[.J15])+[.K15]+[.M15])" office:value-type="float" office:value="0.824721298650499" calcext:value-type="float">
            <text:p>0.8247</text:p>
          </table:table-cell>
          <table:table-cell table:style-name="ce107" table:formula="of:=(5*[.J15])/((5*[.J15])+(4*[.M15])+[.K15])" office:value-type="float" office:value="0.832162422443599" calcext:value-type="float">
            <text:p>0.8322</text:p>
          </table:table-cell>
          <table:table-cell office:value-type="float" office:value="0.333333331481481" calcext:value-type="float">
            <text:p>0.3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V15]+[.X15])/([.V15]+[.W15]+[.X15]+[.Y15])" office:value-type="float" office:value="0.519679097660749" calcext:value-type="float">
            <text:p>0.5197</text:p>
          </table:table-cell>
          <table:table-cell table:style-name="ce107" table:formula="of:=[.V15]/([.V15]+[.W15])" office:value-type="float" office:value="0.516130808192028" calcext:value-type="float">
            <text:p>0.5161</text:p>
          </table:table-cell>
          <table:table-cell table:style-name="ce107" table:formula="of:=[.V15]/([.V15]+[.Y15])" office:value-type="float" office:value="0.739353312302839" calcext:value-type="float">
            <text:p>0.7394</text:p>
          </table:table-cell>
          <table:table-cell table:style-name="ce107" table:formula="of:=[.X15]/([.X15]+[.W15])" office:value-type="float" office:value="0.296823745899672" calcext:value-type="float">
            <text:p>0.2968</text:p>
          </table:table-cell>
          <table:table-cell table:style-name="ce107" table:formula="of:=(2*[.V15])/((2*[.V15])+[.W15]+[.Y15])" office:value-type="float" office:value="0.607897808325768" calcext:value-type="float">
            <text:p>0.6079</text:p>
          </table:table-cell>
          <table:table-cell table:style-name="ce107" table:formula="of:=(5*[.V15])/((5*[.V15])+(4*[.Y15])+[.W15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7725" calcext:value-type="float">
            <text:p>7725</text:p>
          </table:table-cell>
          <table:table-cell office:value-type="float" office:value="347" calcext:value-type="float">
            <text:p>347</text:p>
          </table:table-cell>
          <table:table-cell office:value-type="float" office:value="169" calcext:value-type="float">
            <text:p>169</text:p>
          </table:table-cell>
          <table:table-cell office:value-type="float" office:value="1007" calcext:value-type="float">
            <text:p>1007</text:p>
          </table:table-cell>
          <table:table-cell table:style-name="ce107" table:formula="of:=([.AH15]+[.AJ15])/([.AH15]+[.AI15]+[.AJ15]+[.AK15])" office:value-type="float" office:value="0.853589965397924" calcext:value-type="float">
            <text:p>0.8536</text:p>
          </table:table-cell>
          <table:table-cell office:value-type="float" office:value="0.906079763448061" calcext:value-type="float">
            <text:p>0.9060797634480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912" calcext:value-type="float">
            <text:p>9912</text:p>
          </table:table-cell>
          <table:table-cell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office:value-type="float" office:value="2680" calcext:value-type="float">
            <text:p>2680</text:p>
          </table:table-cell>
          <table:table-cell table:style-name="ce106" table:formula="of:=([.J16]+[.L16])/([.J16]+[.K16]+[.L16]+[.M16])" office:value-type="float" office:value="0.750653926226445" calcext:value-type="float">
            <text:p>0.7507</text:p>
          </table:table-cell>
          <table:table-cell table:style-name="ce106" table:formula="of:=[.J16]/([.J16]+[.K16])" office:value-type="float" office:value="0.832731244224145" calcext:value-type="float">
            <text:p>0.8327</text:p>
          </table:table-cell>
          <table:table-cell table:style-name="ce106" table:formula="of:=[.J16]/([.J16]+[.M16])" office:value-type="float" office:value="0.787166454891995" calcext:value-type="float">
            <text:p>0.7872</text:p>
          </table:table-cell>
          <table:table-cell table:style-name="ce106" table:formula="of:=[.L16]/([.L16]+[.K16])" office:value-type="float" office:value="0.675785702654291" calcext:value-type="float">
            <text:p>0.6758</text:p>
          </table:table-cell>
          <table:table-cell table:style-name="ce106" table:formula="of:=(2*[.J16])/((2*[.J16])+[.K16]+[.M16])" office:value-type="float" office:value="0.809308022045315" calcext:value-type="float">
            <text:p>0.8093</text:p>
          </table:table-cell>
          <table:table-cell table:style-name="ce106" table:formula="of:=(5*[.J16])/((5*[.J16])+(4*[.M16])+[.K16])" office:value-type="float" office:value="0.795876089993737" calcext:value-type="float">
            <text:p>0.7959</text:p>
          </table:table-cell>
          <table:table-cell office:value-type="float" office:value="1.16666666018519" calcext:value-type="float">
            <text:p>1.16666666018519</text:p>
          </table:table-cell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style-name="ce106" table:formula="of:=([.V16]+[.X16])/([.V16]+[.W16]+[.X16]+[.Y16])" office:value-type="float" office:value="0.570189137601943" calcext:value-type="float">
            <text:p>0.5702</text:p>
          </table:table-cell>
          <table:table-cell table:style-name="ce106" table:formula="of:=[.V16]/([.V16]+[.W16])" office:value-type="float" office:value="0.59108832807571" calcext:value-type="float">
            <text:p>0.5911</text:p>
          </table:table-cell>
          <table:table-cell table:style-name="ce106" table:formula="of:=[.V16]/([.V16]+[.Y16])" office:value-type="float" office:value="0.709305993690852" calcext:value-type="float">
            <text:p>0.7093</text:p>
          </table:table-cell>
          <table:table-cell table:style-name="ce106" table:formula="of:=[.X16]/([.X16]+[.W16])" office:value-type="float" office:value="0.400115696104898" calcext:value-type="float">
            <text:p>0.4001</text:p>
          </table:table-cell>
          <table:table-cell table:style-name="ce106" table:formula="of:=(2*[.V16])/((2*[.V16])+[.W16]+[.Y16])" office:value-type="float" office:value="0.644823630628047" calcext:value-type="float">
            <text:p>0.6448</text:p>
          </table:table-cell>
          <table:table-cell table:style-name="ce106" table:formula="of:=(5*[.V16])/((5*[.V16])+(4*[.Y16])+[.W16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3" calcext:value-type="float">
            <text:p>0.3</text:p>
          </table:table-cell>
          <table:table-cell office:value-type="float" office:value="7401" calcext:value-type="float">
            <text:p>7401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table:style-name="ce106" table:formula="of:=([.AH16]+[.AJ16])/([.AH16]+[.AI16]+[.AJ16]+[.AK16])" office:value-type="float" office:value="0.85640391319015" calcext:value-type="float">
            <text:p>0.8564</text:p>
          </table:table-cell>
          <table:table-cell office:value-type="float" office:value="0.894376667598956" calcext:value-type="float">
            <text:p>0.89437666759895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465" calcext:value-type="float">
            <text:p>9465</text:p>
          </table:table-cell>
          <table:table-cell office:value-type="float" office:value="1733" calcext:value-type="float">
            <text:p>1733</text:p>
          </table:table-cell>
          <table:table-cell office:value-type="float" office:value="4408" calcext:value-type="float">
            <text:p>4408</text:p>
          </table:table-cell>
          <table:table-cell office:value-type="float" office:value="3127" calcext:value-type="float">
            <text:p>3127</text:p>
          </table:table-cell>
          <table:table-cell table:style-name="ce108" table:formula="of:=([.J17]+[.L17])/([.J17]+[.K17]+[.L17]+[.M17])" office:value-type="float" office:value="0.740564778732718" calcext:value-type="float">
            <text:p>0.7406</text:p>
          </table:table-cell>
          <table:table-cell table:style-name="ce107" table:formula="of:=[.J17]/([.J17]+[.K17])" office:value-type="float" office:value="0.845240221468119" calcext:value-type="float">
            <text:p>0.8452</text:p>
          </table:table-cell>
          <table:table-cell table:style-name="ce107" table:formula="of:=[.J17]/([.J17]+[.M17])" office:value-type="float" office:value="0.751667725540025" calcext:value-type="float">
            <text:p>0.7517</text:p>
          </table:table-cell>
          <table:table-cell table:style-name="ce107" table:formula="of:=[.L17]/([.L17]+[.K17])" office:value-type="float" office:value="0.717798404168702" calcext:value-type="float">
            <text:p>0.7178</text:p>
          </table:table-cell>
          <table:table-cell table:style-name="ce107" table:formula="of:=(2*[.J17])/((2*[.J17])+[.K17]+[.M17])" office:value-type="float" office:value="0.795712484237074" calcext:value-type="float">
            <text:p>0.7957</text:p>
          </table:table-cell>
          <table:table-cell table:style-name="ce107" table:formula="of:=(5*[.J17])/((5*[.J17])+(4*[.M17])+[.K17])" office:value-type="float" office:value="0.768687262450054" calcext:value-type="float">
            <text:p>0.7687</text:p>
          </table:table-cell>
          <table:table-cell office:value-type="float" office:value="2.0555555441358" calcext:value-type="float">
            <text:p>2.0555555441358</text:p>
          </table:table-cell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V17]+[.X17])/([.V17]+[.W17]+[.X17]+[.Y17])" office:value-type="float" office:value="0.592012707056955" calcext:value-type="float">
            <text:p>0.5920</text:p>
          </table:table-cell>
          <table:table-cell table:style-name="ce107" table:formula="of:=[.V17]/([.V17]+[.W17])" office:value-type="float" office:value="0.635821554770318" calcext:value-type="float">
            <text:p>0.6358</text:p>
          </table:table-cell>
          <table:table-cell table:style-name="ce107" table:formula="of:=[.V17]/([.V17]+[.Y17])" office:value-type="float" office:value="0.68115141955836" calcext:value-type="float">
            <text:p>0.6812</text:p>
          </table:table-cell>
          <table:table-cell table:style-name="ce107" table:formula="of:=[.X17]/([.X17]+[.W17])" office:value-type="float" office:value="0.471191876002138" calcext:value-type="float">
            <text:p>0.4712</text:p>
          </table:table-cell>
          <table:table-cell table:style-name="ce107" table:formula="of:=(2*[.V17])/((2*[.V17])+[.W17]+[.Y17])" office:value-type="float" office:value="0.657706366128541" calcext:value-type="float">
            <text:p>0.6577</text:p>
          </table:table-cell>
          <table:table-cell table:style-name="ce107" table:formula="of:=(5*[.V17])/((5*[.V17])+(4*[.Y17])+[.W17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  <table:table-cell office:value-type="float" office:value="0.4" calcext:value-type="float">
            <text:p>0.4</text:p>
          </table:table-cell>
          <table:table-cell office:value-type="float" office:value="7140" calcext:value-type="float">
            <text:p>7140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18" calcext:value-type="float">
            <text:p>1018</text:p>
          </table:table-cell>
          <table:table-cell table:style-name="ce108" table:formula="of:=([.AH17]+[.AJ17])/([.AH17]+[.AI17]+[.AJ17]+[.AK17])" office:value-type="float" office:value="0.859398583536514" calcext:value-type="float">
            <text:p>0.8594</text:p>
          </table:table-cell>
          <table:table-cell office:value-type="float" office:value="0.897545120629382" calcext:value-type="float">
            <text:p>0.89754512062938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4" calcext:value-type="float">
            <text:p>9024</text:p>
          </table:table-cell>
          <table:table-cell office:value-type="float" office:value="1521" calcext:value-type="float">
            <text:p>1521</text:p>
          </table:table-cell>
          <table:table-cell office:value-type="float" office:value="4620" calcext:value-type="float">
            <text:p>4620</text:p>
          </table:table-cell>
          <table:table-cell office:value-type="float" office:value="3568" calcext:value-type="float">
            <text:p>3568</text:p>
          </table:table-cell>
          <table:table-cell table:style-name="ce106" table:formula="of:=([.J18]+[.L18])/([.J18]+[.K18]+[.L18]+[.M18])" office:value-type="float" office:value="0.728340361928148" calcext:value-type="float">
            <text:p>0.7283</text:p>
          </table:table-cell>
          <table:table-cell table:style-name="ce106" table:formula="of:=[.J18]/([.J18]+[.K18])" office:value-type="float" office:value="0.855761024182077" calcext:value-type="float">
            <text:p>0.8558</text:p>
          </table:table-cell>
          <table:table-cell table:style-name="ce106" table:formula="of:=[.J18]/([.J18]+[.M18])" office:value-type="float" office:value="0.716645489199492" calcext:value-type="float">
            <text:p>0.7166</text:p>
          </table:table-cell>
          <table:table-cell table:style-name="ce106" table:formula="of:=[.L18]/([.L18]+[.K18])" office:value-type="float" office:value="0.752320468978994" calcext:value-type="float">
            <text:p>0.7523</text:p>
          </table:table-cell>
          <table:table-cell table:style-name="ce106" table:formula="of:=(2*[.J18])/((2*[.J18])+[.K18]+[.M18])" office:value-type="float" office:value="0.780049271729265" calcext:value-type="float">
            <text:p>0.7800</text:p>
          </table:table-cell>
          <table:table-cell table:style-name="ce106" table:formula="of:=(5*[.J18])/((5*[.J18])+(4*[.M18])+[.K18])" office:value-type="float" office:value="0.740728580106053" calcext:value-type="float">
            <text:p>0.7407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style-name="ce106" table:formula="of:=([.V18]+[.X18])/([.V18]+[.W18]+[.X18]+[.Y18])" office:value-type="float" office:value="0.604506276934607" calcext:value-type="float">
            <text:p>0.6045</text:p>
          </table:table-cell>
          <table:table-cell table:style-name="ce106" table:formula="of:=[.V18]/([.V18]+[.W18])" office:value-type="float" office:value="0.671774912835482" calcext:value-type="float">
            <text:p>0.6718</text:p>
          </table:table-cell>
          <table:table-cell table:style-name="ce106" table:formula="of:=[.V18]/([.V18]+[.Y18])" office:value-type="float" office:value="0.653391167192429" calcext:value-type="float">
            <text:p>0.6534</text:p>
          </table:table-cell>
          <table:table-cell table:style-name="ce106" table:formula="of:=[.X18]/([.X18]+[.W18])" office:value-type="float" office:value="0.532994923857868" calcext:value-type="float">
            <text:p>0.5330</text:p>
          </table:table-cell>
          <table:table-cell table:style-name="ce106" table:formula="of:=(2*[.V18])/((2*[.V18])+[.W18]+[.Y18])" office:value-type="float" office:value="0.662455523127973" calcext:value-type="float">
            <text:p>0.6625</text:p>
          </table:table-cell>
          <table:table-cell table:style-name="ce106" table:formula="of:=(5*[.V18])/((5*[.V18])+(4*[.Y18])+[.W18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  <table:table-cell office:value-type="float" office:value="0.5" calcext:value-type="float">
            <text:p>0.5</text:p>
          </table:table-cell>
          <table:table-cell office:value-type="float" office:value="6811" calcext:value-type="float">
            <text:p>681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69" calcext:value-type="float">
            <text:p>969</text:p>
          </table:table-cell>
          <table:table-cell table:style-name="ce106" table:formula="of:=([.AH18]+[.AJ18])/([.AH18]+[.AI18]+[.AJ18]+[.AK18])" office:value-type="float" office:value="0.864505909589375" calcext:value-type="float">
            <text:p>0.8645</text:p>
          </table:table-cell>
          <table:table-cell office:value-type="float" office:value="0.897990823738342" calcext:value-type="float">
            <text:p>0.89799082373834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501" calcext:value-type="float">
            <text:p>8501</text:p>
          </table:table-cell>
          <table:table-cell office:value-type="float" office:value="1333" calcext:value-type="float">
            <text:p>1333</text:p>
          </table:table-cell>
          <table:table-cell office:value-type="float" office:value="4808" calcext:value-type="float">
            <text:p>4808</text:p>
          </table:table-cell>
          <table:table-cell office:value-type="float" office:value="4091" calcext:value-type="float">
            <text:p>4091</text:p>
          </table:table-cell>
          <table:table-cell table:style-name="ce107" table:formula="of:=([.J19]+[.L19])/([.J19]+[.K19]+[.L19]+[.M19])" office:value-type="float" office:value="0.710457481449848" calcext:value-type="float">
            <text:p>0.7105</text:p>
          </table:table-cell>
          <table:table-cell table:style-name="ce107" table:formula="of:=[.J19]/([.J19]+[.K19])" office:value-type="float" office:value="0.864449867805572" calcext:value-type="float">
            <text:p>0.8644</text:p>
          </table:table-cell>
          <table:table-cell table:style-name="ce107" table:formula="of:=[.J19]/([.J19]+[.M19])" office:value-type="float" office:value="0.675111181702668" calcext:value-type="float">
            <text:p>0.6751</text:p>
          </table:table-cell>
          <table:table-cell table:style-name="ce107" table:formula="of:=[.L19]/([.L19]+[.K19])" office:value-type="float" office:value="0.782934375508875" calcext:value-type="float">
            <text:p>0.7829</text:p>
          </table:table-cell>
          <table:table-cell table:style-name="ce107" table:formula="of:=(2*[.J19])/((2*[.J19])+[.K19]+[.M19])" office:value-type="float" office:value="0.758137875680014" calcext:value-type="float">
            <text:p>0.7581</text:p>
          </table:table-cell>
          <table:table-cell table:style-name="ce107" table:formula="of:=(5*[.J19])/((5*[.J19])+(4*[.M19])+[.K19])" office:value-type="float" office:value="0.706039666456264" calcext:value-type="float">
            <text:p>0.7060</text:p>
          </table:table-cell>
          <table:table-cell office:value-type="float" office:value="7.27777773734568" calcext:value-type="float">
            <text:p>7.27777773734568</text:p>
          </table:table-cell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V19]+[.X19])/([.V19]+[.W19]+[.X19]+[.Y19])" office:value-type="float" office:value="0.610923477757406" calcext:value-type="float">
            <text:p>0.6109</text:p>
          </table:table-cell>
          <table:table-cell table:style-name="ce107" table:formula="of:=[.V19]/([.V19]+[.W19])" office:value-type="float" office:value="0.708077893977642" calcext:value-type="float">
            <text:p>0.7081</text:p>
          </table:table-cell>
          <table:table-cell table:style-name="ce107" table:formula="of:=[.V19]/([.V19]+[.Y19])" office:value-type="float" office:value="0.619400630914826" calcext:value-type="float">
            <text:p>0.6194</text:p>
          </table:table-cell>
          <table:table-cell table:style-name="ce107" table:formula="of:=[.X19]/([.X19]+[.W19])" office:value-type="float" office:value="0.59756400695998" calcext:value-type="float">
            <text:p>0.5976</text:p>
          </table:table-cell>
          <table:table-cell table:style-name="ce107" table:formula="of:=(2*[.V19])/((2*[.V19])+[.W19]+[.Y19])" office:value-type="float" office:value="0.660777385159011" calcext:value-type="float">
            <text:p>0.6608</text:p>
          </table:table-cell>
          <table:table-cell table:style-name="ce107" table:formula="of:=(5*[.V19])/((5*[.V19])+(4*[.Y19])+[.W19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  <table:table-cell office:value-type="float" office:value="0.6" calcext:value-type="float">
            <text:p>0.6</text:p>
          </table:table-cell>
          <table:table-cell office:value-type="float" office:value="6497" calcext:value-type="float">
            <text:p>6497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839" calcext:value-type="float">
            <text:p>839</text:p>
          </table:table-cell>
          <table:table-cell table:style-name="ce107" table:formula="of:=([.AH19]+[.AJ19])/([.AH19]+[.AI19]+[.AJ19]+[.AK19])" office:value-type="float" office:value="0.876931065818512" calcext:value-type="float">
            <text:p>0.8769</text:p>
          </table:table-cell>
          <table:table-cell office:value-type="float" office:value="0.905296189154354" calcext:value-type="float">
            <text:p>0.90529618915435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834" calcext:value-type="float">
            <text:p>7834</text:p>
          </table:table-cell>
          <table:table-cell office:value-type="float" office:value="1106" calcext:value-type="float">
            <text:p>1106</text:p>
          </table:table-cell>
          <table:table-cell office:value-type="float" office:value="5035" calcext:value-type="float">
            <text:p>5035</text:p>
          </table:table-cell>
          <table:table-cell office:value-type="float" office:value="4758" calcext:value-type="float">
            <text:p>4758</text:p>
          </table:table-cell>
          <table:table-cell table:style-name="ce106" table:formula="of:=([.J20]+[.L20])/([.J20]+[.K20]+[.L20]+[.M20])" office:value-type="float" office:value="0.686969519030588" calcext:value-type="float">
            <text:p>0.6870</text:p>
          </table:table-cell>
          <table:table-cell table:style-name="ce106" table:formula="of:=[.J20]/([.J20]+[.K20])" office:value-type="float" office:value="0.876286353467562" calcext:value-type="float">
            <text:p>0.8763</text:p>
          </table:table-cell>
          <table:table-cell table:style-name="ce106" table:formula="of:=[.J20]/([.J20]+[.M20])" office:value-type="float" office:value="0.622141041931385" calcext:value-type="float">
            <text:p>0.6221</text:p>
          </table:table-cell>
          <table:table-cell table:style-name="ce106" table:formula="of:=[.L20]/([.L20]+[.K20])" office:value-type="float" office:value="0.819899039244423" calcext:value-type="float">
            <text:p>0.8199</text:p>
          </table:table-cell>
          <table:table-cell table:style-name="ce106" table:formula="of:=(2*[.J20])/((2*[.J20])+[.K20]+[.M20])" office:value-type="float" office:value="0.727661155489504" calcext:value-type="float">
            <text:p>0.7277</text:p>
          </table:table-cell>
          <table:table-cell table:style-name="ce106" table:formula="of:=(5*[.J20])/((5*[.J20])+(4*[.M20])+[.K20])" office:value-type="float" office:value="0.660450529439536" calcext:value-type="float">
            <text:p>0.6605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style-name="ce106" table:formula="of:=([.V20]+[.X20])/([.V20]+[.W20]+[.X20]+[.Y20])" office:value-type="float" office:value="0.610135970333745" calcext:value-type="float">
            <text:p>0.6101</text:p>
          </table:table-cell>
          <table:table-cell table:style-name="ce106" table:formula="of:=[.V20]/([.V20]+[.W20])" office:value-type="float" office:value="0.744268976057056" calcext:value-type="float">
            <text:p>0.7443</text:p>
          </table:table-cell>
          <table:table-cell table:style-name="ce106" table:formula="of:=[.V20]/([.V20]+[.Y20])" office:value-type="float" office:value="0.576104100946372" calcext:value-type="float">
            <text:p>0.5761</text:p>
          </table:table-cell>
          <table:table-cell table:style-name="ce106" table:formula="of:=[.X20]/([.X20]+[.W20])" office:value-type="float" office:value="0.667329357190192" calcext:value-type="float">
            <text:p>0.6673</text:p>
          </table:table-cell>
          <table:table-cell table:style-name="ce106" table:formula="of:=(2*[.V20])/((2*[.V20])+[.W20]+[.Y20])" office:value-type="float" office:value="0.649477661702601" calcext:value-type="float">
            <text:p>0.6495</text:p>
          </table:table-cell>
          <table:table-cell table:style-name="ce106" table:formula="of:=(5*[.V20])/((5*[.V20])+(4*[.Y20])+[.W20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  <table:table-cell office:value-type="float" office:value="0.7" calcext:value-type="float">
            <text:p>0.7</text:p>
          </table:table-cell>
          <table:table-cell office:value-type="float" office:value="6085" calcext:value-type="float">
            <text:p>6085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609" calcext:value-type="float">
            <text:p>609</text:p>
          </table:table-cell>
          <table:table-cell table:style-name="ce106" table:formula="of:=([.AH20]+[.AJ20])/([.AH20]+[.AI20]+[.AJ20]+[.AK20])" office:value-type="float" office:value="0.900373778033353" calcext:value-type="float">
            <text:p>0.9004</text:p>
          </table:table-cell>
          <table:table-cell office:value-type="float" office:value="0.93345287162648" calcext:value-type="float">
            <text:p>0.9334528716264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934" calcext:value-type="float">
            <text:p>6934</text:p>
          </table:table-cell>
          <table:table-cell office:value-type="float" office:value="854" calcext:value-type="float">
            <text:p>854</text:p>
          </table:table-cell>
          <table:table-cell office:value-type="float" office:value="5287" calcext:value-type="float">
            <text:p>5287</text:p>
          </table:table-cell>
          <table:table-cell office:value-type="float" office:value="5658" calcext:value-type="float">
            <text:p>5658</text:p>
          </table:table-cell>
          <table:table-cell table:style-name="ce108" table:formula="of:=([.J21]+[.L21])/([.J21]+[.K21]+[.L21]+[.M21])" office:value-type="float" office:value="0.65237815619495" calcext:value-type="float">
            <text:p>0.6524</text:p>
          </table:table-cell>
          <table:table-cell table:style-name="ce107" table:formula="of:=[.J21]/([.J21]+[.K21])" office:value-type="float" office:value="0.890344119157679" calcext:value-type="float">
            <text:p>0.8903</text:p>
          </table:table-cell>
          <table:table-cell table:style-name="ce107" table:formula="of:=[.J21]/([.J21]+[.M21])" office:value-type="float" office:value="0.55066709021601" calcext:value-type="float">
            <text:p>0.5507</text:p>
          </table:table-cell>
          <table:table-cell table:style-name="ce107" table:formula="of:=[.L21]/([.L21]+[.K21])" office:value-type="float" office:value="0.860934701188731" calcext:value-type="float">
            <text:p>0.8609</text:p>
          </table:table-cell>
          <table:table-cell table:style-name="ce107" table:formula="of:=(2*[.J21])/((2*[.J21])+[.K21]+[.M21])" office:value-type="float" office:value="0.680471050049068" calcext:value-type="float">
            <text:p>0.6805</text:p>
          </table:table-cell>
          <table:table-cell table:style-name="ce107" table:formula="of:=(5*[.J21])/((5*[.J21])+(4*[.M21])+[.K21])" office:value-type="float" office:value="0.59615516885618" calcext:value-type="float">
            <text:p>0.5962</text:p>
          </table:table-cell>
          <table:table-cell office:value-type="float" office:value="15.5555554691358" calcext:value-type="float">
            <text:p>15.5555554691358</text:p>
          </table:table-cell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V21]+[.X21])/([.V21]+[.W21]+[.X21]+[.Y21])" office:value-type="float" office:value="0.593857171676417" calcext:value-type="float">
            <text:p>0.5939</text:p>
          </table:table-cell>
          <table:table-cell table:style-name="ce107" table:formula="of:=[.V21]/([.V21]+[.W21])" office:value-type="float" office:value="0.777099053778896" calcext:value-type="float">
            <text:p>0.7771</text:p>
          </table:table-cell>
          <table:table-cell table:style-name="ce107" table:formula="of:=[.V21]/([.V21]+[.Y21])" office:value-type="float" office:value="0.511671924290221" calcext:value-type="float">
            <text:p>0.5117</text:p>
          </table:table-cell>
          <table:table-cell table:style-name="ce107" table:formula="of:=[.X21]/([.X21]+[.W21])" office:value-type="float" office:value="0.73964745383324" calcext:value-type="float">
            <text:p>0.7396</text:p>
          </table:table-cell>
          <table:table-cell table:style-name="ce107" table:formula="of:=(2*[.V21])/((2*[.V21])+[.W21]+[.Y21])" office:value-type="float" office:value="0.617052641590185" calcext:value-type="float">
            <text:p>0.6171</text:p>
          </table:table-cell>
          <table:table-cell table:style-name="ce107" table:formula="of:=(5*[.V21])/((5*[.V21])+(4*[.Y21])+[.W21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  <table:table-cell office:value-type="float" office:value="0.8" calcext:value-type="float">
            <text:p>0.8</text:p>
          </table:table-cell>
          <table:table-cell office:value-type="float" office:value="5305" calcext:value-type="float">
            <text:p>530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table:style-name="ce108" table:formula="of:=([.AH21]+[.AJ21])/([.AH21]+[.AI21]+[.AJ21]+[.AK21])" office:value-type="float" office:value="0.935154763963341" calcext:value-type="float">
            <text:p>0.9352</text:p>
          </table:table-cell>
          <table:table-cell office:value-type="float" office:value="0.952377402479408" calcext:value-type="float">
            <text:p>0.95237740247940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5534" calcext:value-type="float">
            <text:p>5534</text:p>
          </table:table-cell>
          <table:table-cell office:value-type="float" office:value="521" calcext:value-type="float">
            <text:p>521</text:p>
          </table:table-cell>
          <table:table-cell office:value-type="float" office:value="5620" calcext:value-type="float">
            <text:p>5620</text:p>
          </table:table-cell>
          <table:table-cell office:value-type="float" office:value="7058" calcext:value-type="float">
            <text:p>7058</text:p>
          </table:table-cell>
          <table:table-cell table:style-name="ce106" table:formula="of:=([.J22]+[.L22])/([.J22]+[.K22]+[.L22]+[.M22])" office:value-type="float" office:value="0.595419847328244" calcext:value-type="float">
            <text:p>0.5954</text:p>
          </table:table-cell>
          <table:table-cell table:style-name="ce106" table:formula="of:=[.J22]/([.J22]+[.K22])" office:value-type="float" office:value="0.913955408753097" calcext:value-type="float">
            <text:p>0.9140</text:p>
          </table:table-cell>
          <table:table-cell table:style-name="ce106" table:formula="of:=[.J22]/([.J22]+[.M22])" office:value-type="float" office:value="0.439485387547649" calcext:value-type="float">
            <text:p>0.4395</text:p>
          </table:table-cell>
          <table:table-cell table:style-name="ce106" table:formula="of:=[.L22]/([.L22]+[.K22])" office:value-type="float" office:value="0.915160397329425" calcext:value-type="float">
            <text:p>0.9152</text:p>
          </table:table-cell>
          <table:table-cell table:style-name="ce106" table:formula="of:=(2*[.J22])/((2*[.J22])+[.K22]+[.M22])" office:value-type="float" office:value="0.593553922883037" calcext:value-type="float">
            <text:p>0.5936</text:p>
          </table:table-cell>
          <table:table-cell table:style-name="ce106" table:formula="of:=(5*[.J22])/((5*[.J22])+(4*[.M22])+[.K22])" office:value-type="float" office:value="0.490402849901636" calcext:value-type="float">
            <text:p>0.4904</text:p>
          </table:table-cell>
          <table:table-cell office:value-type="float" office:value="21.4444443253086" calcext:value-type="float">
            <text:p>21.4444443253086</text:p>
          </table:table-cell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style-name="ce106" table:formula="of:=([.V22]+[.X22])/([.V22]+[.W22]+[.X22]+[.Y22])" office:value-type="float" office:value="0.560243449556427" calcext:value-type="float">
            <text:p>0.5602</text:p>
          </table:table-cell>
          <table:table-cell table:style-name="ce106" table:formula="of:=[.V22]/([.V22]+[.W22])" office:value-type="float" office:value="0.828120063191153" calcext:value-type="float">
            <text:p>0.8281</text:p>
          </table:table-cell>
          <table:table-cell table:style-name="ce106" table:formula="of:=[.V22]/([.V22]+[.Y22])" office:value-type="float" office:value="0.413406940063091" calcext:value-type="float">
            <text:p>0.4134</text:p>
          </table:table-cell>
          <table:table-cell table:style-name="ce106" table:formula="of:=[.X22]/([.X22]+[.W22])" office:value-type="float" office:value="0.837805605247466" calcext:value-type="float">
            <text:p>0.8378</text:p>
          </table:table-cell>
          <table:table-cell table:style-name="ce106" table:formula="of:=(2*[.V22])/((2*[.V22])+[.W22]+[.Y22])" office:value-type="float" office:value="0.55149921094161" calcext:value-type="float">
            <text:p>0.5515</text:p>
          </table:table-cell>
          <table:table-cell table:style-name="ce106" table:formula="of:=(5*[.V22])/((5*[.V22])+(4*[.Y22])+[.W22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  <table:table-cell office:value-type="float" office:value="0.9" calcext:value-type="float">
            <text:p>0.9</text:p>
          </table:table-cell>
          <table:table-cell office:value-type="float" office:value="3663" calcext:value-type="float">
            <text:p>366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style-name="ce106" table:formula="of:=([.AH22]+[.AJ22])/([.AH22]+[.AI22]+[.AJ22]+[.AK22])" office:value-type="float" office:value="0.977937267410952" calcext:value-type="float">
            <text:p>0.9779</text:p>
          </table:table-cell>
          <table:table-cell office:value-type="float" office:value="0.955687830687831" calcext:value-type="float">
            <text:p>0.95568783068783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/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style-name="ce106" table:formula="of:=([.J24]+[.L24])/([.J24]+[.K24]+[.L24]+[.M24])" office:value-type="float" office:value="0.758928094805957" calcext:value-type="float">
            <text:p>0.7589</text:p>
          </table:table-cell>
          <table:table-cell table:style-name="ce106" table:formula="of:=[.J24]/([.J24]+[.K24])" office:value-type="float" office:value="0.808291342189647" calcext:value-type="float">
            <text:p>0.8083</text:p>
          </table:table-cell>
          <table:table-cell table:style-name="ce106" table:formula="of:=[.J24]/([.J24]+[.M24])" office:value-type="float" office:value="0.840771918678526" calcext:value-type="float">
            <text:p>0.8408</text:p>
          </table:table-cell>
          <table:table-cell table:style-name="ce106" table:formula="of:=[.L24]/([.L24]+[.K24])" office:value-type="float" office:value="0.591108939912066" calcext:value-type="float">
            <text:p>0.5911</text:p>
          </table:table-cell>
          <table:table-cell table:style-name="ce106" table:formula="of:=(2*[.J24])/((2*[.J24])+[.K24]+[.M24])" office:value-type="float" office:value="0.824211755546905" calcext:value-type="float">
            <text:p>0.8242</text:p>
          </table:table-cell>
          <table:table-cell table:style-name="ce106" table:formula="of:=(5*[.J24])/((5*[.J24])+(4*[.M24])+[.K24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style-name="ce106" table:formula="of:=([.V24]+[.X24])/([.V24]+[.W24]+[.X24]+[.Y24])" office:value-type="float" office:value="0.511052064078866" calcext:value-type="float">
            <text:p>0.5111</text:p>
          </table:table-cell>
          <table:table-cell table:style-name="ce106" table:formula="of:=[.V24]/([.V24]+[.W24])" office:value-type="float" office:value="0.499559562671641" calcext:value-type="float">
            <text:p>0.4996</text:p>
          </table:table-cell>
          <table:table-cell table:style-name="ce106" table:formula="of:=[.V24]/([.V24]+[.Y24])" office:value-type="float" office:value="0.760331230283912" calcext:value-type="float">
            <text:p>0.7603</text:p>
          </table:table-cell>
          <table:table-cell table:style-name="ce106" table:formula="of:=[.X24]/([.X24]+[.W24])" office:value-type="float" office:value="0.27317880794702" calcext:value-type="float">
            <text:p>0.2732</text:p>
          </table:table-cell>
          <table:table-cell table:style-name="ce106" table:formula="of:=(2*[.V24])/((2*[.V24])+[.W24]+[.Y24])" office:value-type="float" office:value="0.602958191313049" calcext:value-type="float">
            <text:p>0.6030</text:p>
          </table:table-cell>
          <table:table-cell table:style-name="ce106" table:formula="of:=(5*[.V24])/((5*[.V24])+(4*[.Y24])+[.W24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1" calcext:value-type="float">
            <text:p>0.1</text:p>
          </table:table-cell>
          <table:table-cell office:value-type="float" office:value="8464" calcext:value-type="float">
            <text:p>8464</text:p>
          </table:table-cell>
          <table:table-cell office:value-type="float" office:value="403" calcext:value-type="float">
            <text:p>403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  <table:table-cell table:style-name="ce106" table:formula="of:=([.AH24]+[.AJ24])/([.AH24]+[.AI24]+[.AJ24]+[.AK24])" office:value-type="float" office:value="0.890490206028621" calcext:value-type="float">
            <text:p>0.8905</text:p>
          </table:table-cell>
          <table:table-cell office:value-type="float" office:value="0.914318954416301" calcext:value-type="float">
            <text:p>0.91431895441630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048" calcext:value-type="float">
            <text:p>10048</text:p>
          </table:table-cell>
          <table:table-cell office:value-type="float" office:value="1942" calcext:value-type="float">
            <text:p>1942</text:p>
          </table:table-cell>
          <table:table-cell office:value-type="float" office:value="4199" calcext:value-type="float">
            <text:p>4199</text:p>
          </table:table-cell>
          <table:table-cell office:value-type="float" office:value="2544" calcext:value-type="float">
            <text:p>2544</text:p>
          </table:table-cell>
          <table:table-cell table:style-name="ce107" table:formula="of:=([.J25]+[.L25])/([.J25]+[.K25]+[.L25]+[.M25])" office:value-type="float" office:value="0.760529546789089" calcext:value-type="float">
            <text:p>0.7605</text:p>
          </table:table-cell>
          <table:table-cell table:style-name="ce107" table:formula="of:=[.J25]/([.J25]+[.K25])" office:value-type="float" office:value="0.838031693077565" calcext:value-type="float">
            <text:p>0.8380</text:p>
          </table:table-cell>
          <table:table-cell table:style-name="ce107" table:formula="of:=[.J25]/([.J25]+[.M25])" office:value-type="float" office:value="0.797966963151207" calcext:value-type="float">
            <text:p>0.7980</text:p>
          </table:table-cell>
          <table:table-cell table:style-name="ce107" table:formula="of:=[.L25]/([.L25]+[.K25])" office:value-type="float" office:value="0.683764859143462" calcext:value-type="float">
            <text:p>0.6838</text:p>
          </table:table-cell>
          <table:table-cell table:style-name="ce107" table:formula="of:=(2*[.J25])/((2*[.J25])+[.K25]+[.M25])" office:value-type="float" office:value="0.817508746237084" calcext:value-type="float">
            <text:p>0.8175</text:p>
          </table:table-cell>
          <table:table-cell table:style-name="ce107" table:formula="of:=(5*[.J25])/((5*[.J25])+(4*[.M25])+[.K25])" office:value-type="float" office:value="0.805670483338144" calcext:value-type="float">
            <text:p>0.8057</text:p>
          </table:table-cell>
          <table:table-cell office:value-type="float" office:value="1.77777776790123" calcext:value-type="float">
            <text:p>1.77777776790123</text:p>
          </table:table-cell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V25]+[.X25])/([.V25]+[.W25]+[.X25]+[.Y25])" office:value-type="float" office:value="0.597963358235503" calcext:value-type="float">
            <text:p>0.5980</text:p>
          </table:table-cell>
          <table:table-cell table:style-name="ce107" table:formula="of:=[.V25]/([.V25]+[.W25])" office:value-type="float" office:value="0.62246752372619" calcext:value-type="float">
            <text:p>0.6225</text:p>
          </table:table-cell>
          <table:table-cell table:style-name="ce107" table:formula="of:=[.V25]/([.V25]+[.Y25])" office:value-type="float" office:value="0.729337539432177" calcext:value-type="float">
            <text:p>0.7293</text:p>
          </table:table-cell>
          <table:table-cell table:style-name="ce107" table:formula="of:=[.X25]/([.X25]+[.W25])" office:value-type="float" office:value="0.428119902120718" calcext:value-type="float">
            <text:p>0.4281</text:p>
          </table:table-cell>
          <table:table-cell table:style-name="ce107" table:formula="of:=(2*[.V25])/((2*[.V25])+[.W25]+[.Y25])" office:value-type="float" office:value="0.671678105821259" calcext:value-type="float">
            <text:p>0.6717</text:p>
          </table:table-cell>
          <table:table-cell table:style-name="ce107" table:formula="of:=(5*[.V25])/((5*[.V25])+(4*[.Y25])+[.W25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2" calcext:value-type="float">
            <text:p>0.2</text:p>
          </table:table-cell>
          <table:table-cell office:value-type="float" office:value="7888" calcext:value-type="float">
            <text:p>7888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office:value-type="float" office:value="826" calcext:value-type="float">
            <text:p>826</text:p>
          </table:table-cell>
          <table:table-cell table:style-name="ce107" table:formula="of:=([.AH25]+[.AJ25])/([.AH25]+[.AI25]+[.AJ25]+[.AK25])" office:value-type="float" office:value="0.87808" calcext:value-type="float">
            <text:p>0.8781</text:p>
          </table:table-cell>
          <table:table-cell office:value-type="float" office:value="0.905584263986992" calcext:value-type="float">
            <text:p>0.90558426398699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575" calcext:value-type="float">
            <text:p>9575</text:p>
          </table:table-cell>
          <table:table-cell office:value-type="float" office:value="1629" calcext:value-type="float">
            <text:p>1629</text:p>
          </table:table-cell>
          <table:table-cell office:value-type="float" office:value="4512" calcext:value-type="float">
            <text:p>4512</text:p>
          </table:table-cell>
          <table:table-cell office:value-type="float" office:value="3017" calcext:value-type="float">
            <text:p>3017</text:p>
          </table:table-cell>
          <table:table-cell table:style-name="ce106" table:formula="of:=([.J26]+[.L26])/([.J26]+[.K26]+[.L26]+[.M26])" office:value-type="float" office:value="0.751988469545721" calcext:value-type="float">
            <text:p>0.7520</text:p>
          </table:table-cell>
          <table:table-cell table:style-name="ce106" table:formula="of:=[.J26]/([.J26]+[.K26])" office:value-type="float" office:value="0.854605498036416" calcext:value-type="float">
            <text:p>0.8546</text:p>
          </table:table-cell>
          <table:table-cell table:style-name="ce106" table:formula="of:=[.J26]/([.J26]+[.M26])" office:value-type="float" office:value="0.760403430749682" calcext:value-type="float">
            <text:p>0.7604</text:p>
          </table:table-cell>
          <table:table-cell table:style-name="ce106" table:formula="of:=[.L26]/([.L26]+[.K26])" office:value-type="float" office:value="0.734733756717147" calcext:value-type="float">
            <text:p>0.7347</text:p>
          </table:table-cell>
          <table:table-cell table:style-name="ce106" table:formula="of:=(2*[.J26])/((2*[.J26])+[.K26]+[.M26])" office:value-type="float" office:value="0.804757102033955" calcext:value-type="float">
            <text:p>0.8048</text:p>
          </table:table-cell>
          <table:table-cell table:style-name="ce106" table:formula="of:=(5*[.J26])/((5*[.J26])+(4*[.M26])+[.K26])" office:value-type="float" office:value="0.77754498798155" calcext:value-type="float">
            <text:p>0.7775</text:p>
          </table:table-cell>
          <table:table-cell office:value-type="float" office:value="3.38888887006173" calcext:value-type="float">
            <text:p>3.38888887006173</text:p>
          </table:table-cell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style-name="ce106" table:formula="of:=([.V26]+[.X26])/([.V26]+[.W26]+[.X26]+[.Y26])" office:value-type="float" office:value="0.632788897280967" calcext:value-type="float">
            <text:p>0.6328</text:p>
          </table:table-cell>
          <table:table-cell table:style-name="ce106" table:formula="of:=[.V26]/([.V26]+[.W26])" office:value-type="float" office:value="0.690182382615444" calcext:value-type="float">
            <text:p>0.6902</text:p>
          </table:table-cell>
          <table:table-cell table:style-name="ce106" table:formula="of:=[.V26]/([.V26]+[.Y26])" office:value-type="float" office:value="0.701340694006309" calcext:value-type="float">
            <text:p>0.7013</text:p>
          </table:table-cell>
          <table:table-cell table:style-name="ce106" table:formula="of:=[.X26]/([.X26]+[.W26])" office:value-type="float" office:value="0.530573847601129" calcext:value-type="float">
            <text:p>0.5306</text:p>
          </table:table-cell>
          <table:table-cell table:style-name="ce106" table:formula="of:=(2*[.V26])/((2*[.V26])+[.W26]+[.Y26])" office:value-type="float" office:value="0.695716800312928" calcext:value-type="float">
            <text:p>0.6957</text:p>
          </table:table-cell>
          <table:table-cell table:style-name="ce106" table:formula="of:=(5*[.V26])/((5*[.V26])+(4*[.Y26])+[.W26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  <table:table-cell office:value-type="float" office:value="0.3" calcext:value-type="float">
            <text:p>0.3</text:p>
          </table:table-cell>
          <table:table-cell office:value-type="float" office:value="7525" calcext:value-type="float">
            <text:p>7525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861" calcext:value-type="float">
            <text:p>861</text:p>
          </table:table-cell>
          <table:table-cell table:style-name="ce106" table:formula="of:=([.AH26]+[.AJ26])/([.AH26]+[.AI26]+[.AJ26]+[.AK26])" office:value-type="float" office:value="0.875361352012453" calcext:value-type="float">
            <text:p>0.8754</text:p>
          </table:table-cell>
          <table:table-cell office:value-type="float" office:value="0.904618648175261" calcext:value-type="float">
            <text:p>0.9046186481752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193" calcext:value-type="float">
            <text:p>9193</text:p>
          </table:table-cell>
          <table:table-cell office:value-type="float" office:value="1350" calcext:value-type="float">
            <text:p>1350</text:p>
          </table:table-cell>
          <table:table-cell office:value-type="float" office:value="4791" calcext:value-type="float">
            <text:p>4791</text:p>
          </table:table-cell>
          <table:table-cell office:value-type="float" office:value="3399" calcext:value-type="float">
            <text:p>3399</text:p>
          </table:table-cell>
          <table:table-cell table:style-name="ce108" table:formula="of:=([.J27]+[.L27])/([.J27]+[.K27]+[.L27]+[.M27])" office:value-type="float" office:value="0.746490151070304" calcext:value-type="float">
            <text:p>0.7465</text:p>
          </table:table-cell>
          <table:table-cell table:style-name="ce107" table:formula="of:=[.J27]/([.J27]+[.K27])" office:value-type="float" office:value="0.871952954567011" calcext:value-type="float">
            <text:p>0.8720</text:p>
          </table:table-cell>
          <table:table-cell table:style-name="ce107" table:formula="of:=[.J27]/([.J27]+[.M27])" office:value-type="float" office:value="0.730066709021601" calcext:value-type="float">
            <text:p>0.7301</text:p>
          </table:table-cell>
          <table:table-cell table:style-name="ce107" table:formula="of:=[.L27]/([.L27]+[.K27])" office:value-type="float" office:value="0.780166096726917" calcext:value-type="float">
            <text:p>0.7802</text:p>
          </table:table-cell>
          <table:table-cell table:style-name="ce107" table:formula="of:=(2*[.J27])/((2*[.J27])+[.K27]+[.M27])" office:value-type="float" office:value="0.794726604711476" calcext:value-type="float">
            <text:p>0.7947</text:p>
          </table:table-cell>
          <table:table-cell table:style-name="ce107" table:formula="of:=(5*[.J27])/((5*[.J27])+(4*[.M27])+[.K27])" office:value-type="float" office:value="0.754625601287124" calcext:value-type="float">
            <text:p>0.7546</text:p>
          </table:table-cell>
          <table:table-cell office:value-type="float" office:value="4.38888886450617" calcext:value-type="float">
            <text:p>4.38888886450617</text:p>
          </table:table-cell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V27]+[.X27])/([.V27]+[.W27]+[.X27]+[.Y27])" office:value-type="float" office:value="0.655516431924883" calcext:value-type="float">
            <text:p>0.6555</text:p>
          </table:table-cell>
          <table:table-cell table:style-name="ce107" table:formula="of:=[.V27]/([.V27]+[.W27])" office:value-type="float" office:value="0.74314063848145" calcext:value-type="float">
            <text:p>0.7431</text:p>
          </table:table-cell>
          <table:table-cell table:style-name="ce107" table:formula="of:=[.V27]/([.V27]+[.Y27])" office:value-type="float" office:value="0.679258675078864" calcext:value-type="float">
            <text:p>0.6793</text:p>
          </table:table-cell>
          <table:table-cell table:style-name="ce107" table:formula="of:=[.X27]/([.X27]+[.W27])" office:value-type="float" office:value="0.616761071060762" calcext:value-type="float">
            <text:p>0.6168</text:p>
          </table:table-cell>
          <table:table-cell table:style-name="ce107" table:formula="of:=(2*[.V27])/((2*[.V27])+[.W27]+[.Y27])" office:value-type="float" office:value="0.709765142150803" calcext:value-type="float">
            <text:p>0.7098</text:p>
          </table:table-cell>
          <table:table-cell table:style-name="ce107" table:formula="of:=(5*[.V27])/((5*[.V27])+(4*[.Y27])+[.W27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  <table:table-cell office:value-type="float" office:value="0.4" calcext:value-type="float">
            <text:p>0.4</text:p>
          </table:table-cell>
          <table:table-cell office:value-type="float" office:value="7192" calcext:value-type="float">
            <text:p>7192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879" calcext:value-type="float">
            <text:p>879</text:p>
          </table:table-cell>
          <table:table-cell table:style-name="ce108" table:formula="of:=([.AH27]+[.AJ27])/([.AH27]+[.AI27]+[.AJ27]+[.AK27])" office:value-type="float" office:value="0.872756744239898" calcext:value-type="float">
            <text:p>0.8728</text:p>
          </table:table-cell>
          <table:table-cell office:value-type="float" office:value="0.904517560062024" calcext:value-type="float">
            <text:p>0.90451756006202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  <table:table-cell office:value-type="float" office:value="5040" calcext:value-type="float">
            <text:p>5040</text:p>
          </table:table-cell>
          <table:table-cell office:value-type="float" office:value="3895" calcext:value-type="float">
            <text:p>3895</text:p>
          </table:table-cell>
          <table:table-cell table:style-name="ce106" table:formula="of:=([.J28]+[.L28])/([.J28]+[.K28]+[.L28]+[.M28])" office:value-type="float" office:value="0.733304863075855" calcext:value-type="float">
            <text:p>0.7333</text:p>
          </table:table-cell>
          <table:table-cell table:style-name="ce106" table:formula="of:=[.J28]/([.J28]+[.K28])" office:value-type="float" office:value="0.887630128597673" calcext:value-type="float">
            <text:p>0.8876</text:p>
          </table:table-cell>
          <table:table-cell table:style-name="ce106" table:formula="of:=[.J28]/([.J28]+[.M28])" office:value-type="float" office:value="0.690676620076239" calcext:value-type="float">
            <text:p>0.6907</text:p>
          </table:table-cell>
          <table:table-cell table:style-name="ce106" table:formula="of:=[.L28]/([.L28]+[.K28])" office:value-type="float" office:value="0.820713238886175" calcext:value-type="float">
            <text:p>0.8207</text:p>
          </table:table-cell>
          <table:table-cell table:style-name="ce106" table:formula="of:=(2*[.J28])/((2*[.J28])+[.K28]+[.M28])" office:value-type="float" office:value="0.77686467172845" calcext:value-type="float">
            <text:p>0.7769</text:p>
          </table:table-cell>
          <table:table-cell table:style-name="ce106" table:formula="of:=(5*[.J28])/((5*[.J28])+(4*[.M28])+[.K28])" office:value-type="float" office:value="0.722750390586045" calcext:value-type="float">
            <text:p>0.7228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style-name="ce106" table:formula="of:=([.V28]+[.X28])/([.V28]+[.W28]+[.X28]+[.Y28])" office:value-type="float" office:value="0.665711844816322" calcext:value-type="float">
            <text:p>0.6657</text:p>
          </table:table-cell>
          <table:table-cell table:style-name="ce106" table:formula="of:=[.V28]/([.V28]+[.W28])" office:value-type="float" office:value="0.790198343924514" calcext:value-type="float">
            <text:p>0.7902</text:p>
          </table:table-cell>
          <table:table-cell table:style-name="ce106" table:formula="of:=[.V28]/([.V28]+[.Y28])" office:value-type="float" office:value="0.647239747634069" calcext:value-type="float">
            <text:p>0.6472</text:p>
          </table:table-cell>
          <table:table-cell table:style-name="ce106" table:formula="of:=[.X28]/([.X28]+[.W28])" office:value-type="float" office:value="0.698157639562266" calcext:value-type="float">
            <text:p>0.6982</text:p>
          </table:table-cell>
          <table:table-cell table:style-name="ce106" table:formula="of:=(2*[.V28])/((2*[.V28])+[.W28]+[.Y28])" office:value-type="float" office:value="0.711610162143415" calcext:value-type="float">
            <text:p>0.7116</text:p>
          </table:table-cell>
          <table:table-cell table:style-name="ce106" table:formula="of:=(5*[.V28])/((5*[.V28])+(4*[.Y28])+[.W28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  <table:table-cell office:value-type="float" office:value="0.5" calcext:value-type="float">
            <text:p>0.5</text:p>
          </table:table-cell>
          <table:table-cell office:value-type="float" office:value="6884" calcext:value-type="float">
            <text:p>6884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875" calcext:value-type="float">
            <text:p>875</text:p>
          </table:table-cell>
          <table:table-cell table:style-name="ce106" table:formula="of:=([.AH28]+[.AJ28])/([.AH28]+[.AI28]+[.AJ28]+[.AK28])" office:value-type="float" office:value="0.873023536511768" calcext:value-type="float">
            <text:p>0.8730</text:p>
          </table:table-cell>
          <table:table-cell office:value-type="float" office:value="0.900346179524223" calcext:value-type="float">
            <text:p>0.90034617952422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081" calcext:value-type="float">
            <text:p>8081</text:p>
          </table:table-cell>
          <table:table-cell office:value-type="float" office:value="823" calcext:value-type="float">
            <text:p>823</text:p>
          </table:table-cell>
          <table:table-cell office:value-type="float" office:value="5318" calcext:value-type="float">
            <text:p>5318</text:p>
          </table:table-cell>
          <table:table-cell office:value-type="float" office:value="4511" calcext:value-type="float">
            <text:p>4511</text:p>
          </table:table-cell>
          <table:table-cell table:style-name="ce107" table:formula="of:=([.J29]+[.L29])/([.J29]+[.K29]+[.L29]+[.M29])" office:value-type="float" office:value="0.715261837399242" calcext:value-type="float">
            <text:p>0.7153</text:p>
          </table:table-cell>
          <table:table-cell table:style-name="ce107" table:formula="of:=[.J29]/([.J29]+[.K29])" office:value-type="float" office:value="0.907569631626235" calcext:value-type="float">
            <text:p>0.9076</text:p>
          </table:table-cell>
          <table:table-cell table:style-name="ce107" table:formula="of:=[.J29]/([.J29]+[.M29])" office:value-type="float" office:value="0.64175667090216" calcext:value-type="float">
            <text:p>0.6418</text:p>
          </table:table-cell>
          <table:table-cell table:style-name="ce107" table:formula="of:=[.L29]/([.L29]+[.K29])" office:value-type="float" office:value="0.865982738967595" calcext:value-type="float">
            <text:p>0.8660</text:p>
          </table:table-cell>
          <table:table-cell table:style-name="ce107" table:formula="of:=(2*[.J29])/((2*[.J29])+[.K29]+[.M29])" office:value-type="float" office:value="0.751860811313733" calcext:value-type="float">
            <text:p>0.7519</text:p>
          </table:table-cell>
          <table:table-cell table:style-name="ce107" table:formula="of:=(5*[.J29])/((5*[.J29])+(4*[.M29])+[.K29])" office:value-type="float" office:value="0.681687812120394" calcext:value-type="float">
            <text:p>0.6817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V29]+[.X29])/([.V29]+[.W29]+[.X29]+[.Y29])" office:value-type="float" office:value="0.666752009831533" calcext:value-type="float">
            <text:p>0.6668</text:p>
          </table:table-cell>
          <table:table-cell table:style-name="ce107" table:formula="of:=[.V29]/([.V29]+[.W29])" office:value-type="float" office:value="0.834199696772796" calcext:value-type="float">
            <text:p>0.8342</text:p>
          </table:table-cell>
          <table:table-cell table:style-name="ce107" table:formula="of:=[.V29]/([.V29]+[.Y29])" office:value-type="float" office:value="0.607492113564669" calcext:value-type="float">
            <text:p>0.6075</text:p>
          </table:table-cell>
          <table:table-cell table:style-name="ce107" table:formula="of:=[.X29]/([.X29]+[.W29])" office:value-type="float" office:value="0.776463717330997" calcext:value-type="float">
            <text:p>0.7765</text:p>
          </table:table-cell>
          <table:table-cell table:style-name="ce107" table:formula="of:=(2*[.V29])/((2*[.V29])+[.W29]+[.Y29])" office:value-type="float" office:value="0.703020899881354" calcext:value-type="float">
            <text:p>0.7030</text:p>
          </table:table-cell>
          <table:table-cell table:style-name="ce107" table:formula="of:=(5*[.V29])/((5*[.V29])+(4*[.Y29])+[.W29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  <table:table-cell office:value-type="float" office:value="0.6" calcext:value-type="float">
            <text:p>0.6</text:p>
          </table:table-cell>
          <table:table-cell office:value-type="float" office:value="6562" calcext:value-type="float">
            <text:p>6562</text:p>
          </table:table-cell>
          <table:table-cell office:value-type="float" office:value="137" calcext:value-type="float">
            <text:p>137</text:p>
          </table:table-cell>
          <table:table-cell office:value-type="float" office:value="339" calcext:value-type="float">
            <text:p>339</text:p>
          </table:table-cell>
          <table:table-cell office:value-type="float" office:value="816" calcext:value-type="float">
            <text:p>816</text:p>
          </table:table-cell>
          <table:table-cell table:style-name="ce107" table:formula="of:=([.AH29]+[.AJ29])/([.AH29]+[.AI29]+[.AJ29]+[.AK29])" office:value-type="float" office:value="0.878660555131143" calcext:value-type="float">
            <text:p>0.8787</text:p>
          </table:table-cell>
          <table:table-cell office:value-type="float" office:value="0.899124904498368" calcext:value-type="float">
            <text:p>0.89912490449836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213" calcext:value-type="float">
            <text:p>7213</text:p>
          </table:table-cell>
          <table:table-cell office:value-type="float" office:value="575" calcext:value-type="float">
            <text:p>575</text:p>
          </table:table-cell>
          <table:table-cell office:value-type="float" office:value="5566" calcext:value-type="float">
            <text:p>5566</text:p>
          </table:table-cell>
          <table:table-cell office:value-type="float" office:value="5379" calcext:value-type="float">
            <text:p>5379</text:p>
          </table:table-cell>
          <table:table-cell table:style-name="ce106" table:formula="of:=([.J30]+[.L30])/([.J30]+[.K30]+[.L30]+[.M30])" office:value-type="float" office:value="0.682165163081194" calcext:value-type="float">
            <text:p>0.6822</text:p>
          </table:table-cell>
          <table:table-cell table:style-name="ce106" table:formula="of:=[.J30]/([.J30]+[.K30])" office:value-type="float" office:value="0.926168464304057" calcext:value-type="float">
            <text:p>0.9262</text:p>
          </table:table-cell>
          <table:table-cell table:style-name="ce106" table:formula="of:=[.J30]/([.J30]+[.M30])" office:value-type="float" office:value="0.572824015247776" calcext:value-type="float">
            <text:p>0.5728</text:p>
          </table:table-cell>
          <table:table-cell table:style-name="ce106" table:formula="of:=[.L30]/([.L30]+[.K30])" office:value-type="float" office:value="0.906367041198502" calcext:value-type="float">
            <text:p>0.9064</text:p>
          </table:table-cell>
          <table:table-cell table:style-name="ce106" table:formula="of:=(2*[.J30])/((2*[.J30])+[.K30]+[.M30])" office:value-type="float" office:value="0.707850834151129" calcext:value-type="float">
            <text:p>0.7079</text:p>
          </table:table-cell>
          <table:table-cell table:style-name="ce106" table:formula="of:=(5*[.J30])/((5*[.J30])+(4*[.M30])+[.K30])" office:value-type="float" office:value="0.620142375679208" calcext:value-type="float">
            <text:p>0.6201</text:p>
          </table:table-cell>
          <table:table-cell office:value-type="float" office:value="13.9999999222222" calcext:value-type="float">
            <text:p>13.9999999222222</text:p>
          </table:table-cell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style-name="ce106" table:formula="of:=([.V30]+[.X30])/([.V30]+[.W30]+[.X30]+[.Y30])" office:value-type="float" office:value="0.650696320931199" calcext:value-type="float">
            <text:p>0.6507</text:p>
          </table:table-cell>
          <table:table-cell table:style-name="ce106" table:formula="of:=[.V30]/([.V30]+[.W30])" office:value-type="float" office:value="0.874528539099824" calcext:value-type="float">
            <text:p>0.8745</text:p>
          </table:table-cell>
          <table:table-cell table:style-name="ce106" table:formula="of:=[.V30]/([.V30]+[.Y30])" office:value-type="float" office:value="0.548580441640379" calcext:value-type="float">
            <text:p>0.5486</text:p>
          </table:table-cell>
          <table:table-cell table:style-name="ce106" table:formula="of:=[.X30]/([.X30]+[.W30])" office:value-type="float" office:value="0.847958561852529" calcext:value-type="float">
            <text:p>0.8480</text:p>
          </table:table-cell>
          <table:table-cell table:style-name="ce106" table:formula="of:=(2*[.V30])/((2*[.V30])+[.W30]+[.Y30])" office:value-type="float" office:value="0.674227003974023" calcext:value-type="float">
            <text:p>0.6742</text:p>
          </table:table-cell>
          <table:table-cell table:style-name="ce106" table:formula="of:=(5*[.V30])/((5*[.V30])+(4*[.Y30])+[.W30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  <table:table-cell office:value-type="float" office:value="0.7" calcext:value-type="float">
            <text:p>0.7</text:p>
          </table:table-cell>
          <table:table-cell office:value-type="float" office:value="6195" calcext:value-type="float">
            <text:p>6195</text:p>
          </table:table-cell>
          <table:table-cell office:value-type="float" office:value="95" calcext:value-type="float">
            <text:p>95</text:p>
          </table:table-cell>
          <table:table-cell office:value-type="float" office:value="324" calcext:value-type="float">
            <text:p>324</text:p>
          </table:table-cell>
          <table:table-cell office:value-type="float" office:value="691" calcext:value-type="float">
            <text:p>691</text:p>
          </table:table-cell>
          <table:table-cell table:style-name="ce106" table:formula="of:=([.AH30]+[.AJ30])/([.AH30]+[.AI30]+[.AJ30]+[.AK30])" office:value-type="float" office:value="0.892402464065708" calcext:value-type="float">
            <text:p>0.8924</text:p>
          </table:table-cell>
          <table:table-cell office:value-type="float" office:value="0.900990898371222" calcext:value-type="float">
            <text:p>0.90099089837122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901" calcext:value-type="float">
            <text:p>5901</text:p>
          </table:table-cell>
          <table:table-cell office:value-type="float" office:value="318" calcext:value-type="float">
            <text:p>318</text:p>
          </table:table-cell>
          <table:table-cell office:value-type="float" office:value="5823" calcext:value-type="float">
            <text:p>5823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31]+[.L31])/([.J31]+[.K31]+[.L31]+[.M31])" office:value-type="float" office:value="0.62584743500774" calcext:value-type="float">
            <text:p>0.6258</text:p>
          </table:table-cell>
          <table:table-cell table:style-name="ce107" table:formula="of:=[.J31]/([.J31]+[.K31])" office:value-type="float" office:value="0.948866377231066" calcext:value-type="float">
            <text:p>0.9489</text:p>
          </table:table-cell>
          <table:table-cell table:style-name="ce107" table:formula="of:=[.J31]/([.J31]+[.M31])" office:value-type="float" office:value="0.468630876747141" calcext:value-type="float">
            <text:p>0.4686</text:p>
          </table:table-cell>
          <table:table-cell table:style-name="ce107" table:formula="of:=[.L31]/([.L31]+[.K31])" office:value-type="float" office:value="0.948216902784563" calcext:value-type="float">
            <text:p>0.9482</text:p>
          </table:table-cell>
          <table:table-cell table:style-name="ce107" table:formula="of:=(2*[.J31])/((2*[.J31])+[.K31]+[.M31])" office:value-type="float" office:value="0.627398862367764" calcext:value-type="float">
            <text:p>0.6274</text:p>
          </table:table-cell>
          <table:table-cell table:style-name="ce107" table:formula="of:=(5*[.J31])/((5*[.J31])+(4*[.M31])+[.K31])" office:value-type="float" office:value="0.521409511018432" calcext:value-type="float">
            <text:p>0.5214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V31]+[.X31])/([.V31]+[.W31]+[.X31]+[.Y31])" office:value-type="float" office:value="0.610809957370665" calcext:value-type="float">
            <text:p>0.6108</text:p>
          </table:table-cell>
          <table:table-cell table:style-name="ce107" table:formula="of:=[.V31]/([.V31]+[.W31])" office:value-type="float" office:value="0.920713262219392" calcext:value-type="float">
            <text:p>0.9207</text:p>
          </table:table-cell>
          <table:table-cell table:style-name="ce107" table:formula="of:=[.V31]/([.V31]+[.Y31])" office:value-type="float" office:value="0.456072555205047" calcext:value-type="float">
            <text:p>0.4561</text:p>
          </table:table-cell>
          <table:table-cell table:style-name="ce107" table:formula="of:=[.X31]/([.X31]+[.W31])" office:value-type="float" office:value="0.921214997626958" calcext:value-type="float">
            <text:p>0.9212</text:p>
          </table:table-cell>
          <table:table-cell table:style-name="ce107" table:formula="of:=(2*[.V31])/((2*[.V31])+[.W31]+[.Y31])" office:value-type="float" office:value="0.609988924634777" calcext:value-type="float">
            <text:p>0.6100</text:p>
          </table:table-cell>
          <table:table-cell table:style-name="ce107" table:formula="of:=(5*[.V31])/((5*[.V31])+(4*[.Y31])+[.W31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698" calcext:value-type="float">
            <text:p>569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446" calcext:value-type="float">
            <text:p>446</text:p>
          </table:table-cell>
          <table:table-cell table:style-name="ce108" table:formula="of:=([.AH31]+[.AJ31])/([.AH31]+[.AI31]+[.AJ31]+[.AK31])" office:value-type="float" office:value="0.92324290998767" calcext:value-type="float">
            <text:p>0.9232</text:p>
          </table:table-cell>
          <table:table-cell office:value-type="float" office:value="0.913730651283415" calcext:value-type="float">
            <text:p>0.913730651283415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3803" calcext:value-type="float">
            <text:p>3803</text:p>
          </table:table-cell>
          <table:table-cell office:value-type="float" office:value="117" calcext:value-type="float">
            <text:p>117</text:p>
          </table:table-cell>
          <table:table-cell office:value-type="float" office:value="6024" calcext:value-type="float">
            <text:p>6024</text:p>
          </table:table-cell>
          <table:table-cell office:value-type="float" office:value="8789" calcext:value-type="float">
            <text:p>8789</text:p>
          </table:table-cell>
          <table:table-cell table:style-name="ce106" table:formula="of:=([.J32]+[.L32])/([.J32]+[.K32]+[.L32]+[.M32])" office:value-type="float" office:value="0.524582287941067" calcext:value-type="float">
            <text:p>0.5246</text:p>
          </table:table-cell>
          <table:table-cell table:style-name="ce106" table:formula="of:=[.J32]/([.J32]+[.K32])" office:value-type="float" office:value="0.97015306122449" calcext:value-type="float">
            <text:p>0.9702</text:p>
          </table:table-cell>
          <table:table-cell table:style-name="ce106" table:formula="of:=[.J32]/([.J32]+[.M32])" office:value-type="float" office:value="0.302017153748412" calcext:value-type="float">
            <text:p>0.3020</text:p>
          </table:table-cell>
          <table:table-cell table:style-name="ce106" table:formula="of:=[.L32]/([.L32]+[.K32])" office:value-type="float" office:value="0.980947728382999" calcext:value-type="float">
            <text:p>0.9809</text:p>
          </table:table-cell>
          <table:table-cell table:style-name="ce106" table:formula="of:=(2*[.J32])/((2*[.J32])+[.K32]+[.M32])" office:value-type="float" office:value="0.460634689922481" calcext:value-type="float">
            <text:p>0.4606</text:p>
          </table:table-cell>
          <table:table-cell table:style-name="ce106" table:formula="of:=(5*[.J32])/((5*[.J32])+(4*[.M32])+[.K32])" office:value-type="float" office:value="0.350261567933982" calcext:value-type="float">
            <text:p>0.3503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style-name="ce106" table:formula="of:=([.V32]+[.X32])/([.V32]+[.W32]+[.X32]+[.Y32])" office:value-type="float" office:value="0.51827136955831" calcext:value-type="float">
            <text:p>0.5183</text:p>
          </table:table-cell>
          <table:table-cell table:style-name="ce106" table:formula="of:=[.V32]/([.V32]+[.W32])" office:value-type="float" office:value="0.954822335025381" calcext:value-type="float">
            <text:p>0.9548</text:p>
          </table:table-cell>
          <table:table-cell table:style-name="ce106" table:formula="of:=[.V32]/([.V32]+[.Y32])" office:value-type="float" office:value="0.296687697160883" calcext:value-type="float">
            <text:p>0.2967</text:p>
          </table:table-cell>
          <table:table-cell table:style-name="ce106" table:formula="of:=[.X32]/([.X32]+[.W32])" office:value-type="float" office:value="0.971299580780393" calcext:value-type="float">
            <text:p>0.9713</text:p>
          </table:table-cell>
          <table:table-cell table:style-name="ce106" table:formula="of:=(2*[.V32])/((2*[.V32])+[.W32]+[.Y32])" office:value-type="float" office:value="0.452707581227437" calcext:value-type="float">
            <text:p>0.4527</text:p>
          </table:table-cell>
          <table:table-cell table:style-name="ce106" table:formula="of:=(5*[.V32])/((5*[.V32])+(4*[.Y32])+[.W32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4840" calcext:value-type="float">
            <text:p>4840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style-name="ce106" table:formula="of:=([.AH32]+[.AJ32])/([.AH32]+[.AI32]+[.AJ32]+[.AK32])" office:value-type="float" office:value="0.971766501335368" calcext:value-type="float">
            <text:p>0.9718</text:p>
          </table:table-cell>
          <table:table-cell office:value-type="float" office:value="0.9472221330803" calcext:value-type="float">
            <text:p>0.947222133080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/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style-name="ce106" table:formula="of:=([.J34]+[.L34])/([.J34]+[.K34]+[.L34]+[.M34])" office:value-type="float" office:value="0.731916938023808" calcext:value-type="float">
            <text:p>0.7319</text:p>
          </table:table-cell>
          <table:table-cell table:style-name="ce106" table:formula="of:=[.J34]/([.J34]+[.K34])" office:value-type="float" office:value="0.751495016611296" calcext:value-type="float">
            <text:p>0.7515</text:p>
          </table:table-cell>
          <table:table-cell table:style-name="ce106" table:formula="of:=[.J34]/([.J34]+[.M34])" office:value-type="float" office:value="0.898189326556544" calcext:value-type="float">
            <text:p>0.8982</text:p>
          </table:table-cell>
          <table:table-cell table:style-name="ce106" table:formula="of:=[.L34]/([.L34]+[.K34])" office:value-type="float" office:value="0.390978667969386" calcext:value-type="float">
            <text:p>0.3910</text:p>
          </table:table-cell>
          <table:table-cell table:style-name="ce106" table:formula="of:=(2*[.J34])/((2*[.J34])+[.K34]+[.M34])" office:value-type="float" office:value="0.818319947905361" calcext:value-type="float">
            <text:p>0.8183</text:p>
          </table:table-cell>
          <table:table-cell table:style-name="ce106" table:formula="of:=(5*[.J34])/((5*[.J34])+(4*[.M34])+[.K34])" office:value-type="float" office:value="0.864440979546914" calcext:value-type="float">
            <text:p>0.8644</text:p>
          </table:table-cell>
          <table:table-cell office:value-type="float" office:value="0.277777776234568" calcext:value-type="float">
            <text:p>0.277777776234568</text:p>
          </table:table-cell>
          <table:table-cell office:value-type="float" office:value="0.1" calcext:value-type="float">
            <text:p>0.1</text:p>
          </table:table-cell>
          <table:table-cell office:value-type="float" office:value="9198" calcext:value-type="float">
            <text:p>9198</text:p>
          </table:table-cell>
          <table:table-cell office:value-type="float" office:value="16459" calcext:value-type="float">
            <text:p>16459</text:p>
          </table:table-cell>
          <table:table-cell office:value-type="float" office:value="2401" calcext:value-type="float">
            <text:p>2401</text:p>
          </table:table-cell>
          <table:table-cell office:value-type="float" office:value="3482" calcext:value-type="float">
            <text:p>3482</text:p>
          </table:table-cell>
          <table:table-cell table:style-name="ce106" table:formula="of:=([.V34]+[.X34])/([.V34]+[.W34]+[.X34]+[.Y34])" office:value-type="float" office:value="0.367755231452124" calcext:value-type="float">
            <text:p>0.3678</text:p>
          </table:table-cell>
          <table:table-cell table:style-name="ce106" table:formula="of:=[.V34]/([.V34]+[.W34])" office:value-type="float" office:value="0.358498655337725" calcext:value-type="float">
            <text:p>0.3585</text:p>
          </table:table-cell>
          <table:table-cell table:style-name="ce106" table:formula="of:=[.V34]/([.V34]+[.Y34])" office:value-type="float" office:value="0.725394321766562" calcext:value-type="float">
            <text:p>0.7254</text:p>
          </table:table-cell>
          <table:table-cell table:style-name="ce106" table:formula="of:=[.X34]/([.X34]+[.W34])" office:value-type="float" office:value="0.127306468716861" calcext:value-type="float">
            <text:p>0.1273</text:p>
          </table:table-cell>
          <table:table-cell table:style-name="ce106" table:formula="of:=(2*[.V34])/((2*[.V34])+[.W34]+[.Y34])" office:value-type="float" office:value="0.479849753501839" calcext:value-type="float">
            <text:p>0.4798</text:p>
          </table:table-cell>
          <table:table-cell table:style-name="ce106" table:formula="of:=(5*[.V34])/((5*[.V34])+(4*[.Y34])+[.W34])" office:value-type="float" office:value="0.602144624690679" calcext:value-type="float">
            <text:p>0.6021</text:p>
          </table:table-cell>
          <table:table-cell office:value-type="float" office:value="1.61111110216049" calcext:value-type="float">
            <text:p>1.61111110216049</text:p>
          </table:table-cell>
          <table:table-cell office:value-type="float" office:value="0.1" calcext:value-type="float">
            <text:p>0.1</text:p>
          </table:table-cell>
          <table:table-cell office:value-type="float" office:value="7346" calcext:value-type="float">
            <text:p>7346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1260" calcext:value-type="float">
            <text:p>1260</text:p>
          </table:table-cell>
          <table:table-cell table:style-name="ce106" table:formula="of:=([.AH34]+[.AJ34])/([.AH34]+[.AI34]+[.AJ34]+[.AK34])" office:value-type="float" office:value="0.831811263318113" calcext:value-type="float">
            <text:p>0.8318</text:p>
          </table:table-cell>
          <table:table-cell office:value-type="float" office:value="0.878543169929194" calcext:value-type="float">
            <text:p>0.878543169929194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383" calcext:value-type="float">
            <text:p>9383</text:p>
          </table:table-cell>
          <table:table-cell office:value-type="float" office:value="1989" calcext:value-type="float">
            <text:p>1989</text:p>
          </table:table-cell>
          <table:table-cell office:value-type="float" office:value="4152" calcext:value-type="float">
            <text:p>4152</text:p>
          </table:table-cell>
          <table:table-cell office:value-type="float" office:value="3209" calcext:value-type="float">
            <text:p>3209</text:p>
          </table:table-cell>
          <table:table-cell table:style-name="ce107" table:formula="of:=([.J35]+[.L35])/([.J35]+[.K35]+[.L35]+[.M35])" office:value-type="float" office:value="0.722521753056104" calcext:value-type="float">
            <text:p>0.7225</text:p>
          </table:table-cell>
          <table:table-cell table:style-name="ce107" table:formula="of:=[.J35]/([.J35]+[.K35])" office:value-type="float" office:value="0.825096728807598" calcext:value-type="float">
            <text:p>0.8251</text:p>
          </table:table-cell>
          <table:table-cell table:style-name="ce107" table:formula="of:=[.J35]/([.J35]+[.M35])" office:value-type="float" office:value="0.745155654383736" calcext:value-type="float">
            <text:p>0.7452</text:p>
          </table:table-cell>
          <table:table-cell table:style-name="ce107" table:formula="of:=[.L35]/([.L35]+[.K35])" office:value-type="float" office:value="0.676111382510992" calcext:value-type="float">
            <text:p>0.6761</text:p>
          </table:table-cell>
          <table:table-cell table:style-name="ce107" table:formula="of:=(2*[.J35])/((2*[.J35])+[.K35]+[.M35])" office:value-type="float" office:value="0.7830913036221" calcext:value-type="float">
            <text:p>0.7831</text:p>
          </table:table-cell>
          <table:table-cell table:style-name="ce107" table:formula="of:=(5*[.J35])/((5*[.J35])+(4*[.M35])+[.K35])" office:value-type="float" office:value="0.759880142533204" calcext:value-type="float">
            <text:p>0.7599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2" calcext:value-type="float">
            <text:p>0.2</text:p>
          </table:table-cell>
          <table:table-cell office:value-type="float" office:value="7977" calcext:value-type="float">
            <text:p>7977</text:p>
          </table:table-cell>
          <table:table-cell office:value-type="float" office:value="5315" calcext:value-type="float">
            <text:p>5315</text:p>
          </table:table-cell>
          <table:table-cell office:value-type="float" office:value="4152" calcext:value-type="float">
            <text:p>4152</text:p>
          </table:table-cell>
          <table:table-cell office:value-type="float" office:value="4703" calcext:value-type="float">
            <text:p>4703</text:p>
          </table:table-cell>
          <table:table-cell table:style-name="ce107" table:formula="of:=([.V35]+[.X35])/([.V35]+[.W35]+[.X35]+[.Y35])" office:value-type="float" office:value="0.547658825123042" calcext:value-type="float">
            <text:p>0.5477</text:p>
          </table:table-cell>
          <table:table-cell table:style-name="ce107" table:formula="of:=[.V35]/([.V35]+[.W35])" office:value-type="float" office:value="0.600135419801384" calcext:value-type="float">
            <text:p>0.6001</text:p>
          </table:table-cell>
          <table:table-cell table:style-name="ce107" table:formula="of:=[.V35]/([.V35]+[.Y35])" office:value-type="float" office:value="0.62910094637224" calcext:value-type="float">
            <text:p>0.6291</text:p>
          </table:table-cell>
          <table:table-cell table:style-name="ce107" table:formula="of:=[.X35]/([.X35]+[.W35])" office:value-type="float" office:value="0.438576106475124" calcext:value-type="float">
            <text:p>0.4386</text:p>
          </table:table-cell>
          <table:table-cell table:style-name="ce107" table:formula="of:=(2*[.V35])/((2*[.V35])+[.W35]+[.Y35])" office:value-type="float" office:value="0.614276913599261" calcext:value-type="float">
            <text:p>0.6143</text:p>
          </table:table-cell>
          <table:table-cell table:style-name="ce107" table:formula="of:=(5*[.V35])/((5*[.V35])+(4*[.Y35])+[.W35])" office:value-type="float" office:value="0.62308629631944" calcext:value-type="float">
            <text:p>0.6231</text:p>
          </table:table-cell>
          <table:table-cell office:value-type="float" office:value="3.16666664907407" calcext:value-type="float">
            <text:p>3.16666664907407</text:p>
          </table:table-cell>
          <table:table-cell office:value-type="float" office:value="0.2" calcext:value-type="float">
            <text:p>0.2</text:p>
          </table:table-cell>
          <table:table-cell office:value-type="float" office:value="5643" calcext:value-type="float">
            <text:p>5643</text:p>
          </table:table-cell>
          <table:table-cell office:value-type="float" office:value="121" calcext:value-type="float">
            <text:p>121</text:p>
          </table:table-cell>
          <table:table-cell office:value-type="float" office:value="386" calcext:value-type="float">
            <text:p>386</text:p>
          </table:table-cell>
          <table:table-cell office:value-type="float" office:value="1827" calcext:value-type="float">
            <text:p>1827</text:p>
          </table:table-cell>
          <table:table-cell table:style-name="ce107" table:formula="of:=([.AH35]+[.AJ35])/([.AH35]+[.AI35]+[.AJ35]+[.AK35])" office:value-type="float" office:value="0.755797919017174" calcext:value-type="float">
            <text:p>0.7558</text:p>
          </table:table-cell>
          <table:table-cell office:value-type="float" office:value="0.82469558547363" calcext:value-type="float">
            <text:p>0.82469558547363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015" calcext:value-type="float">
            <text:p>8015</text:p>
          </table:table-cell>
          <table:table-cell office:value-type="float" office:value="1103" calcext:value-type="float">
            <text:p>1103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table:style-name="ce106" table:formula="of:=([.J36]+[.L36])/([.J36]+[.K36]+[.L36]+[.M36])" office:value-type="float" office:value="0.69679175786046" calcext:value-type="float">
            <text:p>0.6968</text:p>
          </table:table-cell>
          <table:table-cell table:style-name="ce106" table:formula="of:=[.J36]/([.J36]+[.K36])" office:value-type="float" office:value="0.879030489142356" calcext:value-type="float">
            <text:p>0.8790</text:p>
          </table:table-cell>
          <table:table-cell table:style-name="ce106" table:formula="of:=[.J36]/([.J36]+[.M36])" office:value-type="float" office:value="0.636515247776366" calcext:value-type="float">
            <text:p>0.6365</text:p>
          </table:table-cell>
          <table:table-cell table:style-name="ce106" table:formula="of:=[.L36]/([.L36]+[.K36])" office:value-type="float" office:value="0.820387559029474" calcext:value-type="float">
            <text:p>0.8204</text:p>
          </table:table-cell>
          <table:table-cell table:style-name="ce106" table:formula="of:=(2*[.J36])/((2*[.J36])+[.K36]+[.M36])" office:value-type="float" office:value="0.738369415016122" calcext:value-type="float">
            <text:p>0.7384</text:p>
          </table:table-cell>
          <table:table-cell table:style-name="ce106" table:formula="of:=(5*[.J36])/((5*[.J36])+(4*[.M36])+[.K36])" office:value-type="float" office:value="0.673687926570958" calcext:value-type="float">
            <text:p>0.6737</text:p>
          </table:table-cell>
          <table:table-cell office:value-type="float" office:value="1.05555554969136" calcext:value-type="float">
            <text:p>1.05555554969136</text:p>
          </table:table-cell>
          <table:table-cell office:value-type="float" office:value="0.3" calcext:value-type="float">
            <text:p>0.3</text:p>
          </table:table-cell>
          <table:table-cell office:value-type="float" office:value="7157" calcext:value-type="float">
            <text:p>7157</text:p>
          </table:table-cell>
          <table:table-cell office:value-type="float" office:value="2451" calcext:value-type="float">
            <text:p>2451</text:p>
          </table:table-cell>
          <table:table-cell office:value-type="float" office:value="5038" calcext:value-type="float">
            <text:p>5038</text:p>
          </table:table-cell>
          <table:table-cell office:value-type="float" office:value="5523" calcext:value-type="float">
            <text:p>5523</text:p>
          </table:table-cell>
          <table:table-cell table:style-name="ce106" table:formula="of:=([.V36]+[.X36])/([.V36]+[.W36]+[.X36]+[.Y36])" office:value-type="float" office:value="0.604640785363677" calcext:value-type="float">
            <text:p>0.6046</text:p>
          </table:table-cell>
          <table:table-cell table:style-name="ce106" table:formula="of:=[.V36]/([.V36]+[.W36])" office:value-type="float" office:value="0.744900083263947" calcext:value-type="float">
            <text:p>0.7449</text:p>
          </table:table-cell>
          <table:table-cell table:style-name="ce106" table:formula="of:=[.V36]/([.V36]+[.Y36])" office:value-type="float" office:value="0.564432176656151" calcext:value-type="float">
            <text:p>0.5644</text:p>
          </table:table-cell>
          <table:table-cell table:style-name="ce106" table:formula="of:=[.X36]/([.X36]+[.W36])" office:value-type="float" office:value="0.672719989317666" calcext:value-type="float">
            <text:p>0.6727</text:p>
          </table:table-cell>
          <table:table-cell table:style-name="ce106" table:formula="of:=(2*[.V36])/((2*[.V36])+[.W36]+[.Y36])" office:value-type="float" office:value="0.642229002153625" calcext:value-type="float">
            <text:p>0.6422</text:p>
          </table:table-cell>
          <table:table-cell table:style-name="ce106" table:formula="of:=(5*[.V36])/((5*[.V36])+(4*[.Y36])+[.W36])" office:value-type="float" office:value="0.593173982230473" calcext:value-type="float">
            <text:p>0.5932</text:p>
          </table:table-cell>
          <table:table-cell office:value-type="float" office:value="11.9444443780864" calcext:value-type="float">
            <text:p>11.9444443780864</text:p>
          </table:table-cell>
          <table:table-cell office:value-type="float" office:value="0.3" calcext:value-type="float">
            <text:p>0.3</text:p>
          </table:table-cell>
          <table:table-cell office:value-type="float" office:value="4716" calcext:value-type="float">
            <text:p>4716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float" office:value="1995" calcext:value-type="float">
            <text:p>1995</text:p>
          </table:table-cell>
          <table:table-cell table:style-name="ce106" table:formula="of:=([.AH36]+[.AJ36])/([.AH36]+[.AI36]+[.AJ36]+[.AK36])" office:value-type="float" office:value="0.71119184015649" calcext:value-type="float">
            <text:p>0.7112</text:p>
          </table:table-cell>
          <table:table-cell office:value-type="float" office:value="0.802026856780114" calcext:value-type="float">
            <text:p>0.802026856780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6900" calcext:value-type="float">
            <text:p>6900</text:p>
          </table:table-cell>
          <table:table-cell office:value-type="float" office:value="629" calcext:value-type="float">
            <text:p>629</text:p>
          </table:table-cell>
          <table:table-cell office:value-type="float" office:value="5512" calcext:value-type="float">
            <text:p>5512</text:p>
          </table:table-cell>
          <table:table-cell office:value-type="float" office:value="5692" calcext:value-type="float">
            <text:p>5692</text:p>
          </table:table-cell>
          <table:table-cell table:style-name="ce108" table:formula="of:=([.J37]+[.L37])/([.J37]+[.K37]+[.L37]+[.M37])" office:value-type="float" office:value="0.66257406715422" calcext:value-type="float">
            <text:p>0.6626</text:p>
          </table:table-cell>
          <table:table-cell table:style-name="ce107" table:formula="of:=[.J37]/([.J37]+[.K37])" office:value-type="float" office:value="0.916456368707664" calcext:value-type="float">
            <text:p>0.9165</text:p>
          </table:table-cell>
          <table:table-cell table:style-name="ce107" table:formula="of:=[.J37]/([.J37]+[.M37])" office:value-type="float" office:value="0.547966963151207" calcext:value-type="float">
            <text:p>0.5480</text:p>
          </table:table-cell>
          <table:table-cell table:style-name="ce107" table:formula="of:=[.L37]/([.L37]+[.K37])" office:value-type="float" office:value="0.897573685067579" calcext:value-type="float">
            <text:p>0.8976</text:p>
          </table:table-cell>
          <table:table-cell table:style-name="ce107" table:formula="of:=(2*[.J37])/((2*[.J37])+[.K37]+[.M37])" office:value-type="float" office:value="0.685850603846727" calcext:value-type="float">
            <text:p>0.6859</text:p>
          </table:table-cell>
          <table:table-cell table:style-name="ce107" table:formula="of:=(5*[.J37])/((5*[.J37])+(4*[.M37])+[.K37])" office:value-type="float" office:value="0.595885797191564" calcext:value-type="float">
            <text:p>0.5959</text:p>
          </table:table-cell>
          <table:table-cell office:value-type="float" office:value="6.5555555191358" calcext:value-type="float">
            <text:p>6.5555555191358</text:p>
          </table:table-cell>
          <table:table-cell office:value-type="float" office:value="0.4" calcext:value-type="float">
            <text:p>0.4</text:p>
          </table:table-cell>
          <table:table-cell office:value-type="float" office:value="6411" calcext:value-type="float">
            <text:p>6411</text:p>
          </table:table-cell>
          <table:table-cell office:value-type="float" office:value="1241" calcext:value-type="float">
            <text:p>1241</text:p>
          </table:table-cell>
          <table:table-cell office:value-type="float" office:value="5512" calcext:value-type="float">
            <text:p>5512</text:p>
          </table:table-cell>
          <table:table-cell office:value-type="float" office:value="6269" calcext:value-type="float">
            <text:p>6269</text:p>
          </table:table-cell>
          <table:table-cell table:style-name="ce108" table:formula="of:=([.V37]+[.X37])/([.V37]+[.W37]+[.X37]+[.Y37])" office:value-type="float" office:value="0.61354397159471" calcext:value-type="float">
            <text:p>0.6135</text:p>
          </table:table-cell>
          <table:table-cell table:style-name="ce107" table:formula="of:=[.V37]/([.V37]+[.W37])" office:value-type="float" office:value="0.837820177731312" calcext:value-type="float">
            <text:p>0.8378</text:p>
          </table:table-cell>
          <table:table-cell table:style-name="ce107" table:formula="of:=[.V37]/([.V37]+[.Y37])" office:value-type="float" office:value="0.505599369085174" calcext:value-type="float">
            <text:p>0.5056</text:p>
          </table:table-cell>
          <table:table-cell table:style-name="ce107" table:formula="of:=[.X37]/([.X37]+[.W37])" office:value-type="float" office:value="0.816229823782023" calcext:value-type="float">
            <text:p>0.8162</text:p>
          </table:table-cell>
          <table:table-cell table:style-name="ce107" table:formula="of:=(2*[.V37])/((2*[.V37])+[.W37]+[.Y37])" office:value-type="float" office:value="0.630631516820775" calcext:value-type="float">
            <text:p>0.6306</text:p>
          </table:table-cell>
          <table:table-cell table:style-name="ce107" table:formula="of:=(5*[.V37])/((5*[.V37])+(4*[.Y37])+[.W37])" office:value-type="float" office:value="0.549150277530323" calcext:value-type="float">
            <text:p>0.5492</text:p>
          </table:table-cell>
          <table:table-cell office:value-type="float" office:value="32.2777775984568" calcext:value-type="float">
            <text:p>32.2777775984568</text:p>
          </table:table-cell>
          <table:table-cell office:value-type="float" office:value="0.4" calcext:value-type="float">
            <text:p>0.4</text:p>
          </table:table-cell>
          <table:table-cell office:value-type="float" office:value="4080" calcext:value-type="float">
            <text:p>4080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1946" calcext:value-type="float">
            <text:p>1946</text:p>
          </table:table-cell>
          <table:table-cell table:style-name="ce108" table:formula="of:=([.AH37]+[.AJ37])/([.AH37]+[.AI37]+[.AJ37]+[.AK37])" office:value-type="float" office:value="0.690999844018094" calcext:value-type="float">
            <text:p>0.6910</text:p>
          </table:table-cell>
          <table:table-cell office:value-type="float" office:value="0.809419825099081" calcext:value-type="float">
            <text:p>0.80941982509908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[1-1.5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5842" calcext:value-type="float">
            <text:p>5842</text:p>
          </table:table-cell>
          <table:table-cell office:value-type="float" office:value="310" calcext:value-type="float">
            <text:p>310</text:p>
          </table:table-cell>
          <table:table-cell office:value-type="float" office:value="5831" calcext:value-type="float">
            <text:p>5831</text:p>
          </table:table-cell>
          <table:table-cell office:value-type="float" office:value="6750" calcext:value-type="float">
            <text:p>6750</text:p>
          </table:table-cell>
          <table:table-cell table:style-name="ce106" table:formula="of:=([.J38]+[.L38])/([.J38]+[.K38]+[.L38]+[.M38])" office:value-type="float" office:value="0.623124966636417" calcext:value-type="float">
            <text:p>0.6231</text:p>
          </table:table-cell>
          <table:table-cell table:style-name="ce106" table:formula="of:=[.J38]/([.J38]+[.K38])" office:value-type="float" office:value="0.949609882964889" calcext:value-type="float">
            <text:p>0.9496</text:p>
          </table:table-cell>
          <table:table-cell table:style-name="ce106" table:formula="of:=[.J38]/([.J38]+[.M38])" office:value-type="float" office:value="0.463945362134689" calcext:value-type="float">
            <text:p>0.4639</text:p>
          </table:table-cell>
          <table:table-cell table:style-name="ce106" table:formula="of:=[.L38]/([.L38]+[.K38])" office:value-type="float" office:value="0.949519622211366" calcext:value-type="float">
            <text:p>0.9495</text:p>
          </table:table-cell>
          <table:table-cell table:style-name="ce106" table:formula="of:=(2*[.J38])/((2*[.J38])+[.K38]+[.M38])" office:value-type="float" office:value="0.623346137430644" calcext:value-type="float">
            <text:p>0.6233</text:p>
          </table:table-cell>
          <table:table-cell table:style-name="ce106" table:formula="of:=(5*[.J38])/((5*[.J38])+(4*[.M38])+[.K38])" office:value-type="float" office:value="0.516808209483369" calcext:value-type="float">
            <text:p>0.5168</text:p>
          </table:table-cell>
          <table:table-cell office:value-type="float" office:value="13.1666665935185" calcext:value-type="float">
            <text:p>13.1666665935185</text:p>
          </table:table-cell>
          <table:table-cell office:value-type="float" office:value="0.5" calcext:value-type="float">
            <text:p>0.5</text:p>
          </table:table-cell>
          <table:table-cell office:value-type="float" office:value="5595" calcext:value-type="float">
            <text:p>5595</text:p>
          </table:table-cell>
          <table:table-cell office:value-type="float" office:value="574" calcext:value-type="float">
            <text:p>574</text:p>
          </table:table-cell>
          <table:table-cell office:value-type="float" office:value="5831" calcext:value-type="float">
            <text:p>5831</text:p>
          </table:table-cell>
          <table:table-cell office:value-type="float" office:value="7085" calcext:value-type="float">
            <text:p>7085</text:p>
          </table:table-cell>
          <table:table-cell table:style-name="ce106" table:formula="of:=([.V38]+[.X38])/([.V38]+[.W38]+[.X38]+[.Y38])" office:value-type="float" office:value="0.59869007073618" calcext:value-type="float">
            <text:p>0.5987</text:p>
          </table:table-cell>
          <table:table-cell table:style-name="ce106" table:formula="of:=[.V38]/([.V38]+[.W38])" office:value-type="float" office:value="0.90695412546604" calcext:value-type="float">
            <text:p>0.9070</text:p>
          </table:table-cell>
          <table:table-cell table:style-name="ce106" table:formula="of:=[.V38]/([.V38]+[.Y38])" office:value-type="float" office:value="0.441246056782334" calcext:value-type="float">
            <text:p>0.4412</text:p>
          </table:table-cell>
          <table:table-cell table:style-name="ce106" table:formula="of:=[.X38]/([.X38]+[.W38])" office:value-type="float" office:value="0.910382513661202" calcext:value-type="float">
            <text:p>0.9104</text:p>
          </table:table-cell>
          <table:table-cell table:style-name="ce106" table:formula="of:=(2*[.V38])/((2*[.V38])+[.W38]+[.Y38])" office:value-type="float" office:value="0.593665446442782" calcext:value-type="float">
            <text:p>0.5937</text:p>
          </table:table-cell>
          <table:table-cell table:style-name="ce106" table:formula="of:=(5*[.V38])/((5*[.V38])+(4*[.Y38])+[.W38])" office:value-type="float" office:value="0.491747086431472" calcext:value-type="float">
            <text:p>0.4917</text:p>
          </table:table-cell>
          <table:table-cell office:value-type="float" office:value="36.0555553552469" calcext:value-type="float">
            <text:p>36.0555553552469</text:p>
          </table:table-cell>
          <table:table-cell office:value-type="float" office:value="0.5" calcext:value-type="float">
            <text:p>0.5</text:p>
          </table:table-cell>
          <table:table-cell office:value-type="float" office:value="3596" calcext:value-type="float">
            <text:p>3596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63" calcext:value-type="float">
            <text:p>1663</text:p>
          </table:table-cell>
          <table:table-cell table:style-name="ce106" table:formula="of:=([.AH38]+[.AJ38])/([.AH38]+[.AI38]+[.AJ38]+[.AK38])" office:value-type="float" office:value="0.700625558534406" calcext:value-type="float">
            <text:p>0.7006</text:p>
          </table:table-cell>
          <table:table-cell office:value-type="float" office:value="0.837303875403516" calcext:value-type="float">
            <text:p>0.83730387540351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4767" calcext:value-type="float">
            <text:p>4767</text:p>
          </table:table-cell>
          <table:table-cell office:value-type="float" office:value="133" calcext:value-type="float">
            <text:p>133</text:p>
          </table:table-cell>
          <table:table-cell office:value-type="float" office:value="6008" calcext:value-type="float">
            <text:p>6008</text:p>
          </table:table-cell>
          <table:table-cell office:value-type="float" office:value="7825" calcext:value-type="float">
            <text:p>7825</text:p>
          </table:table-cell>
          <table:table-cell table:style-name="ce107" table:formula="of:=([.J39]+[.L39])/([.J39]+[.K39]+[.L39]+[.M39])" office:value-type="float" office:value="0.575188170608018" calcext:value-type="float">
            <text:p>0.5752</text:p>
          </table:table-cell>
          <table:table-cell table:style-name="ce107" table:formula="of:=[.J39]/([.J39]+[.K39])" office:value-type="float" office:value="0.972857142857143" calcext:value-type="float">
            <text:p>0.9729</text:p>
          </table:table-cell>
          <table:table-cell table:style-name="ce107" table:formula="of:=[.J39]/([.J39]+[.M39])" office:value-type="float" office:value="0.378573697585769" calcext:value-type="float">
            <text:p>0.3786</text:p>
          </table:table-cell>
          <table:table-cell table:style-name="ce107" table:formula="of:=[.L39]/([.L39]+[.K39])" office:value-type="float" office:value="0.978342289529393" calcext:value-type="float">
            <text:p>0.9783</text:p>
          </table:table-cell>
          <table:table-cell table:style-name="ce107" table:formula="of:=(2*[.J39])/((2*[.J39])+[.K39]+[.M39])" office:value-type="float" office:value="0.545049165332723" calcext:value-type="float">
            <text:p>0.5450</text:p>
          </table:table-cell>
          <table:table-cell table:style-name="ce107" table:formula="of:=(5*[.J39])/((5*[.J39])+(4*[.M39])+[.K39])" office:value-type="float" office:value="0.431262213215604" calcext:value-type="float">
            <text:p>0.4313</text:p>
          </table:table-cell>
          <table:table-cell office:value-type="float" office:value="29.8333331675926" calcext:value-type="float">
            <text:p>29.8333331675926</text:p>
          </table:table-cell>
          <table:table-cell office:value-type="float" office:value="0.6" calcext:value-type="float">
            <text:p>0.6</text:p>
          </table:table-cell>
          <table:table-cell office:value-type="float" office:value="4672" calcext:value-type="float">
            <text:p>4672</text:p>
          </table:table-cell>
          <table:table-cell office:value-type="float" office:value="229" calcext:value-type="float">
            <text:p>229</text:p>
          </table:table-cell>
          <table:table-cell office:value-type="float" office:value="6008" calcext:value-type="float">
            <text:p>6008</text:p>
          </table:table-cell>
          <table:table-cell office:value-type="float" office:value="8008" calcext:value-type="float">
            <text:p>8008</text:p>
          </table:table-cell>
          <table:table-cell table:style-name="ce107" table:formula="of:=([.V39]+[.X39])/([.V39]+[.W39]+[.X39]+[.Y39])" office:value-type="float" office:value="0.564571549400011" calcext:value-type="float">
            <text:p>0.5646</text:p>
          </table:table-cell>
          <table:table-cell table:style-name="ce107" table:formula="of:=[.V39]/([.V39]+[.W39])" office:value-type="float" office:value="0.953274841869006" calcext:value-type="float">
            <text:p>0.9533</text:p>
          </table:table-cell>
          <table:table-cell table:style-name="ce107" table:formula="of:=[.V39]/([.V39]+[.Y39])" office:value-type="float" office:value="0.368454258675079" calcext:value-type="float">
            <text:p>0.3685</text:p>
          </table:table-cell>
          <table:table-cell table:style-name="ce107" table:formula="of:=[.X39]/([.X39]+[.W39])" office:value-type="float" office:value="0.963283629950297" calcext:value-type="float">
            <text:p>0.9633</text:p>
          </table:table-cell>
          <table:table-cell table:style-name="ce107" table:formula="of:=(2*[.V39])/((2*[.V39])+[.W39]+[.Y39])" office:value-type="float" office:value="0.531482850804846" calcext:value-type="float">
            <text:p>0.5315</text:p>
          </table:table-cell>
          <table:table-cell table:style-name="ce107" table:formula="of:=(5*[.V39])/((5*[.V39])+(4*[.Y39])+[.W39])" office:value-type="float" office:value="0.419985257366822" calcext:value-type="float">
            <text:p>0.4200</text:p>
          </table:table-cell>
          <table:table-cell office:value-type="float" office:value="56.9999996647059" calcext:value-type="float">
            <text:p>56.9999996647059</text:p>
          </table:table-cell>
          <table:table-cell office:value-type="float" office:value="0.6" calcext:value-type="float">
            <text:p>0.6</text:p>
          </table:table-cell>
          <table:table-cell office:value-type="float" office:value="3102" calcext:value-type="float">
            <text:p>310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265" calcext:value-type="float">
            <text:p>1265</text:p>
          </table:table-cell>
          <table:table-cell table:style-name="ce107" table:formula="of:=([.AH39]+[.AJ39])/([.AH39]+[.AI39]+[.AJ39]+[.AK39])" office:value-type="float" office:value="0.728381849315068" calcext:value-type="float">
            <text:p>0.7284</text:p>
          </table:table-cell>
          <table:table-cell office:value-type="float" office:value="0.784296427255758" calcext:value-type="float">
            <text:p>0.78429642725575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727" calcext:value-type="float">
            <text:p>3727</text:p>
          </table:table-cell>
          <table:table-cell office:value-type="float" office:value="49" calcext:value-type="float">
            <text:p>49</text:p>
          </table:table-cell>
          <table:table-cell office:value-type="float" office:value="6092" calcext:value-type="float">
            <text:p>6092</text:p>
          </table:table-cell>
          <table:table-cell office:value-type="float" office:value="8865" calcext:value-type="float">
            <text:p>8865</text:p>
          </table:table-cell>
          <table:table-cell table:style-name="ce106" table:formula="of:=([.J40]+[.L40])/([.J40]+[.K40]+[.L40]+[.M40])" office:value-type="float" office:value="0.524155234078898" calcext:value-type="float">
            <text:p>0.5242</text:p>
          </table:table-cell>
          <table:table-cell table:style-name="ce106" table:formula="of:=[.J40]/([.J40]+[.K40])" office:value-type="float" office:value="0.987023305084746" calcext:value-type="float">
            <text:p>0.9870</text:p>
          </table:table-cell>
          <table:table-cell table:style-name="ce106" table:formula="of:=[.J40]/([.J40]+[.M40])" office:value-type="float" office:value="0.295981575603558" calcext:value-type="float">
            <text:p>0.2960</text:p>
          </table:table-cell>
          <table:table-cell table:style-name="ce106" table:formula="of:=[.L40]/([.L40]+[.K40])" office:value-type="float" office:value="0.992020843510829" calcext:value-type="float">
            <text:p>0.9920</text:p>
          </table:table-cell>
          <table:table-cell table:style-name="ce106" table:formula="of:=(2*[.J40])/((2*[.J40])+[.K40]+[.M40])" office:value-type="float" office:value="0.455400782013685" calcext:value-type="float">
            <text:p>0.4554</text:p>
          </table:table-cell>
          <table:table-cell table:style-name="ce106" table:formula="of:=(5*[.J40])/((5*[.J40])+(4*[.M40])+[.K40])" office:value-type="float" office:value="0.344174793144208" calcext:value-type="float">
            <text:p>0.3442</text:p>
          </table:table-cell>
          <table:table-cell office:value-type="float" office:value="156.833332462037" calcext:value-type="float">
            <text:p>156.833332462037</text:p>
          </table:table-cell>
          <table:table-cell office:value-type="float" office:value="0.7" calcext:value-type="float">
            <text:p>0.7</text:p>
          </table:table-cell>
          <table:table-cell office:value-type="float" office:value="3699" calcext:value-type="float">
            <text:p>3699</text:p>
          </table:table-cell>
          <table:table-cell office:value-type="float" office:value="77" calcext:value-type="float">
            <text:p>77</text:p>
          </table:table-cell>
          <table:table-cell office:value-type="float" office:value="6092" calcext:value-type="float">
            <text:p>6092</text:p>
          </table:table-cell>
          <table:table-cell office:value-type="float" office:value="8981" calcext:value-type="float">
            <text:p>8981</text:p>
          </table:table-cell>
          <table:table-cell table:style-name="ce106" table:formula="of:=([.V40]+[.X40])/([.V40]+[.W40]+[.X40]+[.Y40])" office:value-type="float" office:value="0.519444002334341" calcext:value-type="float">
            <text:p>0.5194</text:p>
          </table:table-cell>
          <table:table-cell table:style-name="ce106" table:formula="of:=[.V40]/([.V40]+[.W40])" office:value-type="float" office:value="0.979608050847458" calcext:value-type="float">
            <text:p>0.9796</text:p>
          </table:table-cell>
          <table:table-cell table:style-name="ce106" table:formula="of:=[.V40]/([.V40]+[.Y40])" office:value-type="float" office:value="0.291719242902208" calcext:value-type="float">
            <text:p>0.2917</text:p>
          </table:table-cell>
          <table:table-cell table:style-name="ce106" table:formula="of:=[.X40]/([.X40]+[.W40])" office:value-type="float" office:value="0.987518236343005" calcext:value-type="float">
            <text:p>0.9875</text:p>
          </table:table-cell>
          <table:table-cell table:style-name="ce106" table:formula="of:=(2*[.V40])/((2*[.V40])+[.W40]+[.Y40])" office:value-type="float" office:value="0.449562469615946" calcext:value-type="float">
            <text:p>0.4496</text:p>
          </table:table-cell>
          <table:table-cell table:style-name="ce106" table:formula="of:=(5*[.V40])/((5*[.V40])+(4*[.Y40])+[.W40])" office:value-type="float" office:value="0.339382706987669" calcext:value-type="float">
            <text:p>0.3394</text:p>
          </table:table-cell>
          <table:table-cell office:value-type="float" office:value="160.352940233218" calcext:value-type="float">
            <text:p>160.352940233218</text:p>
          </table:table-cell>
          <table:table-cell office:value-type="float" office:value="0.7" calcext:value-type="float">
            <text:p>0.7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882" calcext:value-type="float">
            <text:p>882</text:p>
          </table:table-cell>
          <table:table-cell table:style-name="ce106" table:formula="of:=([.AH40]+[.AJ40])/([.AH40]+[.AI40]+[.AJ40]+[.AK40])" office:value-type="float" office:value="0.761286834279535" calcext:value-type="float">
            <text:p>0.7613</text:p>
          </table:table-cell>
          <table:table-cell office:value-type="float" office:value="0.830774291874498" calcext:value-type="float">
            <text:p>0.8307742918744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138" calcext:value-type="float">
            <text:p>10138</text:p>
          </table:table-cell>
          <table:table-cell table:style-name="ce108" table:formula="of:=([.J41]+[.L41])/([.J41]+[.K41]+[.L41]+[.M41])" office:value-type="float" office:value="0.458015267175573" calcext:value-type="float">
            <text:p>0.4580</text:p>
          </table:table-cell>
          <table:table-cell table:style-name="ce107" table:formula="of:=[.J41]/([.J41]+[.K41])" office:value-type="float" office:value="0.993924665856622" calcext:value-type="float">
            <text:p>0.9939</text:p>
          </table:table-cell>
          <table:table-cell table:style-name="ce107" table:formula="of:=[.J41]/([.J41]+[.M41])" office:value-type="float" office:value="0.194885641677255" calcext:value-type="float">
            <text:p>0.1949</text:p>
          </table:table-cell>
          <table:table-cell table:style-name="ce107" table:formula="of:=[.L41]/([.L41]+[.K41])" office:value-type="float" office:value="0.997557401074744" calcext:value-type="float">
            <text:p>0.9976</text:p>
          </table:table-cell>
          <table:table-cell table:style-name="ce107" table:formula="of:=(2*[.J41])/((2*[.J41])+[.K41]+[.M41])" office:value-type="float" office:value="0.325874775911294" calcext:value-type="float">
            <text:p>0.3259</text:p>
          </table:table-cell>
          <table:table-cell table:style-name="ce107" table:formula="of:=(5*[.J41])/((5*[.J41])+(4*[.M41])+[.K41])" office:value-type="float" office:value="0.232223631167553" calcext:value-type="float">
            <text:p>0.2322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226" calcext:value-type="float">
            <text:p>10226</text:p>
          </table:table-cell>
          <table:table-cell table:style-name="ce108" table:formula="of:=([.V41]+[.X41])/([.V41]+[.W41]+[.X41]+[.Y41])" office:value-type="float" office:value="0.455873758036236" calcext:value-type="float">
            <text:p>0.4559</text:p>
          </table:table-cell>
          <table:table-cell table:style-name="ce107" table:formula="of:=[.V41]/([.V41]+[.W41])" office:value-type="float" office:value="0.993924665856622" calcext:value-type="float">
            <text:p>0.9939</text:p>
          </table:table-cell>
          <table:table-cell table:style-name="ce107" table:formula="of:=[.V41]/([.V41]+[.Y41])" office:value-type="float" office:value="0.193533123028391" calcext:value-type="float">
            <text:p>0.1935</text:p>
          </table:table-cell>
          <table:table-cell table:style-name="ce107" table:formula="of:=[.X41]/([.X41]+[.W41])" office:value-type="float" office:value="0.997557401074744" calcext:value-type="float">
            <text:p>0.9976</text:p>
          </table:table-cell>
          <table:table-cell table:style-name="ce107" table:formula="of:=(2*[.V41])/((2*[.V41])+[.W41]+[.Y41])" office:value-type="float" office:value="0.323981780975642" calcext:value-type="float">
            <text:p>0.3240</text:p>
          </table:table-cell>
          <table:table-cell table:style-name="ce107" table:formula="of:=(5*[.V41])/((5*[.V41])+(4*[.Y41])+[.W41])" office:value-type="float" office:value="0.230686796142059" calcext:value-type="float">
            <text:p>0.2307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table:style-name="ce108" table:formula="of:=([.AH41]+[.AJ41])/([.AH41]+[.AI41]+[.AJ41]+[.AK41])" office:value-type="float" office:value="0.861858190709046" calcext:value-type="float">
            <text:p>0.8619</text:p>
          </table:table-cell>
          <table:table-cell office:value-type="float" office:value="0.724758116479719" calcext:value-type="float">
            <text:p>0.724758116479719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34" calcext:value-type="float">
            <text:p>11434</text:p>
          </table:table-cell>
          <table:table-cell table:style-name="ce106" table:formula="of:=([.J42]+[.L42])/([.J42]+[.K42]+[.L42]+[.M42])" office:value-type="float" office:value="0.389633267495863" calcext:value-type="float">
            <text:p>0.3896</text:p>
          </table:table-cell>
          <table:table-cell table:style-name="ce106" table:formula="of:=[.J42]/([.J42]+[.K42])" office:value-type="float" office:value="1" calcext:value-type="float">
            <text:p>1.0000</text:p>
          </table:table-cell>
          <table:table-cell table:style-name="ce106" table:formula="of:=[.J42]/([.J42]+[.M42])" office:value-type="float" office:value="0.0919631512071156" calcext:value-type="float">
            <text:p>0.0920</text:p>
          </table:table-cell>
          <table:table-cell table:style-name="ce106" table:formula="of:=[.L42]/([.L42]+[.K42])" office:value-type="float" office:value="1" calcext:value-type="float">
            <text:p>1.0000</text:p>
          </table:table-cell>
          <table:table-cell table:style-name="ce106" table:formula="of:=(2*[.J42])/((2*[.J42])+[.K42]+[.M42])" office:value-type="float" office:value="0.168436363636364" calcext:value-type="float">
            <text:p>0.1684</text:p>
          </table:table-cell>
          <table:table-cell table:style-name="ce106" table:formula="of:=(5*[.J42])/((5*[.J42])+(4*[.M42])+[.K42])" office:value-type="float" office:value="0.112370453751504" calcext:value-type="float">
            <text:p>0.1124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522" calcext:value-type="float">
            <text:p>11522</text:p>
          </table:table-cell>
          <table:table-cell table:style-name="ce106" table:formula="of:=([.V42]+[.X42])/([.V42]+[.W42]+[.X42]+[.Y42])" office:value-type="float" office:value="0.387811487168588" calcext:value-type="float">
            <text:p>0.3878</text:p>
          </table:table-cell>
          <table:table-cell table:style-name="ce106" table:formula="of:=[.V42]/([.V42]+[.W42])" office:value-type="float" office:value="1" calcext:value-type="float">
            <text:p>1.0000</text:p>
          </table:table-cell>
          <table:table-cell table:style-name="ce106" table:formula="of:=[.V42]/([.V42]+[.Y42])" office:value-type="float" office:value="0.0913249211356467" calcext:value-type="float">
            <text:p>0.0913</text:p>
          </table:table-cell>
          <table:table-cell table:style-name="ce106" table:formula="of:=[.X42]/([.X42]+[.W42])" office:value-type="float" office:value="1" calcext:value-type="float">
            <text:p>1.0000</text:p>
          </table:table-cell>
          <table:table-cell table:style-name="ce106" table:formula="of:=(2*[.V42])/((2*[.V42])+[.W42]+[.Y42])" office:value-type="float" office:value="0.167365226188756" calcext:value-type="float">
            <text:p>0.1674</text:p>
          </table:table-cell>
          <table:table-cell table:style-name="ce106" table:formula="of:=(5*[.V42])/((5*[.V42])+(4*[.Y42])+[.W42])" office:value-type="float" office:value="0.111608003392575" calcext:value-type="float">
            <text:p>0.1116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6" table:formula="of:=([.AH42]+[.AJ42])/([.AH42]+[.AI42]+[.AJ42]+[.AK42])" office:value-type="float" office:value="1" calcext:value-type="float">
            <text:p>1.000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/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466" calcext:value-type="float">
            <text:p>9466</text:p>
          </table:table-cell>
          <table:table-cell office:value-type="float" office:value="2118" calcext:value-type="float">
            <text:p>2118</text:p>
          </table:table-cell>
          <table:table-cell office:value-type="float" office:value="4023" calcext:value-type="float">
            <text:p>4023</text:p>
          </table:table-cell>
          <table:table-cell office:value-type="float" office:value="3126" calcext:value-type="float">
            <text:p>3126</text:p>
          </table:table-cell>
          <table:table-cell table:style-name="ce106" table:formula="of:=([.J44]+[.L44])/([.J44]+[.K44]+[.L44]+[.M44])" office:value-type="float" office:value="0.720066193348636" calcext:value-type="float">
            <text:p>0.7201</text:p>
          </table:table-cell>
          <table:table-cell table:style-name="ce106" table:formula="of:=[.J44]/([.J44]+[.K44])" office:value-type="float" office:value="0.817161602209945" calcext:value-type="float">
            <text:p>0.8172</text:p>
          </table:table-cell>
          <table:table-cell table:style-name="ce106" table:formula="of:=[.J44]/([.J44]+[.M44])" office:value-type="float" office:value="0.751747141041931" calcext:value-type="float">
            <text:p>0.7517</text:p>
          </table:table-cell>
          <table:table-cell table:style-name="ce106" table:formula="of:=[.L44]/([.L44]+[.K44])" office:value-type="float" office:value="0.655105031753786" calcext:value-type="float">
            <text:p>0.6551</text:p>
          </table:table-cell>
          <table:table-cell table:style-name="ce106" table:formula="of:=(2*[.J44])/((2*[.J44])+[.K44]+[.M44])" office:value-type="float" office:value="0.783090668431502" calcext:value-type="float">
            <text:p>0.7831</text:p>
          </table:table-cell>
          <table:table-cell table:style-name="ce106" table:formula="of:=(5*[.J44])/((5*[.J44])+(4*[.M44])+[.K44])" office:value-type="float" office:value="0.763978564049587" calcext:value-type="float">
            <text:p>0.7640</text:p>
          </table:table-cell>
          <table:table-cell office:value-type="float" office:value="3.83333331203704" calcext:value-type="float">
            <text:p>3.83333331203704</text:p>
          </table:table-cell>
          <table:table-cell office:value-type="float" office:value="0.1" calcext:value-type="float">
            <text:p>0.1</text:p>
          </table:table-cell>
          <table:table-cell office:value-type="float" office:value="8679" calcext:value-type="float">
            <text:p>8679</text:p>
          </table:table-cell>
          <table:table-cell office:value-type="float" office:value="5766" calcext:value-type="float">
            <text:p>5766</text:p>
          </table:table-cell>
          <table:table-cell office:value-type="float" office:value="4023" calcext:value-type="float">
            <text:p>4023</text:p>
          </table:table-cell>
          <table:table-cell office:value-type="float" office:value="4001" calcext:value-type="float">
            <text:p>4001</text:p>
          </table:table-cell>
          <table:table-cell table:style-name="ce106" table:formula="of:=([.V44]+[.X44])/([.V44]+[.W44]+[.X44]+[.Y44])" office:value-type="float" office:value="0.565312207930927" calcext:value-type="float">
            <text:p>0.5653</text:p>
          </table:table-cell>
          <table:table-cell table:style-name="ce106" table:formula="of:=[.V44]/([.V44]+[.W44])" office:value-type="float" office:value="0.600830737279335" calcext:value-type="float">
            <text:p>0.6008</text:p>
          </table:table-cell>
          <table:table-cell table:style-name="ce106" table:formula="of:=[.V44]/([.V44]+[.Y44])" office:value-type="float" office:value="0.684463722397476" calcext:value-type="float">
            <text:p>0.6845</text:p>
          </table:table-cell>
          <table:table-cell table:style-name="ce106" table:formula="of:=[.X44]/([.X44]+[.W44])" office:value-type="float" office:value="0.410971498620901" calcext:value-type="float">
            <text:p>0.4110</text:p>
          </table:table-cell>
          <table:table-cell table:style-name="ce106" table:formula="of:=(2*[.V44])/((2*[.V44])+[.W44]+[.Y44])" office:value-type="float" office:value="0.639926267281106" calcext:value-type="float">
            <text:p>0.6399</text:p>
          </table:table-cell>
          <table:table-cell table:style-name="ce106" table:formula="of:=(5*[.V44])/((5*[.V44])+(4*[.Y44])+[.W44])" office:value-type="float" office:value="0.66592495971764" calcext:value-type="float">
            <text:p>0.665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1" calcext:value-type="float">
            <text:p>0.1</text:p>
          </table:table-cell>
          <table:table-cell office:value-type="float" office:value="7746" calcext:value-type="float">
            <text:p>7746</text:p>
          </table:table-cell>
          <table:table-cell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 office:value-type="float" office:value="433" calcext:value-type="float">
            <text:p>433</text:p>
          </table:table-cell>
          <table:table-cell table:style-name="ce106" table:formula="of:=([.AH44]+[.AJ44])/([.AH44]+[.AI44]+[.AJ44]+[.AK44])" office:value-type="float" office:value="0.929024081115336" calcext:value-type="float">
            <text:p>0.9290</text:p>
          </table:table-cell>
          <table:table-cell office:value-type="float" office:value="0.959206046600268" calcext:value-type="float">
            <text:p>0.959206046600268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55" calcext:value-type="float">
            <text:p>8555</text:p>
          </table:table-cell>
          <table:table-cell office:value-type="float" office:value="1479" calcext:value-type="float">
            <text:p>1479</text:p>
          </table:table-cell>
          <table:table-cell office:value-type="float" office:value="4662" calcext:value-type="float">
            <text:p>4662</text:p>
          </table:table-cell>
          <table:table-cell office:value-type="float" office:value="4037" calcext:value-type="float">
            <text:p>4037</text:p>
          </table:table-cell>
          <table:table-cell table:style-name="ce107" table:formula="of:=([.J45]+[.L45])/([.J45]+[.K45]+[.L45]+[.M45])" office:value-type="float" office:value="0.705546362034912" calcext:value-type="float">
            <text:p>0.7055</text:p>
          </table:table-cell>
          <table:table-cell table:style-name="ce107" table:formula="of:=[.J45]/([.J45]+[.K45])" office:value-type="float" office:value="0.852601156069364" calcext:value-type="float">
            <text:p>0.8526</text:p>
          </table:table-cell>
          <table:table-cell table:style-name="ce107" table:formula="of:=[.J45]/([.J45]+[.M45])" office:value-type="float" office:value="0.679399618805591" calcext:value-type="float">
            <text:p>0.6794</text:p>
          </table:table-cell>
          <table:table-cell table:style-name="ce107" table:formula="of:=[.L45]/([.L45]+[.K45])" office:value-type="float" office:value="0.759159745969712" calcext:value-type="float">
            <text:p>0.7592</text:p>
          </table:table-cell>
          <table:table-cell table:style-name="ce107" table:formula="of:=(2*[.J45])/((2*[.J45])+[.K45]+[.M45])" office:value-type="float" office:value="0.756209670290816" calcext:value-type="float">
            <text:p>0.7562</text:p>
          </table:table-cell>
          <table:table-cell table:style-name="ce107" table:formula="of:=(5*[.J45])/((5*[.J45])+(4*[.M45])+[.K45])" office:value-type="float" office:value="0.708171914837257" calcext:value-type="float">
            <text:p>0.7082</text:p>
          </table:table-cell>
          <table:table-cell office:value-type="float" office:value="7.88888884506173" calcext:value-type="float">
            <text:p>7.88888884506173</text:p>
          </table:table-cell>
          <table:table-cell office:value-type="float" office:value="0.2" calcext:value-type="float">
            <text:p>0.2</text:p>
          </table:table-cell>
          <table:table-cell office:value-type="float" office:value="8003" calcext:value-type="float">
            <text:p>8003</text:p>
          </table:table-cell>
          <table:table-cell office:value-type="float" office:value="3173" calcext:value-type="float">
            <text:p>3173</text:p>
          </table:table-cell>
          <table:table-cell office:value-type="float" office:value="4662" calcext:value-type="float">
            <text:p>4662</text:p>
          </table:table-cell>
          <table:table-cell office:value-type="float" office:value="4677" calcext:value-type="float">
            <text:p>4677</text:p>
          </table:table-cell>
          <table:table-cell table:style-name="ce107" table:formula="of:=([.V45]+[.X45])/([.V45]+[.W45]+[.X45]+[.Y45])" office:value-type="float" office:value="0.617353156227151" calcext:value-type="float">
            <text:p>0.6174</text:p>
          </table:table-cell>
          <table:table-cell table:style-name="ce107" table:formula="of:=[.V45]/([.V45]+[.W45])" office:value-type="float" office:value="0.716088045812455" calcext:value-type="float">
            <text:p>0.7161</text:p>
          </table:table-cell>
          <table:table-cell table:style-name="ce107" table:formula="of:=[.V45]/([.V45]+[.Y45])" office:value-type="float" office:value="0.63115141955836" calcext:value-type="float">
            <text:p>0.6312</text:p>
          </table:table-cell>
          <table:table-cell table:style-name="ce107" table:formula="of:=[.X45]/([.X45]+[.W45])" office:value-type="float" office:value="0.595022335673261" calcext:value-type="float">
            <text:p>0.5950</text:p>
          </table:table-cell>
          <table:table-cell table:style-name="ce107" table:formula="of:=(2*[.V45])/((2*[.V45])+[.W45]+[.Y45])" office:value-type="float" office:value="0.670942320590208" calcext:value-type="float">
            <text:p>0.6709</text:p>
          </table:table-cell>
          <table:table-cell table:style-name="ce107" table:formula="of:=(5*[.V45])/((5*[.V45])+(4*[.Y45])+[.W45])" office:value-type="float" office:value="0.646487656714489" calcext:value-type="float">
            <text:p>0.6465</text:p>
          </table:table-cell>
          <table:table-cell office:value-type="float" office:value="11.3888888256173" calcext:value-type="float">
            <text:p>11.3888888256173</text:p>
          </table:table-cell>
          <table:table-cell office:value-type="float" office:value="0.2" calcext:value-type="float">
            <text:p>0.2</text:p>
          </table:table-cell>
          <table:table-cell office:value-type="float" office:value="7099" calcext:value-type="float">
            <text:p>7099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433" calcext:value-type="float">
            <text:p>433</text:p>
          </table:table-cell>
          <table:table-cell table:style-name="ce107" table:formula="of:=([.AH45]+[.AJ45])/([.AH45]+[.AI45]+[.AJ45]+[.AK45])" office:value-type="float" office:value="0.926402599025365" calcext:value-type="float">
            <text:p>0.9264</text:p>
          </table:table-cell>
          <table:table-cell office:value-type="float" office:value="0.955805456818206" calcext:value-type="float">
            <text:p>0.95580545681820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951" calcext:value-type="float">
            <text:p>7951</text:p>
          </table:table-cell>
          <table:table-cell office:value-type="float" office:value="1120" calcext:value-type="float">
            <text:p>1120</text:p>
          </table:table-cell>
          <table:table-cell office:value-type="float" office:value="5021" calcext:value-type="float">
            <text:p>5021</text:p>
          </table:table-cell>
          <table:table-cell office:value-type="float" office:value="4641" calcext:value-type="float">
            <text:p>4641</text:p>
          </table:table-cell>
          <table:table-cell table:style-name="ce106" table:formula="of:=([.J46]+[.L46])/([.J46]+[.K46]+[.L46]+[.M46])" office:value-type="float" office:value="0.692467837506005" calcext:value-type="float">
            <text:p>0.6925</text:p>
          </table:table-cell>
          <table:table-cell table:style-name="ce106" table:formula="of:=[.J46]/([.J46]+[.K46])" office:value-type="float" office:value="0.876529599823614" calcext:value-type="float">
            <text:p>0.8765</text:p>
          </table:table-cell>
          <table:table-cell table:style-name="ce106" table:formula="of:=[.J46]/([.J46]+[.M46])" office:value-type="float" office:value="0.631432655654384" calcext:value-type="float">
            <text:p>0.6314</text:p>
          </table:table-cell>
          <table:table-cell table:style-name="ce106" table:formula="of:=[.L46]/([.L46]+[.K46])" office:value-type="float" office:value="0.817619280247517" calcext:value-type="float">
            <text:p>0.8176</text:p>
          </table:table-cell>
          <table:table-cell table:style-name="ce106" table:formula="of:=(2*[.J46])/((2*[.J46])+[.K46]+[.M46])" office:value-type="float" office:value="0.734062687531736" calcext:value-type="float">
            <text:p>0.7341</text:p>
          </table:table-cell>
          <table:table-cell table:style-name="ce106" table:formula="of:=(5*[.J46])/((5*[.J46])+(4*[.M46])+[.K46])" office:value-type="float" office:value="0.668836958899039" calcext:value-type="float">
            <text:p>0.6688</text:p>
          </table:table-cell>
          <table:table-cell office:value-type="float" office:value="15.444444358642" calcext:value-type="float">
            <text:p>15.444444358642</text:p>
          </table:table-cell>
          <table:table-cell office:value-type="float" office:value="0.3" calcext:value-type="float">
            <text:p>0.3</text:p>
          </table:table-cell>
          <table:table-cell office:value-type="float" office:value="7564" calcext:value-type="float">
            <text:p>7564</text:p>
          </table:table-cell>
          <table:table-cell office:value-type="float" office:value="2180" calcext:value-type="float">
            <text:p>2180</text:p>
          </table:table-cell>
          <table:table-cell office:value-type="float" office:value="5021" calcext:value-type="float">
            <text:p>5021</text:p>
          </table:table-cell>
          <table:table-cell office:value-type="float" office:value="5116" calcext:value-type="float">
            <text:p>5116</text:p>
          </table:table-cell>
          <table:table-cell table:style-name="ce106" table:formula="of:=([.V46]+[.X46])/([.V46]+[.W46]+[.X46]+[.Y46])" office:value-type="float" office:value="0.633016447864796" calcext:value-type="float">
            <text:p>0.6330</text:p>
          </table:table-cell>
          <table:table-cell table:style-name="ce106" table:formula="of:=[.V46]/([.V46]+[.W46])" office:value-type="float" office:value="0.776272577996716" calcext:value-type="float">
            <text:p>0.7763</text:p>
          </table:table-cell>
          <table:table-cell table:style-name="ce106" table:formula="of:=[.V46]/([.V46]+[.Y46])" office:value-type="float" office:value="0.596529968454259" calcext:value-type="float">
            <text:p>0.5965</text:p>
          </table:table-cell>
          <table:table-cell table:style-name="ce106" table:formula="of:=[.X46]/([.X46]+[.W46])" office:value-type="float" office:value="0.697264268851548" calcext:value-type="float">
            <text:p>0.6973</text:p>
          </table:table-cell>
          <table:table-cell table:style-name="ce106" table:formula="of:=(2*[.V46])/((2*[.V46])+[.W46]+[.Y46])" office:value-type="float" office:value="0.674634320371031" calcext:value-type="float">
            <text:p>0.6746</text:p>
          </table:table-cell>
          <table:table-cell table:style-name="ce106" table:formula="of:=(5*[.V46])/((5*[.V46])+(4*[.Y46])+[.W46])" office:value-type="float" office:value="0.625496163006086" calcext:value-type="float">
            <text:p>0.6255</text:p>
          </table:table-cell>
          <table:table-cell office:value-type="float" office:value="20.9444443280864" calcext:value-type="float">
            <text:p>20.9444443280864</text:p>
          </table:table-cell>
          <table:table-cell office:value-type="float" office:value="0.3" calcext:value-type="float">
            <text:p>0.3</text:p>
          </table:table-cell>
          <table:table-cell office:value-type="float" office:value="6740" calcext:value-type="float">
            <text:p>6740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table:style-name="ce106" table:formula="of:=([.AH46]+[.AJ46])/([.AH46]+[.AI46]+[.AJ46]+[.AK46])" office:value-type="float" office:value="0.931782125859334" calcext:value-type="float">
            <text:p>0.9318</text:p>
          </table:table-cell>
          <table:table-cell office:value-type="float" office:value="0.957784473399136" calcext:value-type="float">
            <text:p>0.95778447339913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425" calcext:value-type="float">
            <text:p>7425</text:p>
          </table:table-cell>
          <table:table-cell office:value-type="float" office:value="860" calcext:value-type="float">
            <text:p>860</text:p>
          </table:table-cell>
          <table:table-cell office:value-type="float" office:value="5281" calcext:value-type="float">
            <text:p>5281</text:p>
          </table:table-cell>
          <table:table-cell office:value-type="float" office:value="5167" calcext:value-type="float">
            <text:p>5167</text:p>
          </table:table-cell>
          <table:table-cell table:style-name="ce108" table:formula="of:=([.J47]+[.L47])/([.J47]+[.K47]+[.L47]+[.M47])" office:value-type="float" office:value="0.678268296588907" calcext:value-type="float">
            <text:p>0.6783</text:p>
          </table:table-cell>
          <table:table-cell table:style-name="ce107" table:formula="of:=[.J47]/([.J47]+[.K47])" office:value-type="float" office:value="0.896197948098974" calcext:value-type="float">
            <text:p>0.8962</text:p>
          </table:table-cell>
          <table:table-cell table:style-name="ce107" table:formula="of:=[.J47]/([.J47]+[.M47])" office:value-type="float" office:value="0.589660101651842" calcext:value-type="float">
            <text:p>0.5897</text:p>
          </table:table-cell>
          <table:table-cell table:style-name="ce107" table:formula="of:=[.L47]/([.L47]+[.K47])" office:value-type="float" office:value="0.859957661618629" calcext:value-type="float">
            <text:p>0.8600</text:p>
          </table:table-cell>
          <table:table-cell table:style-name="ce107" table:formula="of:=(2*[.J47])/((2*[.J47])+[.K47]+[.M47])" office:value-type="float" office:value="0.711309096134502" calcext:value-type="float">
            <text:p>0.7113</text:p>
          </table:table-cell>
          <table:table-cell table:style-name="ce107" table:formula="of:=(5*[.J47])/((5*[.J47])+(4*[.M47])+[.K47])" office:value-type="float" office:value="0.632959950897652" calcext:value-type="float">
            <text:p>0.6330</text:p>
          </table:table-cell>
          <table:table-cell office:value-type="float" office:value="16.4999999083333" calcext:value-type="float">
            <text:p>16.4999999083333</text:p>
          </table:table-cell>
          <table:table-cell office:value-type="float" office:value="0.4" calcext:value-type="float">
            <text:p>0.4</text:p>
          </table:table-cell>
          <table:table-cell office:value-type="float" office:value="7145" calcext:value-type="float">
            <text:p>7145</text:p>
          </table:table-cell>
          <table:table-cell office:value-type="float" office:value="1513" calcext:value-type="float">
            <text:p>1513</text:p>
          </table:table-cell>
          <table:table-cell office:value-type="float" office:value="5281" calcext:value-type="float">
            <text:p>5281</text:p>
          </table:table-cell>
          <table:table-cell office:value-type="float" office:value="5535" calcext:value-type="float">
            <text:p>5535</text:p>
          </table:table-cell>
          <table:table-cell table:style-name="ce108" table:formula="of:=([.V47]+[.X47])/([.V47]+[.W47]+[.X47]+[.Y47])" office:value-type="float" office:value="0.638081544623601" calcext:value-type="float">
            <text:p>0.6381</text:p>
          </table:table-cell>
          <table:table-cell table:style-name="ce107" table:formula="of:=[.V47]/([.V47]+[.W47])" office:value-type="float" office:value="0.825248325248325" calcext:value-type="float">
            <text:p>0.8252</text:p>
          </table:table-cell>
          <table:table-cell table:style-name="ce107" table:formula="of:=[.V47]/([.V47]+[.Y47])" office:value-type="float" office:value="0.563485804416404" calcext:value-type="float">
            <text:p>0.5635</text:p>
          </table:table-cell>
          <table:table-cell table:style-name="ce107" table:formula="of:=[.X47]/([.X47]+[.W47])" office:value-type="float" office:value="0.777303503090963" calcext:value-type="float">
            <text:p>0.7773</text:p>
          </table:table-cell>
          <table:table-cell table:style-name="ce107" table:formula="of:=(2*[.V47])/((2*[.V47])+[.W47]+[.Y47])" office:value-type="float" office:value="0.669697253725747" calcext:value-type="float">
            <text:p>0.6697</text:p>
          </table:table-cell>
          <table:table-cell table:style-name="ce107" table:formula="of:=(5*[.V47])/((5*[.V47])+(4*[.Y47])+[.W47])" office:value-type="float" office:value="0.601653811175856" calcext:value-type="float">
            <text:p>0.6017</text:p>
          </table:table-cell>
          <table:table-cell office:value-type="float" office:value="22.0555554330247" calcext:value-type="float">
            <text:p>22.0555554330247</text:p>
          </table:table-cell>
          <table:table-cell office:value-type="float" office:value="0.4" calcext:value-type="float">
            <text:p>0.4</text:p>
          </table:table-cell>
          <table:table-cell office:value-type="float" office:value="6405" calcext:value-type="float">
            <text:p>6405</text:p>
          </table:table-cell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office:value-type="float" office:value="346" calcext:value-type="float">
            <text:p>346</text:p>
          </table:table-cell>
          <table:table-cell table:style-name="ce108" table:formula="of:=([.AH47]+[.AJ47])/([.AH47]+[.AI47]+[.AJ47]+[.AK47])" office:value-type="float" office:value="0.93925822253324" calcext:value-type="float">
            <text:p>0.9393</text:p>
          </table:table-cell>
          <table:table-cell office:value-type="float" office:value="0.95425632975221" calcext:value-type="float">
            <text:p>0.9542563297522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[0.9-1.1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903" calcext:value-type="float">
            <text:p>6903</text:p>
          </table:table-cell>
          <table:table-cell office:value-type="float" office:value="658" calcext:value-type="float">
            <text:p>658</text:p>
          </table:table-cell>
          <table:table-cell office:value-type="float" office:value="5483" calcext:value-type="float">
            <text:p>5483</text:p>
          </table:table-cell>
          <table:table-cell office:value-type="float" office:value="5689" calcext:value-type="float">
            <text:p>5689</text:p>
          </table:table-cell>
          <table:table-cell table:style-name="ce106" table:formula="of:=([.J48]+[.L48])/([.J48]+[.K48]+[.L48]+[.M48])" office:value-type="float" office:value="0.661186142102173" calcext:value-type="float">
            <text:p>0.6612</text:p>
          </table:table-cell>
          <table:table-cell table:style-name="ce106" table:formula="of:=[.J48]/([.J48]+[.K48])" office:value-type="float" office:value="0.912974474275889" calcext:value-type="float">
            <text:p>0.9130</text:p>
          </table:table-cell>
          <table:table-cell table:style-name="ce106" table:formula="of:=[.J48]/([.J48]+[.M48])" office:value-type="float" office:value="0.548205209656925" calcext:value-type="float">
            <text:p>0.5482</text:p>
          </table:table-cell>
          <table:table-cell table:style-name="ce106" table:formula="of:=[.L48]/([.L48]+[.K48])" office:value-type="float" office:value="0.892851327145416" calcext:value-type="float">
            <text:p>0.8929</text:p>
          </table:table-cell>
          <table:table-cell table:style-name="ce106" table:formula="of:=(2*[.J48])/((2*[.J48])+[.K48]+[.M48])" office:value-type="float" office:value="0.685059296382673" calcext:value-type="float">
            <text:p>0.6851</text:p>
          </table:table-cell>
          <table:table-cell table:style-name="ce106" table:formula="of:=(5*[.J48])/((5*[.J48])+(4*[.M48])+[.K48])" office:value-type="float" office:value="0.595815567332424" calcext:value-type="float">
            <text:p>0.5958</text:p>
          </table:table-cell>
          <table:table-cell office:value-type="float" office:value="25.6111109688272" calcext:value-type="float">
            <text:p>25.6111109688272</text:p>
          </table:table-cell>
          <table:table-cell office:value-type="float" office:value="0.5" calcext:value-type="float">
            <text:p>0.5</text:p>
          </table:table-cell>
          <table:table-cell office:value-type="float" office:value="6703" calcext:value-type="float">
            <text:p>6703</text:p>
          </table:table-cell>
          <table:table-cell office:value-type="float" office:value="1090" calcext:value-type="float">
            <text:p>1090</text:p>
          </table:table-cell>
          <table:table-cell office:value-type="float" office:value="5483" calcext:value-type="float">
            <text:p>5483</text:p>
          </table:table-cell>
          <table:table-cell office:value-type="float" office:value="5977" calcext:value-type="float">
            <text:p>5977</text:p>
          </table:table-cell>
          <table:table-cell table:style-name="ce106" table:formula="of:=([.V48]+[.X48])/([.V48]+[.W48]+[.X48]+[.Y48])" office:value-type="float" office:value="0.632940320988937" calcext:value-type="float">
            <text:p>0.6329</text:p>
          </table:table-cell>
          <table:table-cell table:style-name="ce106" table:formula="of:=[.V48]/([.V48]+[.W48])" office:value-type="float" office:value="0.860130886693186" calcext:value-type="float">
            <text:p>0.8601</text:p>
          </table:table-cell>
          <table:table-cell table:style-name="ce106" table:formula="of:=[.V48]/([.V48]+[.Y48])" office:value-type="float" office:value="0.528627760252366" calcext:value-type="float">
            <text:p>0.5286</text:p>
          </table:table-cell>
          <table:table-cell table:style-name="ce106" table:formula="of:=[.X48]/([.X48]+[.W48])" office:value-type="float" office:value="0.834170089761144" calcext:value-type="float">
            <text:p>0.8342</text:p>
          </table:table-cell>
          <table:table-cell table:style-name="ce106" table:formula="of:=(2*[.V48])/((2*[.V48])+[.W48]+[.Y48])" office:value-type="float" office:value="0.654813657011674" calcext:value-type="float">
            <text:p>0.6548</text:p>
          </table:table-cell>
          <table:table-cell table:style-name="ce106" table:formula="of:=(5*[.V48])/((5*[.V48])+(4*[.Y48])+[.W48])" office:value-type="float" office:value="0.572778698750705" calcext:value-type="float">
            <text:p>0.5728</text:p>
          </table:table-cell>
          <table:table-cell office:value-type="float" office:value="28.1666665101852" calcext:value-type="float">
            <text:p>28.1666665101852</text:p>
          </table:table-cell>
          <table:table-cell office:value-type="float" office:value="0.5" calcext:value-type="float">
            <text:p>0.5</text:p>
          </table:table-cell>
          <table:table-cell office:value-type="float" office:value="6008" calcext:value-type="float">
            <text:p>6008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table:style-name="ce106" table:formula="of:=([.AH48]+[.AJ48])/([.AH48]+[.AI48]+[.AJ48]+[.AK48])" office:value-type="float" office:value="0.941518722959869" calcext:value-type="float">
            <text:p>0.9415</text:p>
          </table:table-cell>
          <table:table-cell office:value-type="float" office:value="0.94643077965552" calcext:value-type="float">
            <text:p>0.9464307796555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6336" calcext:value-type="float">
            <text:p>6336</text:p>
          </table:table-cell>
          <table:table-cell office:value-type="float" office:value="459" calcext:value-type="float">
            <text:p>459</text:p>
          </table:table-cell>
          <table:table-cell office:value-type="float" office:value="5682" calcext:value-type="float">
            <text:p>5682</text:p>
          </table:table-cell>
          <table:table-cell office:value-type="float" office:value="6256" calcext:value-type="float">
            <text:p>6256</text:p>
          </table:table-cell>
          <table:table-cell table:style-name="ce107" table:formula="of:=([.J49]+[.L49])/([.J49]+[.K49]+[.L49]+[.M49])" office:value-type="float" office:value="0.641541664442428" calcext:value-type="float">
            <text:p>0.6415</text:p>
          </table:table-cell>
          <table:table-cell table:style-name="ce107" table:formula="of:=[.J49]/([.J49]+[.K49])" office:value-type="float" office:value="0.932450331125828" calcext:value-type="float">
            <text:p>0.9325</text:p>
          </table:table-cell>
          <table:table-cell table:style-name="ce107" table:formula="of:=[.J49]/([.J49]+[.M49])" office:value-type="float" office:value="0.503176620076239" calcext:value-type="float">
            <text:p>0.5032</text:p>
          </table:table-cell>
          <table:table-cell table:style-name="ce107" table:formula="of:=[.L49]/([.L49]+[.K49])" office:value-type="float" office:value="0.925256472887152" calcext:value-type="float">
            <text:p>0.9253</text:p>
          </table:table-cell>
          <table:table-cell table:style-name="ce107" table:formula="of:=(2*[.J49])/((2*[.J49])+[.K49]+[.M49])" office:value-type="float" office:value="0.653633878372105" calcext:value-type="float">
            <text:p>0.6536</text:p>
          </table:table-cell>
          <table:table-cell table:style-name="ce107" table:formula="of:=(5*[.J49])/((5*[.J49])+(4*[.M49])+[.K49])" office:value-type="float" office:value="0.554204642863391" calcext:value-type="float">
            <text:p>0.5542</text:p>
          </table:table-cell>
          <table:table-cell office:value-type="float" office:value="34.1111109216049" calcext:value-type="float">
            <text:p>34.1111109216049</text:p>
          </table:table-cell>
          <table:table-cell office:value-type="float" office:value="0.6" calcext:value-type="float">
            <text:p>0.6</text:p>
          </table:table-cell>
          <table:table-cell office:value-type="float" office:value="6185" calcext:value-type="float">
            <text:p>6185</text:p>
          </table:table-cell>
          <table:table-cell office:value-type="float" office:value="735" calcext:value-type="float">
            <text:p>735</text:p>
          </table:table-cell>
          <table:table-cell office:value-type="float" office:value="5682" calcext:value-type="float">
            <text:p>5682</text:p>
          </table:table-cell>
          <table:table-cell office:value-type="float" office:value="6495" calcext:value-type="float">
            <text:p>6495</text:p>
          </table:table-cell>
          <table:table-cell table:style-name="ce107" table:formula="of:=([.V49]+[.X49])/([.V49]+[.W49]+[.X49]+[.Y49])" office:value-type="float" office:value="0.621406503639315" calcext:value-type="float">
            <text:p>0.6214</text:p>
          </table:table-cell>
          <table:table-cell table:style-name="ce107" table:formula="of:=[.V49]/([.V49]+[.W49])" office:value-type="float" office:value="0.89378612716763" calcext:value-type="float">
            <text:p>0.8938</text:p>
          </table:table-cell>
          <table:table-cell table:style-name="ce107" table:formula="of:=[.V49]/([.V49]+[.Y49])" office:value-type="float" office:value="0.487776025236593" calcext:value-type="float">
            <text:p>0.4878</text:p>
          </table:table-cell>
          <table:table-cell table:style-name="ce107" table:formula="of:=[.X49]/([.X49]+[.W49])" office:value-type="float" office:value="0.885460495558672" calcext:value-type="float">
            <text:p>0.8855</text:p>
          </table:table-cell>
          <table:table-cell table:style-name="ce107" table:formula="of:=(2*[.V49])/((2*[.V49])+[.W49]+[.Y49])" office:value-type="float" office:value="0.631122448979592" calcext:value-type="float">
            <text:p>0.6311</text:p>
          </table:table-cell>
          <table:table-cell table:style-name="ce107" table:formula="of:=(5*[.V49])/((5*[.V49])+(4*[.Y49])+[.W49])" office:value-type="float" office:value="0.536519777931992" calcext:value-type="float">
            <text:p>0.5365</text:p>
          </table:table-cell>
          <table:table-cell office:value-type="float" office:value="38.1666664546296" calcext:value-type="float">
            <text:p>38.1666664546296</text:p>
          </table:table-cell>
          <table:table-cell office:value-type="float" office:value="0.6" calcext:value-type="float">
            <text:p>0.6</text:p>
          </table:table-cell>
          <table:table-cell office:value-type="float" office:value="5569" calcext:value-type="float">
            <text:p>5569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62" calcext:value-type="float">
            <text:p>262</text:p>
          </table:table-cell>
          <table:table-cell table:style-name="ce107" table:formula="of:=([.AH49]+[.AJ49])/([.AH49]+[.AI49]+[.AJ49]+[.AK49])" office:value-type="float" office:value="0.949555375909458" calcext:value-type="float">
            <text:p>0.9496</text:p>
          </table:table-cell>
          <table:table-cell office:value-type="float" office:value="0.944886682626161" calcext:value-type="float">
            <text:p>0.9448866826261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696" calcext:value-type="float">
            <text:p>5696</text:p>
          </table:table-cell>
          <table:table-cell office:value-type="float" office:value="234" calcext:value-type="float">
            <text:p>234</text:p>
          </table:table-cell>
          <table:table-cell office:value-type="float" office:value="5907" calcext:value-type="float">
            <text:p>5907</text:p>
          </table:table-cell>
          <table:table-cell office:value-type="float" office:value="6896" calcext:value-type="float">
            <text:p>6896</text:p>
          </table:table-cell>
          <table:table-cell table:style-name="ce106" table:formula="of:=([.J50]+[.L50])/([.J50]+[.K50]+[.L50]+[.M50])" office:value-type="float" office:value="0.619388245342444" calcext:value-type="float">
            <text:p>0.6194</text:p>
          </table:table-cell>
          <table:table-cell table:style-name="ce106" table:formula="of:=[.J50]/([.J50]+[.K50])" office:value-type="float" office:value="0.960539629005059" calcext:value-type="float">
            <text:p>0.9605</text:p>
          </table:table-cell>
          <table:table-cell table:style-name="ce106" table:formula="of:=[.J50]/([.J50]+[.M50])" office:value-type="float" office:value="0.452350698856417" calcext:value-type="float">
            <text:p>0.4524</text:p>
          </table:table-cell>
          <table:table-cell table:style-name="ce106" table:formula="of:=[.L50]/([.L50]+[.K50])" office:value-type="float" office:value="0.961895456765999" calcext:value-type="float">
            <text:p>0.9619</text:p>
          </table:table-cell>
          <table:table-cell table:style-name="ce106" table:formula="of:=(2*[.J50])/((2*[.J50])+[.K50]+[.M50])" office:value-type="float" office:value="0.615052370154411" calcext:value-type="float">
            <text:p>0.6151</text:p>
          </table:table-cell>
          <table:table-cell table:style-name="ce106" table:formula="of:=(5*[.J50])/((5*[.J50])+(4*[.M50])+[.K50])" office:value-type="float" office:value="0.50587942733312" calcext:value-type="float">
            <text:p>0.5059</text:p>
          </table:table-cell>
          <table:table-cell office:value-type="float" office:value="44.6111108632716" calcext:value-type="float">
            <text:p>44.6111108632716</text:p>
          </table:table-cell>
          <table:table-cell office:value-type="float" office:value="0.7" calcext:value-type="float">
            <text:p>0.7</text:p>
          </table:table-cell>
          <table:table-cell office:value-type="float" office:value="5606" calcext:value-type="float">
            <text:p>5606</text:p>
          </table:table-cell>
          <table:table-cell office:value-type="float" office:value="385" calcext:value-type="float">
            <text:p>385</text:p>
          </table:table-cell>
          <table:table-cell office:value-type="float" office:value="5907" calcext:value-type="float">
            <text:p>5907</text:p>
          </table:table-cell>
          <table:table-cell office:value-type="float" office:value="7074" calcext:value-type="float">
            <text:p>7074</text:p>
          </table:table-cell>
          <table:table-cell table:style-name="ce106" table:formula="of:=([.V50]+[.X50])/([.V50]+[.W50]+[.X50]+[.Y50])" office:value-type="float" office:value="0.606841661395741" calcext:value-type="float">
            <text:p>0.6068</text:p>
          </table:table-cell>
          <table:table-cell table:style-name="ce106" table:formula="of:=[.V50]/([.V50]+[.W50])" office:value-type="float" office:value="0.935736938741445" calcext:value-type="float">
            <text:p>0.9357</text:p>
          </table:table-cell>
          <table:table-cell table:style-name="ce106" table:formula="of:=[.V50]/([.V50]+[.Y50])" office:value-type="float" office:value="0.44211356466877" calcext:value-type="float">
            <text:p>0.4421</text:p>
          </table:table-cell>
          <table:table-cell table:style-name="ce106" table:formula="of:=[.X50]/([.X50]+[.W50])" office:value-type="float" office:value="0.938811188811189" calcext:value-type="float">
            <text:p>0.9388</text:p>
          </table:table-cell>
          <table:table-cell table:style-name="ce106" table:formula="of:=(2*[.V50])/((2*[.V50])+[.W50]+[.Y50])" office:value-type="float" office:value="0.600503454555193" calcext:value-type="float">
            <text:p>0.6005</text:p>
          </table:table-cell>
          <table:table-cell table:style-name="ce106" table:formula="of:=(5*[.V50])/((5*[.V50])+(4*[.Y50])+[.W50])" office:value-type="float" office:value="0.494260372767188" calcext:value-type="float">
            <text:p>0.4943</text:p>
          </table:table-cell>
          <table:table-cell office:value-type="float" office:value="45.9999997444444" calcext:value-type="float">
            <text:p>45.9999997444444</text:p>
          </table:table-cell>
          <table:table-cell office:value-type="float" office:value="0.7" calcext:value-type="float">
            <text:p>0.7</text:p>
          </table:table-cell>
          <table:table-cell office:value-type="float" office:value="5086" calcext:value-type="float">
            <text:p>5086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office:value-type="float" office:value="185" calcext:value-type="float">
            <text:p>185</text:p>
          </table:table-cell>
          <table:table-cell table:style-name="ce106" table:formula="of:=([.AH50]+[.AJ50])/([.AH50]+[.AI50]+[.AJ50]+[.AK50])" office:value-type="float" office:value="0.961469853728148" calcext:value-type="float">
            <text:p>0.9615</text:p>
          </table:table-cell>
          <table:table-cell office:value-type="float" office:value="0.95256325120543" calcext:value-type="float">
            <text:p>0.9525632512054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4721" calcext:value-type="float">
            <text:p>4721</text:p>
          </table:table-cell>
          <table:table-cell office:value-type="float" office:value="95" calcext:value-type="float">
            <text:p>95</text:p>
          </table:table-cell>
          <table:table-cell office:value-type="float" office:value="6046" calcext:value-type="float">
            <text:p>6046</text:p>
          </table:table-cell>
          <table:table-cell office:value-type="float" office:value="7871" calcext:value-type="float">
            <text:p>7871</text:p>
          </table:table-cell>
          <table:table-cell table:style-name="ce108" table:formula="of:=([.J51]+[.L51])/([.J51]+[.K51]+[.L51]+[.M51])" office:value-type="float" office:value="0.57476111674585" calcext:value-type="float">
            <text:p>0.5748</text:p>
          </table:table-cell>
          <table:table-cell table:style-name="ce107" table:formula="of:=[.J51]/([.J51]+[.K51])" office:value-type="float" office:value="0.980274086378738" calcext:value-type="float">
            <text:p>0.9803</text:p>
          </table:table-cell>
          <table:table-cell table:style-name="ce107" table:formula="of:=[.J51]/([.J51]+[.M51])" office:value-type="float" office:value="0.374920584498094" calcext:value-type="float">
            <text:p>0.3749</text:p>
          </table:table-cell>
          <table:table-cell table:style-name="ce107" table:formula="of:=[.L51]/([.L51]+[.K51])" office:value-type="float" office:value="0.984530206806709" calcext:value-type="float">
            <text:p>0.9845</text:p>
          </table:table-cell>
          <table:table-cell table:style-name="ce107" table:formula="of:=(2*[.J51])/((2*[.J51])+[.K51]+[.M51])" office:value-type="float" office:value="0.542394301470588" calcext:value-type="float">
            <text:p>0.5424</text:p>
          </table:table-cell>
          <table:table-cell table:style-name="ce107" table:formula="of:=(5*[.J51])/((5*[.J51])+(4*[.M51])+[.K51])" office:value-type="float" office:value="0.42775079733256" calcext:value-type="float">
            <text:p>0.4278</text:p>
          </table:table-cell>
          <table:table-cell office:value-type="float" office:value="58.499999675" calcext:value-type="float">
            <text:p>58.499999675</text:p>
          </table:table-cell>
          <table:table-cell office:value-type="float" office:value="0.8" calcext:value-type="float">
            <text:p>0.8</text:p>
          </table:table-cell>
          <table:table-cell office:value-type="float" office:value="4672" calcext:value-type="float">
            <text:p>4672</text:p>
          </table:table-cell>
          <table:table-cell office:value-type="float" office:value="152" calcext:value-type="float">
            <text:p>152</text:p>
          </table:table-cell>
          <table:table-cell office:value-type="float" office:value="6046" calcext:value-type="float">
            <text:p>6046</text:p>
          </table:table-cell>
          <table:table-cell office:value-type="float" office:value="8008" calcext:value-type="float">
            <text:p>8008</text:p>
          </table:table-cell>
          <table:table-cell table:style-name="ce108" table:formula="of:=([.V51]+[.X51])/([.V51]+[.W51]+[.X51]+[.Y51])" office:value-type="float" office:value="0.567750821061553" calcext:value-type="float">
            <text:p>0.5678</text:p>
          </table:table-cell>
          <table:table-cell table:style-name="ce107" table:formula="of:=[.V51]/([.V51]+[.W51])" office:value-type="float" office:value="0.96849087893864" calcext:value-type="float">
            <text:p>0.9685</text:p>
          </table:table-cell>
          <table:table-cell table:style-name="ce107" table:formula="of:=[.V51]/([.V51]+[.Y51])" office:value-type="float" office:value="0.368454258675079" calcext:value-type="float">
            <text:p>0.3685</text:p>
          </table:table-cell>
          <table:table-cell table:style-name="ce107" table:formula="of:=[.X51]/([.X51]+[.W51])" office:value-type="float" office:value="0.975475959987092" calcext:value-type="float">
            <text:p>0.9755</text:p>
          </table:table-cell>
          <table:table-cell table:style-name="ce107" table:formula="of:=(2*[.V51])/((2*[.V51])+[.W51]+[.Y51])" office:value-type="float" office:value="0.53382084095064" calcext:value-type="float">
            <text:p>0.5338</text:p>
          </table:table-cell>
          <table:table-cell table:style-name="ce107" table:formula="of:=(5*[.V51])/((5*[.V51])+(4*[.Y51])+[.W51])" office:value-type="float" office:value="0.420567478035431" calcext:value-type="float">
            <text:p>0.4206</text:p>
          </table:table-cell>
          <table:table-cell office:value-type="float" office:value="58.7777774512346" calcext:value-type="float">
            <text:p>58.7777774512346</text:p>
          </table:table-cell>
          <table:table-cell office:value-type="float" office:value="0.8" calcext:value-type="float">
            <text:p>0.8</text:p>
          </table:table-cell>
          <table:table-cell office:value-type="float" office:value="4260" calcext:value-type="float">
            <text:p>4260</text:p>
          </table:table-cell>
          <table:table-cell office:value-type="float" office:value="14" calcext:value-type="float">
            <text:p>14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table:style-name="ce108" table:formula="of:=([.AH51]+[.AJ51])/([.AH51]+[.AI51]+[.AJ51]+[.AK51])" office:value-type="float" office:value="0.976241438356164" calcext:value-type="float">
            <text:p>0.9762</text:p>
          </table:table-cell>
          <table:table-cell office:value-type="float" office:value="0.975156870454136" calcext:value-type="float">
            <text:p>0.97515687045413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2940" calcext:value-type="float">
            <text:p>2940</text:p>
          </table:table-cell>
          <table:table-cell office:value-type="float" office:value="11" calcext:value-type="float">
            <text:p>11</text:p>
          </table:table-cell>
          <table:table-cell office:value-type="float" office:value="6130" calcext:value-type="float">
            <text:p>6130</text:p>
          </table:table-cell>
          <table:table-cell office:value-type="float" office:value="9652" calcext:value-type="float">
            <text:p>9652</text:p>
          </table:table-cell>
          <table:table-cell table:style-name="ce106" table:formula="of:=([.J52]+[.L52])/([.J52]+[.K52]+[.L52]+[.M52])" office:value-type="float" office:value="0.484172316233385" calcext:value-type="float">
            <text:p>0.4842</text:p>
          </table:table-cell>
          <table:table-cell table:style-name="ce106" table:formula="of:=[.J52]/([.J52]+[.K52])" office:value-type="float" office:value="0.996272450016943" calcext:value-type="float">
            <text:p>0.9963</text:p>
          </table:table-cell>
          <table:table-cell table:style-name="ce106" table:formula="of:=[.J52]/([.J52]+[.M52])" office:value-type="float" office:value="0.233481575603558" calcext:value-type="float">
            <text:p>0.2335</text:p>
          </table:table-cell>
          <table:table-cell table:style-name="ce106" table:formula="of:=[.L52]/([.L52]+[.K52])" office:value-type="float" office:value="0.998208760788145" calcext:value-type="float">
            <text:p>0.9982</text:p>
          </table:table-cell>
          <table:table-cell table:style-name="ce106" table:formula="of:=(2*[.J52])/((2*[.J52])+[.K52]+[.M52])" office:value-type="float" office:value="0.378305346458213" calcext:value-type="float">
            <text:p>0.3783</text:p>
          </table:table-cell>
          <table:table-cell table:style-name="ce106" table:formula="of:=(5*[.J52])/((5*[.J52])+(4*[.M52])+[.K52])" office:value-type="float" office:value="0.275699094131548" calcext:value-type="float">
            <text:p>0.2757</text:p>
          </table:table-cell>
          <table:table-cell office:value-type="float" office:value="210.823528171626" calcext:value-type="float">
            <text:p>210.823528171626</text:p>
          </table:table-cell>
          <table:table-cell office:value-type="float" office:value="0.9" calcext:value-type="float">
            <text:p>0.9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office:value-type="float" office:value="6130" calcext:value-type="float">
            <text:p>6130</text:p>
          </table:table-cell>
          <table:table-cell office:value-type="float" office:value="9743" calcext:value-type="float">
            <text:p>9743</text:p>
          </table:table-cell>
          <table:table-cell table:style-name="ce106" table:formula="of:=([.V52]+[.X52])/([.V52]+[.W52]+[.X52]+[.Y52])" office:value-type="float" office:value="0.48167233319167" calcext:value-type="float">
            <text:p>0.4817</text:p>
          </table:table-cell>
          <table:table-cell table:style-name="ce106" table:formula="of:=[.V52]/([.V52]+[.W52])" office:value-type="float" office:value="0.99525584547611" calcext:value-type="float">
            <text:p>0.9953</text:p>
          </table:table-cell>
          <table:table-cell table:style-name="ce106" table:formula="of:=[.V52]/([.V52]+[.Y52])" office:value-type="float" office:value="0.231624605678233" calcext:value-type="float">
            <text:p>0.2316</text:p>
          </table:table-cell>
          <table:table-cell table:style-name="ce106" table:formula="of:=[.X52]/([.X52]+[.W52])" office:value-type="float" office:value="0.997721354166667" calcext:value-type="float">
            <text:p>0.9977</text:p>
          </table:table-cell>
          <table:table-cell table:style-name="ce106" table:formula="of:=(2*[.V52])/((2*[.V52])+[.W52]+[.Y52])" office:value-type="float" office:value="0.37579169598874" calcext:value-type="float">
            <text:p>0.3758</text:p>
          </table:table-cell>
          <table:table-cell table:style-name="ce106" table:formula="of:=(5*[.V52])/((5*[.V52])+(4*[.Y52])+[.W52])" office:value-type="float" office:value="0.273611447522871" calcext:value-type="float">
            <text:p>0.2736</text:p>
          </table:table-cell>
          <table:table-cell office:value-type="float" office:value="211.058822287889" calcext:value-type="float">
            <text:p>211.058822287889</text:p>
          </table:table-cell>
          <table:table-cell office:value-type="float" office:value="0.9" calcext:value-type="float">
            <text:p>0.9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style-name="ce106" table:formula="of:=([.AH52]+[.AJ52])/([.AH52]+[.AI52]+[.AJ52]+[.AK52])" office:value-type="float" office:value="0.99250936329588" calcext:value-type="float">
            <text:p>0.9925</text:p>
          </table:table-cell>
          <table:table-cell office:value-type="float" office:value="0.927542621987066" calcext:value-type="float">
            <text:p>0.927542621987066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/>
          <table:table-cell table:style-name="ce7"/>
          <table:table-cell table:style-name="ce92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54]+[.L54])/([.J54]+[.K54]+[.L54]+[.M54])" office:value-type="float" office:value="0.72487054929803" calcext:value-type="float">
            <text:p>0.7249</text:p>
          </table:table-cell>
          <table:table-cell table:style-name="ce106" table:formula="of:=[.J54]/([.J54]+[.K54])" office:value-type="float" office:value="0.848939763557891" calcext:value-type="float">
            <text:p>0.8489</text:p>
          </table:table-cell>
          <table:table-cell table:style-name="ce106" table:formula="of:=[.J54]/([.J54]+[.M54])" office:value-type="float" office:value="0.718551461245235" calcext:value-type="float">
            <text:p>0.7186</text:p>
          </table:table-cell>
          <table:table-cell table:style-name="ce106" table:formula="of:=[.L54]/([.L54]+[.K54])" office:value-type="float" office:value="0.737827715355805" calcext:value-type="float">
            <text:p>0.7378</text:p>
          </table:table-cell>
          <table:table-cell table:style-name="ce106" table:formula="of:=(2*[.J54])/((2*[.J54])+[.K54]+[.M54])" office:value-type="float" office:value="0.778322580645161" calcext:value-type="float">
            <text:p>0.7783</text:p>
          </table:table-cell>
          <table:table-cell table:style-name="ce106" table:formula="of:=(5*[.J54])/((5*[.J54])+(4*[.M54])+[.K54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54]+[.X54])/([.V54]+[.W54]+[.X54]+[.Y54])" office:value-type="float" office:value="0.594468323677817" calcext:value-type="float">
            <text:p>0.5945</text:p>
          </table:table-cell>
          <table:table-cell table:style-name="ce106" table:formula="of:=[.V54]/([.V54]+[.W54])" office:value-type="float" office:value="0.661472630389149" calcext:value-type="float">
            <text:p>0.6615</text:p>
          </table:table-cell>
          <table:table-cell table:style-name="ce106" table:formula="of:=[.V54]/([.V54]+[.Y54])" office:value-type="float" office:value="0.646135646687697" calcext:value-type="float">
            <text:p>0.6461</text:p>
          </table:table-cell>
          <table:table-cell table:style-name="ce106" table:formula="of:=[.X54]/([.X54]+[.W54])" office:value-type="float" office:value="0.519371847776249" calcext:value-type="float">
            <text:p>0.5194</text:p>
          </table:table-cell>
          <table:table-cell table:style-name="ce106" table:formula="of:=(2*[.V54])/((2*[.V54])+[.W54]+[.Y54])" office:value-type="float" office:value="0.65371419452645" calcext:value-type="float">
            <text:p>0.6537</text:p>
          </table:table-cell>
          <table:table-cell table:style-name="ce106" table:formula="of:=(5*[.V54])/((5*[.V54])+(4*[.Y54])+[.W54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54]+[.AJ54])/([.AH54]+[.AI54]+[.AJ54]+[.AK54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55]+[.L55])/([.J55]+[.K55]+[.L55]+[.M55])" office:value-type="float" office:value="0.721987935728394" calcext:value-type="float">
            <text:p>0.7220</text:p>
          </table:table-cell>
          <table:table-cell table:style-name="ce107" table:formula="of:=[.J55]/([.J55]+[.K55])" office:value-type="float" office:value="0.878046283022732" calcext:value-type="float">
            <text:p>0.8780</text:p>
          </table:table-cell>
          <table:table-cell table:style-name="ce107" table:formula="of:=[.J55]/([.J55]+[.M55])" office:value-type="float" office:value="0.68098792884371" calcext:value-type="float">
            <text:p>0.6810</text:p>
          </table:table-cell>
          <table:table-cell table:style-name="ce107" table:formula="of:=[.L55]/([.L55]+[.K55])" office:value-type="float" office:value="0.806057645334636" calcext:value-type="float">
            <text:p>0.8061</text:p>
          </table:table-cell>
          <table:table-cell table:style-name="ce107" table:formula="of:=(2*[.J55])/((2*[.J55])+[.K55]+[.M55])" office:value-type="float" office:value="0.767063243581716" calcext:value-type="float">
            <text:p>0.7671</text:p>
          </table:table-cell>
          <table:table-cell table:style-name="ce107" table:formula="of:=(5*[.J55])/((5*[.J55])+(4*[.M55])+[.K55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55]+[.X55])/([.V55]+[.W55]+[.X55]+[.Y55])" office:value-type="float" office:value="0.62695741255671" calcext:value-type="float">
            <text:p>0.6270</text:p>
          </table:table-cell>
          <table:table-cell table:style-name="ce107" table:formula="of:=[.V55]/([.V55]+[.W55])" office:value-type="float" office:value="0.733636616841519" calcext:value-type="float">
            <text:p>0.7336</text:p>
          </table:table-cell>
          <table:table-cell table:style-name="ce107" table:formula="of:=[.V55]/([.V55]+[.Y55])" office:value-type="float" office:value="0.623186119873817" calcext:value-type="float">
            <text:p>0.6232</text:p>
          </table:table-cell>
          <table:table-cell table:style-name="ce107" table:formula="of:=[.X55]/([.X55]+[.W55])" office:value-type="float" office:value="0.63307328302852" calcext:value-type="float">
            <text:p>0.6331</text:p>
          </table:table-cell>
          <table:table-cell table:style-name="ce107" table:formula="of:=(2*[.V55])/((2*[.V55])+[.W55]+[.Y55])" office:value-type="float" office:value="0.673915824485097" calcext:value-type="float">
            <text:p>0.6739</text:p>
          </table:table-cell>
          <table:table-cell table:style-name="ce107" table:formula="of:=(5*[.V55])/((5*[.V55])+(4*[.Y55])+[.W55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55]+[.AJ55])/([.AH55]+[.AI55]+[.AJ55]+[.AK55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style-name="ce106" table:formula="of:=([.J56]+[.L56])/([.J56]+[.K56]+[.L56]+[.M56])" office:value-type="float" office:value="0.71771739710671" calcext:value-type="float">
            <text:p>0.7177</text:p>
          </table:table-cell>
          <table:table-cell table:style-name="ce106" table:formula="of:=[.J56]/([.J56]+[.K56])" office:value-type="float" office:value="0.891006423982869" calcext:value-type="float">
            <text:p>0.8910</text:p>
          </table:table-cell>
          <table:table-cell table:style-name="ce106" table:formula="of:=[.J56]/([.J56]+[.M56])" office:value-type="float" office:value="0.660895806861499" calcext:value-type="float">
            <text:p>0.6609</text:p>
          </table:table-cell>
          <table:table-cell table:style-name="ce106" table:formula="of:=[.L56]/([.L56]+[.K56])" office:value-type="float" office:value="0.834228952939261" calcext:value-type="float">
            <text:p>0.8342</text:p>
          </table:table-cell>
          <table:table-cell table:style-name="ce106" table:formula="of:=(2*[.J56])/((2*[.J56])+[.K56]+[.M56])" office:value-type="float" office:value="0.758891118001094" calcext:value-type="float">
            <text:p>0.7589</text:p>
          </table:table-cell>
          <table:table-cell table:style-name="ce106" table:formula="of:=(5*[.J56])/((5*[.J56])+(4*[.M56])+[.K56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V56]+[.X56])/([.V56]+[.W56]+[.X56]+[.Y56])" office:value-type="float" office:value="0.637190123702121" calcext:value-type="float">
            <text:p>0.6372</text:p>
          </table:table-cell>
          <table:table-cell table:style-name="ce106" table:formula="of:=[.V56]/([.V56]+[.W56])" office:value-type="float" office:value="0.768072589490478" calcext:value-type="float">
            <text:p>0.7681</text:p>
          </table:table-cell>
          <table:table-cell table:style-name="ce106" table:formula="of:=[.V56]/([.V56]+[.Y56])" office:value-type="float" office:value="0.607492113564669" calcext:value-type="float">
            <text:p>0.6075</text:p>
          </table:table-cell>
          <table:table-cell table:style-name="ce106" table:formula="of:=[.X56]/([.X56]+[.W56])" office:value-type="float" office:value="0.687743321251175" calcext:value-type="float">
            <text:p>0.6877</text:p>
          </table:table-cell>
          <table:table-cell table:style-name="ce106" table:formula="of:=(2*[.V56])/((2*[.V56])+[.W56]+[.Y56])" office:value-type="float" office:value="0.678409441190717" calcext:value-type="float">
            <text:p>0.6784</text:p>
          </table:table-cell>
          <table:table-cell table:style-name="ce106" table:formula="of:=(5*[.V56])/((5*[.V56])+(4*[.Y56])+[.W56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style-name="ce106" table:formula="of:=([.AH56]+[.AJ56])/([.AH56]+[.AI56]+[.AJ56]+[.AK56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57]+[.L57])/([.J57]+[.K57]+[.L57]+[.M57])" office:value-type="float" office:value="0.711151443975871" calcext:value-type="float">
            <text:p>0.7112</text:p>
          </table:table-cell>
          <table:table-cell table:style-name="ce107" table:formula="of:=[.J57]/([.J57]+[.K57])" office:value-type="float" office:value="0.898811507275353" calcext:value-type="float">
            <text:p>0.8988</text:p>
          </table:table-cell>
          <table:table-cell table:style-name="ce107" table:formula="of:=[.J57]/([.J57]+[.M57])" office:value-type="float" office:value="0.642630241423126" calcext:value-type="float">
            <text:p>0.6426</text:p>
          </table:table-cell>
          <table:table-cell table:style-name="ce107" table:formula="of:=[.L57]/([.L57]+[.K57])" office:value-type="float" office:value="0.851652825272757" calcext:value-type="float">
            <text:p>0.8517</text:p>
          </table:table-cell>
          <table:table-cell table:style-name="ce107" table:formula="of:=(2*[.J57])/((2*[.J57])+[.K57]+[.M57])" office:value-type="float" office:value="0.749432739059968" calcext:value-type="float">
            <text:p>0.7494</text:p>
          </table:table-cell>
          <table:table-cell table:style-name="ce107" table:formula="of:=(5*[.J57])/((5*[.J57])+(4*[.M57])+[.K57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57]+[.X57])/([.V57]+[.W57]+[.X57]+[.Y57])" office:value-type="float" office:value="0.641772279219473" calcext:value-type="float">
            <text:p>0.6418</text:p>
          </table:table-cell>
          <table:table-cell table:style-name="ce107" table:formula="of:=[.V57]/([.V57]+[.W57])" office:value-type="float" office:value="0.792319831667543" calcext:value-type="float">
            <text:p>0.7923</text:p>
          </table:table-cell>
          <table:table-cell table:style-name="ce107" table:formula="of:=[.V57]/([.V57]+[.Y57])" office:value-type="float" office:value="0.593927444794953" calcext:value-type="float">
            <text:p>0.5939</text:p>
          </table:table-cell>
          <table:table-cell table:style-name="ce107" table:formula="of:=[.X57]/([.X57]+[.W57])" office:value-type="float" office:value="0.725985563575791" calcext:value-type="float">
            <text:p>0.7260</text:p>
          </table:table-cell>
          <table:table-cell table:style-name="ce107" table:formula="of:=(2*[.V57])/((2*[.V57])+[.W57]+[.Y57])" office:value-type="float" office:value="0.678927203065134" calcext:value-type="float">
            <text:p>0.6789</text:p>
          </table:table-cell>
          <table:table-cell table:style-name="ce107" table:formula="of:=(5*[.V57])/((5*[.V57])+(4*[.Y57])+[.W57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57]+[.AJ57])/([.AH57]+[.AI57]+[.AJ57]+[.AK57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style-name="ce106" table:formula="of:=([.J58]+[.L58])/([.J58]+[.K58]+[.L58]+[.M58])" office:value-type="float" office:value="0.704158436982864" calcext:value-type="float">
            <text:p>0.7042</text:p>
          </table:table-cell>
          <table:table-cell table:style-name="ce106" table:formula="of:=[.J58]/([.J58]+[.K58])" office:value-type="float" office:value="0.906949896097899" calcext:value-type="float">
            <text:p>0.9069</text:p>
          </table:table-cell>
          <table:table-cell table:style-name="ce106" table:formula="of:=[.J58]/([.J58]+[.M58])" office:value-type="float" office:value="0.623888182973316" calcext:value-type="float">
            <text:p>0.6239</text:p>
          </table:table-cell>
          <table:table-cell table:style-name="ce106" table:formula="of:=[.L58]/([.L58]+[.K58])" office:value-type="float" office:value="0.868751017749552" calcext:value-type="float">
            <text:p>0.8688</text:p>
          </table:table-cell>
          <table:table-cell table:style-name="ce106" table:formula="of:=(2*[.J58])/((2*[.J58])+[.K58]+[.M58])" office:value-type="float" office:value="0.739249082525642" calcext:value-type="float">
            <text:p>0.7392</text:p>
          </table:table-cell>
          <table:table-cell table:style-name="ce106" table:formula="of:=(5*[.J58])/((5*[.J58])+(4*[.M58])+[.K58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V58]+[.X58])/([.V58]+[.W58]+[.X58]+[.Y58])" office:value-type="float" office:value="0.643357353090429" calcext:value-type="float">
            <text:p>0.6434</text:p>
          </table:table-cell>
          <table:table-cell table:style-name="ce106" table:formula="of:=[.V58]/([.V58]+[.W58])" office:value-type="float" office:value="0.812818242196148" calcext:value-type="float">
            <text:p>0.8128</text:p>
          </table:table-cell>
          <table:table-cell table:style-name="ce106" table:formula="of:=[.V58]/([.V58]+[.Y58])" office:value-type="float" office:value="0.57910094637224" calcext:value-type="float">
            <text:p>0.5791</text:p>
          </table:table-cell>
          <table:table-cell table:style-name="ce106" table:formula="of:=[.X58]/([.X58]+[.W58])" office:value-type="float" office:value="0.759322516367777" calcext:value-type="float">
            <text:p>0.7593</text:p>
          </table:table-cell>
          <table:table-cell table:style-name="ce106" table:formula="of:=(2*[.V58])/((2*[.V58])+[.W58]+[.Y58])" office:value-type="float" office:value="0.676337846550612" calcext:value-type="float">
            <text:p>0.6763</text:p>
          </table:table-cell>
          <table:table-cell table:style-name="ce106" table:formula="of:=(5*[.V58])/((5*[.V58])+(4*[.Y58])+[.W58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style-name="ce106" table:formula="of:=([.AH58]+[.AJ58])/([.AH58]+[.AI58]+[.AJ58]+[.AK58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59]+[.L59])/([.J59]+[.K59]+[.L59]+[.M59])" office:value-type="float" office:value="0.695830886670581" calcext:value-type="float">
            <text:p>0.6958</text:p>
          </table:table-cell>
          <table:table-cell table:style-name="ce107" table:formula="of:=[.J59]/([.J59]+[.K59])" office:value-type="float" office:value="0.913012221423436" calcext:value-type="float">
            <text:p>0.9130</text:p>
          </table:table-cell>
          <table:table-cell table:style-name="ce107" table:formula="of:=[.J59]/([.J59]+[.M59])" office:value-type="float" office:value="0.605146124523507" calcext:value-type="float">
            <text:p>0.6051</text:p>
          </table:table-cell>
          <table:table-cell table:style-name="ce107" table:formula="of:=[.L59]/([.L59]+[.K59])" office:value-type="float" office:value="0.881778212017587" calcext:value-type="float">
            <text:p>0.8818</text:p>
          </table:table-cell>
          <table:table-cell table:style-name="ce107" table:formula="of:=(2*[.J59])/((2*[.J59])+[.K59]+[.M59])" office:value-type="float" office:value="0.727863215206801" calcext:value-type="float">
            <text:p>0.7279</text:p>
          </table:table-cell>
          <table:table-cell table:style-name="ce107" table:formula="of:=(5*[.J59])/((5*[.J59])+(4*[.M59])+[.K59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59]+[.X59])/([.V59]+[.W59]+[.X59]+[.Y59])" office:value-type="float" office:value="0.642386473923482" calcext:value-type="float">
            <text:p>0.6424</text:p>
          </table:table-cell>
          <table:table-cell table:style-name="ce107" table:formula="of:=[.V59]/([.V59]+[.W59])" office:value-type="float" office:value="0.828531759805623" calcext:value-type="float">
            <text:p>0.8285</text:p>
          </table:table-cell>
          <table:table-cell table:style-name="ce107" table:formula="of:=[.V59]/([.V59]+[.Y59])" office:value-type="float" office:value="0.564747634069401" calcext:value-type="float">
            <text:p>0.5647</text:p>
          </table:table-cell>
          <table:table-cell table:style-name="ce107" table:formula="of:=[.X59]/([.X59]+[.W59])" office:value-type="float" office:value="0.785123966942149" calcext:value-type="float">
            <text:p>0.7851</text:p>
          </table:table-cell>
          <table:table-cell table:style-name="ce107" table:formula="of:=(2*[.V59])/((2*[.V59])+[.W59]+[.Y59])" office:value-type="float" office:value="0.671669089715331" calcext:value-type="float">
            <text:p>0.6717</text:p>
          </table:table-cell>
          <table:table-cell table:style-name="ce107" table:formula="of:=(5*[.V59])/((5*[.V59])+(4*[.Y59])+[.W59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59]+[.AJ59])/([.AH59]+[.AI59]+[.AJ59]+[.AK59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style-name="ce106" table:formula="of:=([.J60]+[.L60])/([.J60]+[.K60]+[.L60]+[.M60])" office:value-type="float" office:value="0.689371697005285" calcext:value-type="float">
            <text:p>0.6894</text:p>
          </table:table-cell>
          <table:table-cell table:style-name="ce106" table:formula="of:=[.J60]/([.J60]+[.K60])" office:value-type="float" office:value="0.922836808590336" calcext:value-type="float">
            <text:p>0.9228</text:p>
          </table:table-cell>
          <table:table-cell table:style-name="ce106" table:formula="of:=[.J60]/([.J60]+[.M60])" office:value-type="float" office:value="0.586959974587039" calcext:value-type="float">
            <text:p>0.5870</text:p>
          </table:table-cell>
          <table:table-cell table:style-name="ce106" table:formula="of:=[.L60]/([.L60]+[.K60])" office:value-type="float" office:value="0.899364924279433" calcext:value-type="float">
            <text:p>0.8994</text:p>
          </table:table-cell>
          <table:table-cell table:style-name="ce106" table:formula="of:=(2*[.J60])/((2*[.J60])+[.K60]+[.M60])" office:value-type="float" office:value="0.717537983593029" calcext:value-type="float">
            <text:p>0.7175</text:p>
          </table:table-cell>
          <table:table-cell table:style-name="ce106" table:formula="of:=(5*[.J60])/((5*[.J60])+(4*[.M60])+[.K60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V60]+[.X60])/([.V60]+[.W60]+[.X60]+[.Y60])" office:value-type="float" office:value="0.642640481209192" calcext:value-type="float">
            <text:p>0.6426</text:p>
          </table:table-cell>
          <table:table-cell table:style-name="ce106" table:formula="of:=[.V60]/([.V60]+[.W60])" office:value-type="float" office:value="0.848267477203647" calcext:value-type="float">
            <text:p>0.8483</text:p>
          </table:table-cell>
          <table:table-cell table:style-name="ce106" table:formula="of:=[.V60]/([.V60]+[.Y60])" office:value-type="float" office:value="0.550236593059937" calcext:value-type="float">
            <text:p>0.5502</text:p>
          </table:table-cell>
          <table:table-cell table:style-name="ce106" table:formula="of:=[.X60]/([.X60]+[.W60])" office:value-type="float" office:value="0.815684536996012" calcext:value-type="float">
            <text:p>0.8157</text:p>
          </table:table-cell>
          <table:table-cell table:style-name="ce106" table:formula="of:=(2*[.V60])/((2*[.V60])+[.W60]+[.Y60])" office:value-type="float" office:value="0.667495814398469" calcext:value-type="float">
            <text:p>0.6675</text:p>
          </table:table-cell>
          <table:table-cell table:style-name="ce106" table:formula="of:=(5*[.V60])/((5*[.V60])+(4*[.Y60])+[.W60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style-name="ce106" table:formula="of:=([.AH60]+[.AJ60])/([.AH60]+[.AI60]+[.AJ60]+[.AK60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61]+[.L61])/([.J61]+[.K61]+[.L61]+[.M61])" office:value-type="float" office:value="0.676186409010836" calcext:value-type="float">
            <text:p>0.6762</text:p>
          </table:table-cell>
          <table:table-cell table:style-name="ce107" table:formula="of:=[.J61]/([.J61]+[.K61])" office:value-type="float" office:value="0.932299947005829" calcext:value-type="float">
            <text:p>0.9323</text:p>
          </table:table-cell>
          <table:table-cell table:style-name="ce107" table:formula="of:=[.J61]/([.J61]+[.M61])" office:value-type="float" office:value="0.558846886912325" calcext:value-type="float">
            <text:p>0.5588</text:p>
          </table:table-cell>
          <table:table-cell table:style-name="ce107" table:formula="of:=[.L61]/([.L61]+[.K61])" office:value-type="float" office:value="0.916788796612929" calcext:value-type="float">
            <text:p>0.9168</text:p>
          </table:table-cell>
          <table:table-cell table:style-name="ce107" table:formula="of:=(2*[.J61])/((2*[.J61])+[.K61]+[.M61])" office:value-type="float" office:value="0.698808341608739" calcext:value-type="float">
            <text:p>0.6988</text:p>
          </table:table-cell>
          <table:table-cell table:style-name="ce107" table:formula="of:=(5*[.J61])/((5*[.J61])+(4*[.M61])+[.K61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61]+[.X61])/([.V61]+[.W61]+[.X61]+[.Y61])" office:value-type="float" office:value="0.637201117896698" calcext:value-type="float">
            <text:p>0.6372</text:p>
          </table:table-cell>
          <table:table-cell table:style-name="ce107" table:formula="of:=[.V61]/([.V61]+[.W61])" office:value-type="float" office:value="0.868468936833897" calcext:value-type="float">
            <text:p>0.8685</text:p>
          </table:table-cell>
          <table:table-cell table:style-name="ce107" table:formula="of:=[.V61]/([.V61]+[.Y61])" office:value-type="float" office:value="0.526971608832808" calcext:value-type="float">
            <text:p>0.5270</text:p>
          </table:table-cell>
          <table:table-cell table:style-name="ce107" table:formula="of:=[.X61]/([.X61]+[.W61])" office:value-type="float" office:value="0.847636254140319" calcext:value-type="float">
            <text:p>0.8476</text:p>
          </table:table-cell>
          <table:table-cell table:style-name="ce107" table:formula="of:=(2*[.V61])/((2*[.V61])+[.W61]+[.Y61])" office:value-type="float" office:value="0.6559340335722" calcext:value-type="float">
            <text:p>0.6559</text:p>
          </table:table-cell>
          <table:table-cell table:style-name="ce107" table:formula="of:=(5*[.V61])/((5*[.V61])+(4*[.Y61])+[.W61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61]+[.AJ61])/([.AH61]+[.AI61]+[.AJ61]+[.AK61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style-name="ce106" table:formula="of:=([.J62]+[.L62])/([.J62]+[.K62]+[.L62]+[.M62])" office:value-type="float" office:value="0.647894090642182" calcext:value-type="float">
            <text:p>0.6479</text:p>
          </table:table-cell>
          <table:table-cell table:style-name="ce106" table:formula="of:=[.J62]/([.J62]+[.K62])" office:value-type="float" office:value="0.943622373483279" calcext:value-type="float">
            <text:p>0.9436</text:p>
          </table:table-cell>
          <table:table-cell table:style-name="ce106" table:formula="of:=[.J62]/([.J62]+[.M62])" office:value-type="float" office:value="0.506432655654384" calcext:value-type="float">
            <text:p>0.5064</text:p>
          </table:table-cell>
          <table:table-cell table:style-name="ce106" table:formula="of:=[.L62]/([.L62]+[.K62])" office:value-type="float" office:value="0.937957987298486" calcext:value-type="float">
            <text:p>0.9380</text:p>
          </table:table-cell>
          <table:table-cell table:style-name="ce106" table:formula="of:=(2*[.J62])/((2*[.J62])+[.K62]+[.M62])" office:value-type="float" office:value="0.659121447028424" calcext:value-type="float">
            <text:p>0.6591</text:p>
          </table:table-cell>
          <table:table-cell table:style-name="ce106" table:formula="of:=(5*[.J62])/((5*[.J62])+(4*[.M62])+[.K62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V62]+[.X62])/([.V62]+[.W62]+[.X62]+[.Y62])" office:value-type="float" office:value="0.620477209836579" calcext:value-type="float">
            <text:p>0.6205</text:p>
          </table:table-cell>
          <table:table-cell table:style-name="ce106" table:formula="of:=[.V62]/([.V62]+[.W62])" office:value-type="float" office:value="0.895714494661401" calcext:value-type="float">
            <text:p>0.8957</text:p>
          </table:table-cell>
          <table:table-cell table:style-name="ce106" table:formula="of:=[.V62]/([.V62]+[.Y62])" office:value-type="float" office:value="0.482965299684543" calcext:value-type="float">
            <text:p>0.4830</text:p>
          </table:table-cell>
          <table:table-cell table:style-name="ce106" table:formula="of:=[.X62]/([.X62]+[.W62])" office:value-type="float" office:value="0.889850146763479" calcext:value-type="float">
            <text:p>0.8899</text:p>
          </table:table-cell>
          <table:table-cell table:style-name="ce106" table:formula="of:=(2*[.V62])/((2*[.V62])+[.W62]+[.Y62])" office:value-type="float" office:value="0.627555464466875" calcext:value-type="float">
            <text:p>0.6276</text:p>
          </table:table-cell>
          <table:table-cell table:style-name="ce106" table:formula="of:=(5*[.V62])/((5*[.V62])+(4*[.Y62])+[.W62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style-name="ce106" table:formula="of:=([.AH62]+[.AJ62])/([.AH62]+[.AI62]+[.AJ62]+[.AK62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style-name="ce3" office:value-type="string" calcext:value-type="string">
            <text:p>primer intento</text:p>
          </table:table-cell>
          <table:table-cell table:style-name="ce7"/>
          <table:table-cell table:style-name="ce92"/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978" calcext:value-type="float">
            <text:p>10978</text:p>
          </table:table-cell>
          <table:table-cell office:value-type="float" office:value="3665" calcext:value-type="float">
            <text:p>3665</text:p>
          </table:table-cell>
          <table:table-cell office:value-type="float" office:value="2476" calcext:value-type="float">
            <text:p>2476</text:p>
          </table:table-cell>
          <table:table-cell office:value-type="float" office:value="1614" calcext:value-type="float">
            <text:p>1614</text:p>
          </table:table-cell>
          <table:table-cell table:style-name="ce106" table:formula="of:=([.J100]+[.L100])/([.J100]+[.K100]+[.L100]+[.M100])" office:value-type="float" office:value="0.71819783270165" calcext:value-type="float">
            <text:p>0.7182</text:p>
          </table:table-cell>
          <table:table-cell table:style-name="ce106" table:formula="of:=[.J100]/([.J100]+[.K100])" office:value-type="float" office:value="0.749709758929181" calcext:value-type="float">
            <text:p>0.7497</text:p>
          </table:table-cell>
          <table:table-cell table:style-name="ce106" table:formula="of:=[.J100]/([.J100]+[.M100])" office:value-type="float" office:value="0.871823379923761" calcext:value-type="float">
            <text:p>0.8718</text:p>
          </table:table-cell>
          <table:table-cell table:style-name="ce106" table:formula="of:=[.L100]/([.L100]+[.K100])" office:value-type="float" office:value="0.403191662595668" calcext:value-type="float">
            <text:p>0.4032</text:p>
          </table:table-cell>
          <table:table-cell table:style-name="ce106" table:formula="of:=(2*[.J100])/((2*[.J100])+[.K100]+[.M100])" office:value-type="float" office:value="0.806168533137507" calcext:value-type="float">
            <text:p>0.8062</text:p>
          </table:table-cell>
          <table:table-cell table:style-name="ce106" table:formula="of:=(5*[.J100])/((5*[.J100])+(4*[.M100])+[.K100])" office:value-type="float" office:value="0.844318653766286" calcext:value-type="float">
            <text:p>0.8443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1" calcext:value-type="float">
            <text:p>0.1</text:p>
          </table:table-cell>
          <table:table-cell office:value-type="float" office:value="9659" calcext:value-type="float">
            <text:p>9659</text:p>
          </table:table-cell>
          <table:table-cell office:value-type="float" office:value="16224" calcext:value-type="float">
            <text:p>16224</text:p>
          </table:table-cell>
          <table:table-cell office:value-type="float" office:value="2476" calcext:value-type="float">
            <text:p>2476</text:p>
          </table:table-cell>
          <table:table-cell office:value-type="float" office:value="3021" calcext:value-type="float">
            <text:p>3021</text:p>
          </table:table-cell>
          <table:table-cell table:style-name="ce106" table:formula="of:=([.V100]+[.X100])/([.V100]+[.W100]+[.X100]+[.Y100])" office:value-type="float" office:value="0.386711281070746" calcext:value-type="float">
            <text:p>0.3867</text:p>
          </table:table-cell>
          <table:table-cell table:style-name="ce106" table:formula="of:=[.V100]/([.V100]+[.W100])" office:value-type="float" office:value="0.373179306880964" calcext:value-type="float">
            <text:p>0.3732</text:p>
          </table:table-cell>
          <table:table-cell table:style-name="ce106" table:formula="of:=[.V100]/([.V100]+[.Y100])" office:value-type="float" office:value="0.761750788643533" calcext:value-type="float">
            <text:p>0.7618</text:p>
          </table:table-cell>
          <table:table-cell table:style-name="ce106" table:formula="of:=[.X100]/([.X100]+[.W100])" office:value-type="float" office:value="0.132406417112299" calcext:value-type="float">
            <text:p>0.1324</text:p>
          </table:table-cell>
          <table:table-cell table:style-name="ce106" table:formula="of:=(2*[.V100])/((2*[.V100])+[.W100]+[.Y100])" office:value-type="float" office:value="0.500946503124757" calcext:value-type="float">
            <text:p>0.5009</text:p>
          </table:table-cell>
          <table:table-cell table:style-name="ce106" table:formula="of:=(5*[.V100])/((5*[.V100])+(4*[.Y100])+[.W100])" office:value-type="float" office:value="0.630458337140843" calcext:value-type="float">
            <text:p>0.6305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1" calcext:value-type="float">
            <text:p>0.1</text:p>
          </table:table-cell>
          <table:table-cell office:value-type="float" office:value="7559" calcext:value-type="float">
            <text:p>7559</text:p>
          </table:table-cell>
          <table:table-cell office:value-type="float" office:value="277" calcext:value-type="float">
            <text:p>277</text:p>
          </table:table-cell>
          <table:table-cell office:value-type="float" office:value="360" calcext:value-type="float">
            <text:p>360</text:p>
          </table:table-cell>
          <table:table-cell office:value-type="float" office:value="1463" calcext:value-type="float">
            <text:p>1463</text:p>
          </table:table-cell>
          <table:table-cell table:style-name="ce106" table:formula="of:=([.AH100]+[.AJ100])/([.AH100]+[.AI100]+[.AJ100]+[.AK100])" office:value-type="float" office:value="0.819857128067088" calcext:value-type="float">
            <text:p>0.8199</text:p>
          </table:table-cell>
          <table:table-cell office:value-type="float" office:value="0.926927395364161" calcext:value-type="float">
            <text:p>0.9269273953641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799" calcext:value-type="float">
            <text:p>9799</text:p>
          </table:table-cell>
          <table:table-cell office:value-type="float" office:value="2581" calcext:value-type="float">
            <text:p>2581</text:p>
          </table:table-cell>
          <table:table-cell office:value-type="float" office:value="3560" calcext:value-type="float">
            <text:p>3560</text:p>
          </table:table-cell>
          <table:table-cell office:value-type="float" office:value="2793" calcext:value-type="float">
            <text:p>2793</text:p>
          </table:table-cell>
          <table:table-cell table:style-name="ce107" table:formula="of:=([.J101]+[.L101])/([.J101]+[.K101]+[.L101]+[.M101])" office:value-type="float" office:value="0.7131265680884" calcext:value-type="float">
            <text:p>0.7131</text:p>
          </table:table-cell>
          <table:table-cell table:style-name="ce107" table:formula="of:=[.J101]/([.J101]+[.K101])" office:value-type="float" office:value="0.791518578352181" calcext:value-type="float">
            <text:p>0.7915</text:p>
          </table:table-cell>
          <table:table-cell table:style-name="ce107" table:formula="of:=[.J101]/([.J101]+[.M101])" office:value-type="float" office:value="0.77819250317662" calcext:value-type="float">
            <text:p>0.7782</text:p>
          </table:table-cell>
          <table:table-cell table:style-name="ce107" table:formula="of:=[.L101]/([.L101]+[.K101])" office:value-type="float" office:value="0.579710144927536" calcext:value-type="float">
            <text:p>0.5797</text:p>
          </table:table-cell>
          <table:table-cell table:style-name="ce107" table:formula="of:=(2*[.J101])/((2*[.J101])+[.K101]+[.M101])" office:value-type="float" office:value="0.784798974851834" calcext:value-type="float">
            <text:p>0.7848</text:p>
          </table:table-cell>
          <table:table-cell table:style-name="ce107" table:formula="of:=(5*[.J101])/((5*[.J101])+(4*[.M101])+[.K101])" office:value-type="float" office:value="0.780821699496398" calcext:value-type="float">
            <text:p>0.7808</text:p>
          </table:table-cell>
          <table:table-cell office:value-type="float" office:value="2.38888887561728" calcext:value-type="float">
            <text:p>2.38888887561728</text:p>
          </table:table-cell>
          <table:table-cell office:value-type="float" office:value="0.2" calcext:value-type="float">
            <text:p>0.2</text:p>
          </table:table-cell>
          <table:table-cell office:value-type="float" office:value="8707" calcext:value-type="float">
            <text:p>8707</text:p>
          </table:table-cell>
          <table:table-cell office:value-type="float" office:value="7938" calcext:value-type="float">
            <text:p>7938</text:p>
          </table:table-cell>
          <table:table-cell office:value-type="float" office:value="3560" calcext:value-type="float">
            <text:p>3560</text:p>
          </table:table-cell>
          <table:table-cell office:value-type="float" office:value="3973" calcext:value-type="float">
            <text:p>3973</text:p>
          </table:table-cell>
          <table:table-cell table:style-name="ce107" table:formula="of:=([.V101]+[.X101])/([.V101]+[.W101]+[.X101]+[.Y101])" office:value-type="float" office:value="0.507362064686905" calcext:value-type="float">
            <text:p>0.5074</text:p>
          </table:table-cell>
          <table:table-cell table:style-name="ce107" table:formula="of:=[.V101]/([.V101]+[.W101])" office:value-type="float" office:value="0.523100030039051" calcext:value-type="float">
            <text:p>0.5231</text:p>
          </table:table-cell>
          <table:table-cell table:style-name="ce107" table:formula="of:=[.V101]/([.V101]+[.Y101])" office:value-type="float" office:value="0.686671924290221" calcext:value-type="float">
            <text:p>0.6867</text:p>
          </table:table-cell>
          <table:table-cell table:style-name="ce107" table:formula="of:=[.X101]/([.X101]+[.W101])" office:value-type="float" office:value="0.309619064185076" calcext:value-type="float">
            <text:p>0.3096</text:p>
          </table:table-cell>
          <table:table-cell table:style-name="ce107" table:formula="of:=(2*[.V101])/((2*[.V101])+[.W101]+[.Y101])" office:value-type="float" office:value="0.59382779198636" calcext:value-type="float">
            <text:p>0.5938</text:p>
          </table:table-cell>
          <table:table-cell table:style-name="ce107" table:formula="of:=(5*[.V101])/((5*[.V101])+(4*[.Y101])+[.W101])" office:value-type="float" office:value="0.646255473910785" calcext:value-type="float">
            <text:p>0.6463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2" calcext:value-type="float">
            <text:p>0.2</text:p>
          </table:table-cell>
          <table:table-cell office:value-type="float" office:value="6639" calcext:value-type="float">
            <text:p>6639</text:p>
          </table:table-cell>
          <table:table-cell office:value-type="float" office:value="217" calcext:value-type="float">
            <text:p>217</text:p>
          </table:table-cell>
          <table:table-cell office:value-type="float" office:value="356" calcext:value-type="float">
            <text:p>356</text:p>
          </table:table-cell>
          <table:table-cell office:value-type="float" office:value="1495" calcext:value-type="float">
            <text:p>1495</text:p>
          </table:table-cell>
          <table:table-cell table:style-name="ce107" table:formula="of:=([.AH101]+[.AJ101])/([.AH101]+[.AI101]+[.AJ101]+[.AK101])" office:value-type="float" office:value="0.803376593545423" calcext:value-type="float">
            <text:p>0.8034</text:p>
          </table:table-cell>
          <table:table-cell office:value-type="float" office:value="0.888808219464972" calcext:value-type="float">
            <text:p>0.88880821946497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723" calcext:value-type="float">
            <text:p>8723</text:p>
          </table:table-cell>
          <table:table-cell office:value-type="float" office:value="1953" calcext:value-type="float">
            <text:p>1953</text:p>
          </table:table-cell>
          <table:table-cell office:value-type="float" office:value="4188" calcext:value-type="float">
            <text:p>4188</text:p>
          </table:table-cell>
          <table:table-cell office:value-type="float" office:value="3869" calcext:value-type="float">
            <text:p>3869</text:p>
          </table:table-cell>
          <table:table-cell table:style-name="ce106" table:formula="of:=([.J102]+[.L102])/([.J102]+[.K102]+[.L102]+[.M102])" office:value-type="float" office:value="0.689211551806972" calcext:value-type="float">
            <text:p>0.6892</text:p>
          </table:table-cell>
          <table:table-cell table:style-name="ce106" table:formula="of:=[.J102]/([.J102]+[.K102])" office:value-type="float" office:value="0.817066316972649" calcext:value-type="float">
            <text:p>0.8171</text:p>
          </table:table-cell>
          <table:table-cell table:style-name="ce106" table:formula="of:=[.J102]/([.J102]+[.M102])" office:value-type="float" office:value="0.692741423125794" calcext:value-type="float">
            <text:p>0.6927</text:p>
          </table:table-cell>
          <table:table-cell table:style-name="ce106" table:formula="of:=[.L102]/([.L102]+[.K102])" office:value-type="float" office:value="0.681973619931607" calcext:value-type="float">
            <text:p>0.6820</text:p>
          </table:table-cell>
          <table:table-cell table:style-name="ce106" table:formula="of:=(2*[.J102])/((2*[.J102])+[.K102]+[.M102])" office:value-type="float" office:value="0.749785112600997" calcext:value-type="float">
            <text:p>0.7498</text:p>
          </table:table-cell>
          <table:table-cell table:style-name="ce106" table:formula="of:=(5*[.J102])/((5*[.J102])+(4*[.M102])+[.K102])" office:value-type="float" office:value="0.714484634034467" calcext:value-type="float">
            <text:p>0.7145</text:p>
          </table:table-cell>
          <table:table-cell office:value-type="float" office:value="3.11111109382716" calcext:value-type="float">
            <text:p>3.11111109382716</text:p>
          </table:table-cell>
          <table:table-cell office:value-type="float" office:value="0.3" calcext:value-type="float">
            <text:p>0.3</text:p>
          </table:table-cell>
          <table:table-cell office:value-type="float" office:value="7818" calcext:value-type="float">
            <text:p>7818</text:p>
          </table:table-cell>
          <table:table-cell office:value-type="float" office:value="4929" calcext:value-type="float">
            <text:p>4929</text:p>
          </table:table-cell>
          <table:table-cell office:value-type="float" office:value="4188" calcext:value-type="float">
            <text:p>4188</text:p>
          </table:table-cell>
          <table:table-cell office:value-type="float" office:value="4862" calcext:value-type="float">
            <text:p>4862</text:p>
          </table:table-cell>
          <table:table-cell table:style-name="ce106" table:formula="of:=([.V102]+[.X102])/([.V102]+[.W102]+[.X102]+[.Y102])" office:value-type="float" office:value="0.550809744460247" calcext:value-type="float">
            <text:p>0.5508</text:p>
          </table:table-cell>
          <table:table-cell table:style-name="ce106" table:formula="of:=[.V102]/([.V102]+[.W102])" office:value-type="float" office:value="0.61332078136032" calcext:value-type="float">
            <text:p>0.6133</text:p>
          </table:table-cell>
          <table:table-cell table:style-name="ce106" table:formula="of:=[.V102]/([.V102]+[.Y102])" office:value-type="float" office:value="0.616561514195584" calcext:value-type="float">
            <text:p>0.6166</text:p>
          </table:table-cell>
          <table:table-cell table:style-name="ce106" table:formula="of:=[.X102]/([.X102]+[.W102])" office:value-type="float" office:value="0.459361632115828" calcext:value-type="float">
            <text:p>0.4594</text:p>
          </table:table-cell>
          <table:table-cell table:style-name="ce106" table:formula="of:=(2*[.V102])/((2*[.V102])+[.W102]+[.Y102])" office:value-type="float" office:value="0.614936878121682" calcext:value-type="float">
            <text:p>0.6149</text:p>
          </table:table-cell>
          <table:table-cell table:style-name="ce106" table:formula="of:=(5*[.V102])/((5*[.V102])+(4*[.Y102])+[.W102])" office:value-type="float" office:value="0.615910630721477" calcext:value-type="float">
            <text:p>0.6159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3" calcext:value-type="float">
            <text:p>0.3</text:p>
          </table:table-cell>
          <table:table-cell office:value-type="float" office:value="5922" calcext:value-type="float">
            <text:p>5922</text:p>
          </table:table-cell>
          <table:table-cell office:value-type="float" office:value="181" calcext:value-type="float">
            <text:p>181</text:p>
          </table:table-cell>
          <table:table-cell office:value-type="float" office:value="348" calcext:value-type="float">
            <text:p>348</text:p>
          </table:table-cell>
          <table:table-cell office:value-type="float" office:value="1367" calcext:value-type="float">
            <text:p>1367</text:p>
          </table:table-cell>
          <table:table-cell table:style-name="ce106" table:formula="of:=([.AH102]+[.AJ102])/([.AH102]+[.AI102]+[.AJ102]+[.AK102])" office:value-type="float" office:value="0.80199539524175" calcext:value-type="float">
            <text:p>0.8020</text:p>
          </table:table-cell>
          <table:table-cell office:value-type="float" office:value="0.863515271229988" calcext:value-type="float">
            <text:p>0.86351527122998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729" calcext:value-type="float">
            <text:p>7729</text:p>
          </table:table-cell>
          <table:table-cell office:value-type="float" office:value="1480" calcext:value-type="float">
            <text:p>1480</text:p>
          </table:table-cell>
          <table:table-cell office:value-type="float" office:value="4661" calcext:value-type="float">
            <text:p>4661</text:p>
          </table:table-cell>
          <table:table-cell office:value-type="float" office:value="4863" calcext:value-type="float">
            <text:p>4863</text:p>
          </table:table-cell>
          <table:table-cell table:style-name="ce108" table:formula="of:=([.J103]+[.L103])/([.J103]+[.K103]+[.L103]+[.M103])" office:value-type="float" office:value="0.661399669033257" calcext:value-type="float">
            <text:p>0.6614</text:p>
          </table:table-cell>
          <table:table-cell table:style-name="ce107" table:formula="of:=[.J103]/([.J103]+[.K103])" office:value-type="float" office:value="0.839287653382561" calcext:value-type="float">
            <text:p>0.8393</text:p>
          </table:table-cell>
          <table:table-cell table:style-name="ce107" table:formula="of:=[.J103]/([.J103]+[.M103])" office:value-type="float" office:value="0.613802414231258" calcext:value-type="float">
            <text:p>0.6138</text:p>
          </table:table-cell>
          <table:table-cell table:style-name="ce107" table:formula="of:=[.L103]/([.L103]+[.K103])" office:value-type="float" office:value="0.758996906041361" calcext:value-type="float">
            <text:p>0.7590</text:p>
          </table:table-cell>
          <table:table-cell table:style-name="ce107" table:formula="of:=(2*[.J103])/((2*[.J103])+[.K103]+[.M103])" office:value-type="float" office:value="0.709050043575983" calcext:value-type="float">
            <text:p>0.7091</text:p>
          </table:table-cell>
          <table:table-cell table:style-name="ce107" table:formula="of:=(5*[.J103])/((5*[.J103])+(4*[.M103])+[.K103])" office:value-type="float" office:value="0.6486563606761" calcext:value-type="float">
            <text:p>0.6487</text:p>
          </table:table-cell>
          <table:table-cell office:value-type="float" office:value="5.94444441141975" calcext:value-type="float">
            <text:p>5.94444441141975</text:p>
          </table:table-cell>
          <table:table-cell office:value-type="float" office:value="0.4" calcext:value-type="float">
            <text:p>0.4</text:p>
          </table:table-cell>
          <table:table-cell office:value-type="float" office:value="7060" calcext:value-type="float">
            <text:p>7060</text:p>
          </table:table-cell>
          <table:table-cell office:value-type="float" office:value="3143" calcext:value-type="float">
            <text:p>3143</text:p>
          </table:table-cell>
          <table:table-cell office:value-type="float" office:value="4661" calcext:value-type="float">
            <text:p>4661</text:p>
          </table:table-cell>
          <table:table-cell office:value-type="float" office:value="5620" calcext:value-type="float">
            <text:p>5620</text:p>
          </table:table-cell>
          <table:table-cell table:style-name="ce108" table:formula="of:=([.V103]+[.X103])/([.V103]+[.W103]+[.X103]+[.Y103])" office:value-type="float" office:value="0.572202694786175" calcext:value-type="float">
            <text:p>0.5722</text:p>
          </table:table-cell>
          <table:table-cell table:style-name="ce107" table:formula="of:=[.V103]/([.V103]+[.W103])" office:value-type="float" office:value="0.691953347054788" calcext:value-type="float">
            <text:p>0.6920</text:p>
          </table:table-cell>
          <table:table-cell table:style-name="ce107" table:formula="of:=[.V103]/([.V103]+[.Y103])" office:value-type="float" office:value="0.556782334384858" calcext:value-type="float">
            <text:p>0.5568</text:p>
          </table:table-cell>
          <table:table-cell table:style-name="ce107" table:formula="of:=[.X103]/([.X103]+[.W103])" office:value-type="float" office:value="0.597257816504357" calcext:value-type="float">
            <text:p>0.5973</text:p>
          </table:table-cell>
          <table:table-cell table:style-name="ce107" table:formula="of:=(2*[.V103])/((2*[.V103])+[.W103]+[.Y103])" office:value-type="float" office:value="0.617051959970284" calcext:value-type="float">
            <text:p>0.6171</text:p>
          </table:table-cell>
          <table:table-cell table:style-name="ce107" table:formula="of:=(5*[.V103])/((5*[.V103])+(4*[.Y103])+[.W103])" office:value-type="float" office:value="0.579419923510004" calcext:value-type="float">
            <text:p>0.5794</text:p>
          </table:table-cell>
          <table:table-cell office:value-type="float" office:value="12.3888888200617" calcext:value-type="float">
            <text:p>12.3888888200617</text:p>
          </table:table-cell>
          <table:table-cell office:value-type="float" office:value="0.4" calcext:value-type="float">
            <text:p>0.4</text:p>
          </table:table-cell>
          <table:table-cell office:value-type="float" office:value="5330" calcext:value-type="float">
            <text:p>5330</text:p>
          </table:table-cell>
          <table:table-cell office:value-type="float" office:value="151" calcext:value-type="float">
            <text:p>151</text:p>
          </table:table-cell>
          <table:table-cell office:value-type="float" office:value="339" calcext:value-type="float">
            <text:p>339</text:p>
          </table:table-cell>
          <table:table-cell office:value-type="float" office:value="1240" calcext:value-type="float">
            <text:p>1240</text:p>
          </table:table-cell>
          <table:table-cell table:style-name="ce108" table:formula="of:=([.AH103]+[.AJ103])/([.AH103]+[.AI103]+[.AJ103]+[.AK103])" office:value-type="float" office:value="0.802974504249292" calcext:value-type="float">
            <text:p>0.8030</text:p>
          </table:table-cell>
          <table:table-cell office:value-type="float" office:value="0.84643281123772" calcext:value-type="float">
            <text:p>0.8464328112377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702" calcext:value-type="float">
            <text:p>6702</text:p>
          </table:table-cell>
          <table:table-cell office:value-type="float" office:value="1061" calcext:value-type="float">
            <text:p>1061</text:p>
          </table:table-cell>
          <table:table-cell office:value-type="float" office:value="5080" calcext:value-type="float">
            <text:p>5080</text:p>
          </table:table-cell>
          <table:table-cell office:value-type="float" office:value="5890" calcext:value-type="float">
            <text:p>5890</text:p>
          </table:table-cell>
          <table:table-cell table:style-name="ce106" table:formula="of:=([.J104]+[.L104])/([.J104]+[.K104]+[.L104]+[.M104])" office:value-type="float" office:value="0.628943575508461" calcext:value-type="float">
            <text:p>0.6289</text:p>
          </table:table-cell>
          <table:table-cell table:style-name="ce106" table:formula="of:=[.J104]/([.J104]+[.K104])" office:value-type="float" office:value="0.863326033749839" calcext:value-type="float">
            <text:p>0.8633</text:p>
          </table:table-cell>
          <table:table-cell table:style-name="ce106" table:formula="of:=[.J104]/([.J104]+[.M104])" office:value-type="float" office:value="0.532242693773825" calcext:value-type="float">
            <text:p>0.5322</text:p>
          </table:table-cell>
          <table:table-cell table:style-name="ce106" table:formula="of:=[.L104]/([.L104]+[.K104])" office:value-type="float" office:value="0.827226836020192" calcext:value-type="float">
            <text:p>0.8272</text:p>
          </table:table-cell>
          <table:table-cell table:style-name="ce106" table:formula="of:=(2*[.J104])/((2*[.J104])+[.K104]+[.M104])" office:value-type="float" office:value="0.658511422254974" calcext:value-type="float">
            <text:p>0.6585</text:p>
          </table:table-cell>
          <table:table-cell table:style-name="ce106" table:formula="of:=(5*[.J104])/((5*[.J104])+(4*[.M104])+[.K104])" office:value-type="float" office:value="0.576456623832379" calcext:value-type="float">
            <text:p>0.5765</text:p>
          </table:table-cell>
          <table:table-cell office:value-type="float" office:value="15.8888888006173" calcext:value-type="float">
            <text:p>15.8888888006173</text:p>
          </table:table-cell>
          <table:table-cell office:value-type="float" office:value="0.5" calcext:value-type="float">
            <text:p>0.5</text:p>
          </table:table-cell>
          <table:table-cell office:value-type="float" office:value="6249" calcext:value-type="float">
            <text:p>6249</text:p>
          </table:table-cell>
          <table:table-cell office:value-type="float" office:value="1982" calcext:value-type="float">
            <text:p>1982</text:p>
          </table:table-cell>
          <table:table-cell office:value-type="float" office:value="5080" calcext:value-type="float">
            <text:p>5080</text:p>
          </table:table-cell>
          <table:table-cell office:value-type="float" office:value="6431" calcext:value-type="float">
            <text:p>6431</text:p>
          </table:table-cell>
          <table:table-cell table:style-name="ce106" table:formula="of:=([.V104]+[.X104])/([.V104]+[.W104]+[.X104]+[.Y104])" office:value-type="float" office:value="0.573852699827778" calcext:value-type="float">
            <text:p>0.5739</text:p>
          </table:table-cell>
          <table:table-cell table:style-name="ce106" table:formula="of:=[.V104]/([.V104]+[.W104])" office:value-type="float" office:value="0.759203012999636" calcext:value-type="float">
            <text:p>0.7592</text:p>
          </table:table-cell>
          <table:table-cell table:style-name="ce106" table:formula="of:=[.V104]/([.V104]+[.Y104])" office:value-type="float" office:value="0.49282334384858" calcext:value-type="float">
            <text:p>0.4928</text:p>
          </table:table-cell>
          <table:table-cell table:style-name="ce106" table:formula="of:=[.X104]/([.X104]+[.W104])" office:value-type="float" office:value="0.719342962333617" calcext:value-type="float">
            <text:p>0.7193</text:p>
          </table:table-cell>
          <table:table-cell table:style-name="ce106" table:formula="of:=(2*[.V104])/((2*[.V104])+[.W104]+[.Y104])" office:value-type="float" office:value="0.5976758643776" calcext:value-type="float">
            <text:p>0.5977</text:p>
          </table:table-cell>
          <table:table-cell table:style-name="ce106" table:formula="of:=(5*[.V104])/((5*[.V104])+(4*[.Y104])+[.W104])" office:value-type="float" office:value="0.530016454343438" calcext:value-type="float">
            <text:p>0.5300</text:p>
          </table:table-cell>
          <table:table-cell office:value-type="float" office:value="40.6111108854938" calcext:value-type="float">
            <text:p>40.6111108854938</text:p>
          </table:table-cell>
          <table:table-cell office:value-type="float" office:value="0.5" calcext:value-type="float">
            <text:p>0.5</text:p>
          </table:table-cell>
          <table:table-cell office:value-type="float" office:value="4762" calcext:value-type="float">
            <text:p>4762</text:p>
          </table:table-cell>
          <table:table-cell office:value-type="float" office:value="107" calcext:value-type="float">
            <text:p>107</text:p>
          </table:table-cell>
          <table:table-cell office:value-type="float" office:value="328" calcext:value-type="float">
            <text:p>328</text:p>
          </table:table-cell>
          <table:table-cell office:value-type="float" office:value="1052" calcext:value-type="float">
            <text:p>1052</text:p>
          </table:table-cell>
          <table:table-cell table:style-name="ce106" table:formula="of:=([.AH104]+[.AJ104])/([.AH104]+[.AI104]+[.AJ104]+[.AK104])" office:value-type="float" office:value="0.814530324851976" calcext:value-type="float">
            <text:p>0.8145</text:p>
          </table:table-cell>
          <table:table-cell office:value-type="float" office:value="0.84517347278114" calcext:value-type="float">
            <text:p>0.84517347278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5533" calcext:value-type="float">
            <text:p>5533</text:p>
          </table:table-cell>
          <table:table-cell office:value-type="float" office:value="662" calcext:value-type="float">
            <text:p>662</text:p>
          </table:table-cell>
          <table:table-cell office:value-type="float" office:value="5479" calcext:value-type="float">
            <text:p>5479</text:p>
          </table:table-cell>
          <table:table-cell office:value-type="float" office:value="7059" calcext:value-type="float">
            <text:p>7059</text:p>
          </table:table-cell>
          <table:table-cell table:style-name="ce107" table:formula="of:=([.J105]+[.L105])/([.J105]+[.K105]+[.L105]+[.M105])" office:value-type="float" office:value="0.587839641274756" calcext:value-type="float">
            <text:p>0.5878</text:p>
          </table:table-cell>
          <table:table-cell table:style-name="ce107" table:formula="of:=[.J105]/([.J105]+[.K105])" office:value-type="float" office:value="0.893139628732849" calcext:value-type="float">
            <text:p>0.8931</text:p>
          </table:table-cell>
          <table:table-cell table:style-name="ce107" table:formula="of:=[.J105]/([.J105]+[.M105])" office:value-type="float" office:value="0.439405972045743" calcext:value-type="float">
            <text:p>0.4394</text:p>
          </table:table-cell>
          <table:table-cell table:style-name="ce107" table:formula="of:=[.L105]/([.L105]+[.K105])" office:value-type="float" office:value="0.892199967432014" calcext:value-type="float">
            <text:p>0.8922</text:p>
          </table:table-cell>
          <table:table-cell table:style-name="ce107" table:formula="of:=(2*[.J105])/((2*[.J105])+[.K105]+[.M105])" office:value-type="float" office:value="0.589024325331346" calcext:value-type="float">
            <text:p>0.5890</text:p>
          </table:table-cell>
          <table:table-cell table:style-name="ce107" table:formula="of:=(5*[.J105])/((5*[.J105])+(4*[.M105])+[.K105])" office:value-type="float" office:value="0.489100648834044" calcext:value-type="float">
            <text:p>0.4891</text:p>
          </table:table-cell>
          <table:table-cell office:value-type="float" office:value="16.6666665740741" calcext:value-type="float">
            <text:p>16.6666665740741</text:p>
          </table:table-cell>
          <table:table-cell office:value-type="float" office:value="0.6" calcext:value-type="float">
            <text:p>0.6</text:p>
          </table:table-cell>
          <table:table-cell office:value-type="float" office:value="5256" calcext:value-type="float">
            <text:p>5256</text:p>
          </table:table-cell>
          <table:table-cell office:value-type="float" office:value="1103" calcext:value-type="float">
            <text:p>1103</text:p>
          </table:table-cell>
          <table:table-cell office:value-type="float" office:value="5479" calcext:value-type="float">
            <text:p>5479</text:p>
          </table:table-cell>
          <table:table-cell office:value-type="float" office:value="7424" calcext:value-type="float">
            <text:p>7424</text:p>
          </table:table-cell>
          <table:table-cell table:style-name="ce107" table:formula="of:=([.V105]+[.X105])/([.V105]+[.W105]+[.X105]+[.Y105])" office:value-type="float" office:value="0.557314920568996" calcext:value-type="float">
            <text:p>0.5573</text:p>
          </table:table-cell>
          <table:table-cell table:style-name="ce107" table:formula="of:=[.V105]/([.V105]+[.W105])" office:value-type="float" office:value="0.826545054253814" calcext:value-type="float">
            <text:p>0.8265</text:p>
          </table:table-cell>
          <table:table-cell table:style-name="ce107" table:formula="of:=[.V105]/([.V105]+[.Y105])" office:value-type="float" office:value="0.414511041009464" calcext:value-type="float">
            <text:p>0.4145</text:p>
          </table:table-cell>
          <table:table-cell table:style-name="ce107" table:formula="of:=[.X105]/([.X105]+[.W105])" office:value-type="float" office:value="0.832421756305074" calcext:value-type="float">
            <text:p>0.8324</text:p>
          </table:table-cell>
          <table:table-cell table:style-name="ce107" table:formula="of:=(2*[.V105])/((2*[.V105])+[.W105]+[.Y105])" office:value-type="float" office:value="0.552129838752035" calcext:value-type="float">
            <text:p>0.5521</text:p>
          </table:table-cell>
          <table:table-cell table:style-name="ce107" table:formula="of:=(5*[.V105])/((5*[.V105])+(4*[.Y105])+[.W105])" office:value-type="float" office:value="0.460414513218522" calcext:value-type="float">
            <text:p>0.4604</text:p>
          </table:table-cell>
          <table:table-cell office:value-type="float" office:value="42.444444208642" calcext:value-type="float">
            <text:p>42.444444208642</text:p>
          </table:table-cell>
          <table:table-cell office:value-type="float" office:value="0.6" calcext:value-type="float">
            <text:p>0.6</text:p>
          </table:table-cell>
          <table:table-cell office:value-type="float" office:value="4103" calcext:value-type="float">
            <text:p>4103</text:p>
          </table:table-cell>
          <table:table-cell office:value-type="float" office:value="58" calcext:value-type="float">
            <text:p>58</text:p>
          </table:table-cell>
          <table:table-cell office:value-type="float" office:value="313" calcext:value-type="float">
            <text:p>313</text:p>
          </table:table-cell>
          <table:table-cell office:value-type="float" office:value="782" calcext:value-type="float">
            <text:p>782</text:p>
          </table:table-cell>
          <table:table-cell table:style-name="ce107" table:formula="of:=([.AH105]+[.AJ105])/([.AH105]+[.AI105]+[.AJ105]+[.AK105])" office:value-type="float" office:value="0.840182648401826" calcext:value-type="float">
            <text:p>0.8402</text:p>
          </table:table-cell>
          <table:table-cell office:value-type="float" office:value="0.852855076004622" calcext:value-type="float">
            <text:p>0.85285507600462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4354" calcext:value-type="float">
            <text:p>4354</text:p>
          </table:table-cell>
          <table:table-cell office:value-type="float" office:value="338" calcext:value-type="float">
            <text:p>338</text:p>
          </table:table-cell>
          <table:table-cell office:value-type="float" office:value="5803" calcext:value-type="float">
            <text:p>5803</text:p>
          </table:table-cell>
          <table:table-cell office:value-type="float" office:value="8238" calcext:value-type="float">
            <text:p>8238</text:p>
          </table:table-cell>
          <table:table-cell table:style-name="ce106" table:formula="of:=([.J106]+[.L106])/([.J106]+[.K106]+[.L106]+[.M106])" office:value-type="float" office:value="0.542198259755512" calcext:value-type="float">
            <text:p>0.5422</text:p>
          </table:table-cell>
          <table:table-cell table:style-name="ce106" table:formula="of:=[.J106]/([.J106]+[.K106])" office:value-type="float" office:value="0.927962489343564" calcext:value-type="float">
            <text:p>0.9280</text:p>
          </table:table-cell>
          <table:table-cell table:style-name="ce106" table:formula="of:=[.J106]/([.J106]+[.M106])" office:value-type="float" office:value="0.345775095298602" calcext:value-type="float">
            <text:p>0.3458</text:p>
          </table:table-cell>
          <table:table-cell table:style-name="ce106" table:formula="of:=[.L106]/([.L106]+[.K106])" office:value-type="float" office:value="0.944960104217554" calcext:value-type="float">
            <text:p>0.9450</text:p>
          </table:table-cell>
          <table:table-cell table:style-name="ce106" table:formula="of:=(2*[.J106])/((2*[.J106])+[.K106]+[.M106])" office:value-type="float" office:value="0.503818560518399" calcext:value-type="float">
            <text:p>0.5038</text:p>
          </table:table-cell>
          <table:table-cell table:style-name="ce106" table:formula="of:=(5*[.J106])/((5*[.J106])+(4*[.M106])+[.K106])" office:value-type="float" office:value="0.395386850708318" calcext:value-type="float">
            <text:p>0.3954</text:p>
          </table:table-cell>
          <table:table-cell office:value-type="float" office:value="21.3888887700617" calcext:value-type="float">
            <text:p>21.3888887700617</text:p>
          </table:table-cell>
          <table:table-cell office:value-type="float" office:value="0.7" calcext:value-type="float">
            <text:p>0.7</text:p>
          </table:table-cell>
          <table:table-cell office:value-type="float" office:value="4209" calcext:value-type="float">
            <text:p>4209</text:p>
          </table:table-cell>
          <table:table-cell office:value-type="float" office:value="520" calcext:value-type="float">
            <text:p>520</text:p>
          </table:table-cell>
          <table:table-cell office:value-type="float" office:value="5803" calcext:value-type="float">
            <text:p>5803</text:p>
          </table:table-cell>
          <table:table-cell office:value-type="float" office:value="8471" calcext:value-type="float">
            <text:p>8471</text:p>
          </table:table-cell>
          <table:table-cell table:style-name="ce106" table:formula="of:=([.V106]+[.X106])/([.V106]+[.W106]+[.X106]+[.Y106])" office:value-type="float" office:value="0.526864179340104" calcext:value-type="float">
            <text:p>0.5269</text:p>
          </table:table-cell>
          <table:table-cell table:style-name="ce106" table:formula="of:=[.V106]/([.V106]+[.W106])" office:value-type="float" office:value="0.890040177627405" calcext:value-type="float">
            <text:p>0.8900</text:p>
          </table:table-cell>
          <table:table-cell table:style-name="ce106" table:formula="of:=[.V106]/([.V106]+[.Y106])" office:value-type="float" office:value="0.331940063091483" calcext:value-type="float">
            <text:p>0.3319</text:p>
          </table:table-cell>
          <table:table-cell table:style-name="ce106" table:formula="of:=[.X106]/([.X106]+[.W106])" office:value-type="float" office:value="0.91776055669777" calcext:value-type="float">
            <text:p>0.9178</text:p>
          </table:table-cell>
          <table:table-cell table:style-name="ce106" table:formula="of:=(2*[.V106])/((2*[.V106])+[.W106]+[.Y106])" office:value-type="float" office:value="0.483542995002585" calcext:value-type="float">
            <text:p>0.4835</text:p>
          </table:table-cell>
          <table:table-cell table:style-name="ce106" table:formula="of:=(5*[.V106])/((5*[.V106])+(4*[.Y106])+[.W106])" office:value-type="float" office:value="0.379537953795379" calcext:value-type="float">
            <text:p>0.3795</text:p>
          </table:table-cell>
          <table:table-cell office:value-type="float" office:value="50.0555552774691" calcext:value-type="float">
            <text:p>50.0555552774691</text:p>
          </table:table-cell>
          <table:table-cell office:value-type="float" office:value="0.7" calcext:value-type="float">
            <text:p>0.7</text:p>
          </table:table-cell>
          <table:table-cell office:value-type="float" office:value="3397" calcext:value-type="float">
            <text:p>3397</text:p>
          </table:table-cell>
          <table:table-cell office:value-type="float" office:value="24" calcext:value-type="float">
            <text:p>24</text:p>
          </table:table-cell>
          <table:table-cell office:value-type="float" office:value="301" calcext:value-type="float">
            <text:p>301</text:p>
          </table:table-cell>
          <table:table-cell office:value-type="float" office:value="487" calcext:value-type="float">
            <text:p>487</text:p>
          </table:table-cell>
          <table:table-cell table:style-name="ce106" table:formula="of:=([.AH106]+[.AJ106])/([.AH106]+[.AI106]+[.AJ106]+[.AK106])" office:value-type="float" office:value="0.878593490140176" calcext:value-type="float">
            <text:p>0.8786</text:p>
          </table:table-cell>
          <table:table-cell office:value-type="float" office:value="0.890840384866598" calcext:value-type="float">
            <text:p>0.8908403848665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3178" calcext:value-type="float">
            <text:p>3178</text:p>
          </table:table-cell>
          <table:table-cell office:value-type="float" office:value="72" calcext:value-type="float">
            <text:p>72</text:p>
          </table:table-cell>
          <table:table-cell office:value-type="float" office:value="6069" calcext:value-type="float">
            <text:p>6069</text:p>
          </table:table-cell>
          <table:table-cell office:value-type="float" office:value="9414" calcext:value-type="float">
            <text:p>9414</text:p>
          </table:table-cell>
          <table:table-cell table:style-name="ce108" table:formula="of:=([.J107]+[.L107])/([.J107]+[.K107]+[.L107]+[.M107])" office:value-type="float" office:value="0.49362088293386" calcext:value-type="float">
            <text:p>0.4936</text:p>
          </table:table-cell>
          <table:table-cell table:style-name="ce107" table:formula="of:=[.J107]/([.J107]+[.K107])" office:value-type="float" office:value="0.977846153846154" calcext:value-type="float">
            <text:p>0.9778</text:p>
          </table:table-cell>
          <table:table-cell table:style-name="ce107" table:formula="of:=[.J107]/([.J107]+[.M107])" office:value-type="float" office:value="0.252382465057179" calcext:value-type="float">
            <text:p>0.2524</text:p>
          </table:table-cell>
          <table:table-cell table:style-name="ce107" table:formula="of:=[.L107]/([.L107]+[.K107])" office:value-type="float" office:value="0.988275525158769" calcext:value-type="float">
            <text:p>0.9883</text:p>
          </table:table-cell>
          <table:table-cell table:style-name="ce107" table:formula="of:=(2*[.J107])/((2*[.J107])+[.K107]+[.M107])" office:value-type="float" office:value="0.401211968185835" calcext:value-type="float">
            <text:p>0.4012</text:p>
          </table:table-cell>
          <table:table-cell table:style-name="ce107" table:formula="of:=(5*[.J107])/((5*[.J107])+(4*[.M107])+[.K107])" office:value-type="float" office:value="0.296355701443545" calcext:value-type="float">
            <text:p>0.2964</text:p>
          </table:table-cell>
          <table:table-cell office:value-type="float" office:value="67.764705483737" calcext:value-type="float">
            <text:p>67.764705483737</text:p>
          </table:table-cell>
          <table:table-cell office:value-type="float" office:value="0.8" calcext:value-type="float">
            <text:p>0.8</text:p>
          </table:table-cell>
          <table:table-cell office:value-type="float" office:value="3147" calcext:value-type="float">
            <text:p>3147</text:p>
          </table:table-cell>
          <table:table-cell office:value-type="float" office:value="108" calcext:value-type="float">
            <text:p>108</text:p>
          </table:table-cell>
          <table:table-cell office:value-type="float" office:value="6069" calcext:value-type="float">
            <text:p>6069</text:p>
          </table:table-cell>
          <table:table-cell office:value-type="float" office:value="9533" calcext:value-type="float">
            <text:p>9533</text:p>
          </table:table-cell>
          <table:table-cell table:style-name="ce108" table:formula="of:=([.V107]+[.X107])/([.V107]+[.W107]+[.X107]+[.Y107])" office:value-type="float" office:value="0.488730975234661" calcext:value-type="float">
            <text:p>0.4887</text:p>
          </table:table-cell>
          <table:table-cell table:style-name="ce107" table:formula="of:=[.V107]/([.V107]+[.W107])" office:value-type="float" office:value="0.966820276497696" calcext:value-type="float">
            <text:p>0.9668</text:p>
          </table:table-cell>
          <table:table-cell table:style-name="ce107" table:formula="of:=[.V107]/([.V107]+[.Y107])" office:value-type="float" office:value="0.248186119873817" calcext:value-type="float">
            <text:p>0.2482</text:p>
          </table:table-cell>
          <table:table-cell table:style-name="ce107" table:formula="of:=[.X107]/([.X107]+[.W107])" office:value-type="float" office:value="0.98251578436134" calcext:value-type="float">
            <text:p>0.9825</text:p>
          </table:table-cell>
          <table:table-cell table:style-name="ce107" table:formula="of:=(2*[.V107])/((2*[.V107])+[.W107]+[.Y107])" office:value-type="float" office:value="0.394979604643866" calcext:value-type="float">
            <text:p>0.3950</text:p>
          </table:table-cell>
          <table:table-cell table:style-name="ce107" table:formula="of:=(5*[.V107])/((5*[.V107])+(4*[.Y107])+[.W107])" office:value-type="float" office:value="0.291523853635943" calcext:value-type="float">
            <text:p>0.2915</text:p>
          </table:table-cell>
          <table:table-cell office:value-type="float" office:value="96.9374993941406" calcext:value-type="float">
            <text:p>96.9374993941406</text:p>
          </table:table-cell>
          <table:table-cell office:value-type="float" office:value="0.8" calcext:value-type="float">
            <text:p>0.8</text:p>
          </table:table-cell>
          <table:table-cell office:value-type="float" office:value="2632" calcext:value-type="float">
            <text:p>2632</text:p>
          </table:table-cell>
          <table:table-cell office:value-type="float" office:value="11" calcext:value-type="float">
            <text:p>11</text:p>
          </table:table-cell>
          <table:table-cell office:value-type="float" office:value="282" calcext:value-type="float">
            <text:p>282</text:p>
          </table:table-cell>
          <table:table-cell office:value-type="float" office:value="222" calcext:value-type="float">
            <text:p>222</text:p>
          </table:table-cell>
          <table:table-cell table:style-name="ce108" table:formula="of:=([.AH107]+[.AJ107])/([.AH107]+[.AI107]+[.AJ107]+[.AK107])" office:value-type="float" office:value="0.925961232920241" calcext:value-type="float">
            <text:p>0.9260</text:p>
          </table:table-cell>
          <table:table-cell office:value-type="float" office:value="0.809987206427186" calcext:value-type="float">
            <text:p>0.80998720642718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317" calcext:value-type="float">
            <text:p>11317</text:p>
          </table:table-cell>
          <table:table-cell table:style-name="ce106" table:formula="of:=([.J108]+[.L108])/([.J108]+[.K108]+[.L108]+[.M108])" office:value-type="float" office:value="0.395878930230075" calcext:value-type="float">
            <text:p>0.3959</text:p>
          </table:table-cell>
          <table:table-cell table:style-name="ce106" table:formula="of:=[.J108]/([.J108]+[.K108])" office:value-type="float" office:value="1" calcext:value-type="float">
            <text:p>1.0000</text:p>
          </table:table-cell>
          <table:table-cell table:style-name="ce106" table:formula="of:=[.J108]/([.J108]+[.M108])" office:value-type="float" office:value="0.101254764930114" calcext:value-type="float">
            <text:p>0.1013</text:p>
          </table:table-cell>
          <table:table-cell table:style-name="ce106" table:formula="of:=[.L108]/([.L108]+[.K108])" office:value-type="float" office:value="1" calcext:value-type="float">
            <text:p>1.0000</text:p>
          </table:table-cell>
          <table:table-cell table:style-name="ce106" table:formula="of:=(2*[.J108])/((2*[.J108])+[.K108]+[.M108])" office:value-type="float" office:value="0.183889810341098" calcext:value-type="float">
            <text:p>0.1839</text:p>
          </table:table-cell>
          <table:table-cell table:style-name="ce106" table:formula="of:=(5*[.J108])/((5*[.J108])+(4*[.M108])+[.K108])" office:value-type="float" office:value="0.123443641926302" calcext:value-type="float">
            <text:p>0.1234</text:p>
          </table:table-cell>
          <table:table-cell office:value-type="float" office:value="160.499998853571" calcext:value-type="float">
            <text:p>160.499998853571</text:p>
          </table:table-cell>
          <table:table-cell office:value-type="float" office:value="0.9" calcext:value-type="float">
            <text:p>0.9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05" calcext:value-type="float">
            <text:p>11405</text:p>
          </table:table-cell>
          <table:table-cell table:style-name="ce106" table:formula="of:=([.V108]+[.X108])/([.V108]+[.W108]+[.X108]+[.Y108])" office:value-type="float" office:value="0.394027947505446" calcext:value-type="float">
            <text:p>0.3940</text:p>
          </table:table-cell>
          <table:table-cell table:style-name="ce106" table:formula="of:=[.V108]/([.V108]+[.W108])" office:value-type="float" office:value="1" calcext:value-type="float">
            <text:p>1.0000</text:p>
          </table:table-cell>
          <table:table-cell table:style-name="ce106" table:formula="of:=[.V108]/([.V108]+[.Y108])" office:value-type="float" office:value="0.100552050473186" calcext:value-type="float">
            <text:p>0.1006</text:p>
          </table:table-cell>
          <table:table-cell table:style-name="ce106" table:formula="of:=[.X108]/([.X108]+[.W108])" office:value-type="float" office:value="1" calcext:value-type="float">
            <text:p>1.0000</text:p>
          </table:table-cell>
          <table:table-cell table:style-name="ce106" table:formula="of:=(2*[.V108])/((2*[.V108])+[.W108]+[.Y108])" office:value-type="float" office:value="0.182730204227875" calcext:value-type="float">
            <text:p>0.1827</text:p>
          </table:table-cell>
          <table:table-cell table:style-name="ce106" table:formula="of:=(5*[.V108])/((5*[.V108])+(4*[.Y108])+[.W108])" office:value-type="float" office:value="0.122607943071449" calcext:value-type="float">
            <text:p>0.1226</text:p>
          </table:table-cell>
          <table:table-cell office:value-type="float" office:value="160.499998853571" calcext:value-type="float">
            <text:p>160.499998853571</text:p>
          </table:table-cell>
          <table:table-cell office:value-type="float" office:value="0.9" calcext:value-type="float">
            <text:p>0.9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style-name="ce106" table:formula="of:=([.AH108]+[.AJ108])/([.AH108]+[.AI108]+[.AJ108]+[.AK108])" office:value-type="float" office:value="0.991372549019608" calcext:value-type="float">
            <text:p>0.9914</text:p>
          </table:table-cell>
          <table:table-cell office:value-type="float" office:value="0.744107744107744" calcext:value-type="float">
            <text:p>0.744107744107744</text:p>
          </table:table-cell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1:32:34.583258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1-08T11:36:38.335017460</dc:date>
    <meta:editing-duration>PT10H20M22S</meta:editing-duration>
    <meta:editing-cycles>44</meta:editing-cycles>
    <meta:generator>LibreOffice/6.0.7.3$Linux_X86_64 LibreOffice_project/00m0$Build-3</meta:generator>
    <meta:document-statistic meta:table-count="1" meta:cell-count="1962" meta:object-count="0"/>
  </office:meta>
</office:document-meta>
</file>